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2" style:family="table-column">
      <style:table-column-properties fo:break-before="auto" style:column-width="1.3902in"/>
    </style:style>
    <style:style style:name="co83" style:family="table-column">
      <style:table-column-properties fo:break-before="auto" style:column-width="1.5256in"/>
    </style:style>
    <style:style style:name="co84" style:family="table-column">
      <style:table-column-properties fo:break-before="auto" style:column-width="0.5217in"/>
    </style:style>
    <style:style style:name="co102" style:family="table-column">
      <style:table-column-properties fo:break-before="auto" style:column-width="0.5126in"/>
    </style:style>
    <style:style style:name="co27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103" style:family="table-column">
      <style:table-column-properties fo:break-before="auto" style:column-width="0.5319in"/>
    </style:style>
    <style:style style:name="co104" style:family="table-column">
      <style:table-column-properties fo:break-before="auto" style:column-width="0.7929in"/>
    </style:style>
    <style:style style:name="co105" style:family="table-column">
      <style:table-column-properties fo:break-before="auto" style:column-width="0.7063in"/>
    </style:style>
    <style:style style:name="co106" style:family="table-column">
      <style:table-column-properties fo:break-before="auto" style:column-width="0.628in"/>
    </style:style>
    <style:style style:name="co107" style:family="table-column">
      <style:table-column-properties fo:break-before="auto" style:column-width="0.3874in"/>
    </style:style>
    <style:style style:name="co108" style:family="table-column">
      <style:table-column-properties fo:break-before="auto" style:column-width="0.3484in"/>
    </style:style>
    <style:style style:name="co109" style:family="table-column">
      <style:table-column-properties fo:break-before="auto" style:column-width="0.3764in"/>
    </style:style>
    <style:style style:name="co110" style:family="table-column">
      <style:table-column-properties fo:break-before="auto" style:column-width="1.002in"/>
    </style:style>
    <style:style style:name="co111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112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20" style:family="table-column">
      <style:table-column-properties fo:break-before="auto" style:column-width="6.0535in"/>
    </style:style>
    <style:style style:name="co39" style:family="table-column">
      <style:table-column-properties fo:break-before="auto" style:column-width="0.9492in"/>
    </style:style>
    <style:style style:name="co40" style:family="table-column">
      <style:table-column-properties fo:break-before="auto" style:column-width="0.7319in"/>
    </style:style>
    <style:style style:name="co42" style:family="table-column">
      <style:table-column-properties fo:break-before="auto" style:column-width="0.4335in"/>
    </style:style>
    <style:style style:name="co43" style:family="table-column">
      <style:table-column-properties fo:break-before="auto" style:column-width="0.4327in"/>
    </style:style>
    <style:style style:name="co44" style:family="table-column">
      <style:table-column-properties fo:break-before="auto" style:column-width="0.2071in"/>
    </style:style>
    <style:style style:name="co45" style:family="table-column">
      <style:table-column-properties fo:break-before="auto" style:column-width="1.5744in"/>
    </style:style>
    <style:style style:name="co46" style:family="table-column">
      <style:table-column-properties fo:break-before="auto" style:column-width="0.4945in"/>
    </style:style>
    <style:style style:name="co47" style:family="table-column">
      <style:table-column-properties fo:break-before="auto" style:column-width="0.502in"/>
    </style:style>
    <style:style style:name="co48" style:family="table-column">
      <style:table-column-properties fo:break-before="auto" style:column-width="1.9409in"/>
    </style:style>
    <style:style style:name="co49" style:family="table-column">
      <style:table-column-properties fo:break-before="auto" style:column-width="1.7189in"/>
    </style:style>
    <style:style style:name="co50" style:family="table-column">
      <style:table-column-properties fo:break-before="auto" style:column-width="1.0264in"/>
    </style:style>
    <style:style style:name="co51" style:family="table-column">
      <style:table-column-properties fo:break-before="auto" style:column-width="0.6953in"/>
    </style:style>
    <style:style style:name="co52" style:family="table-column">
      <style:table-column-properties fo:break-before="auto" style:column-width="0.8035in"/>
    </style:style>
    <style:style style:name="co53" style:family="table-column">
      <style:table-column-properties fo:break-before="auto" style:column-width="0.4783in"/>
    </style:style>
    <style:style style:name="co54" style:family="table-column">
      <style:table-column-properties fo:break-before="auto" style:column-width="1.278in"/>
    </style:style>
    <style:style style:name="co55" style:family="table-column">
      <style:table-column-properties fo:break-before="auto" style:column-width="2.65in"/>
    </style:style>
    <style:style style:name="co56" style:family="table-column">
      <style:table-column-properties fo:break-before="auto" style:column-width="1.1429in"/>
    </style:style>
    <style:style style:name="co57" style:family="table-column">
      <style:table-column-properties fo:break-before="auto" style:column-width="0.9953in"/>
    </style:style>
    <style:style style:name="co58" style:family="table-column">
      <style:table-column-properties fo:break-before="auto" style:column-width="3.0402in"/>
    </style:style>
    <style:style style:name="co59" style:family="table-column">
      <style:table-column-properties fo:break-before="auto" style:column-width="0.55in"/>
    </style:style>
    <style:style style:name="co60" style:family="table-column">
      <style:table-column-properties fo:break-before="auto" style:column-width="1.5181in"/>
    </style:style>
    <style:style style:name="co61" style:family="table-column">
      <style:table-column-properties fo:break-before="auto" style:column-width="0.6429in"/>
    </style:style>
    <style:style style:name="co62" style:family="table-column">
      <style:table-column-properties fo:break-before="auto" style:column-width="0.7035in"/>
    </style:style>
    <style:style style:name="co63" style:family="table-column">
      <style:table-column-properties fo:break-before="auto" style:column-width="0.9201in"/>
    </style:style>
    <style:style style:name="co64" style:family="table-column">
      <style:table-column-properties fo:break-before="auto" style:column-width="0.9083in"/>
    </style:style>
    <style:style style:name="co66" style:family="table-column">
      <style:table-column-properties fo:break-before="auto" style:column-width="1.0228in"/>
    </style:style>
    <style:style style:name="co67" style:family="table-column">
      <style:table-column-properties fo:break-before="auto" style:column-width="0.5256in"/>
    </style:style>
    <style:style style:name="co68" style:family="table-column">
      <style:table-column-properties fo:break-before="auto" style:column-width="0.9146in"/>
    </style:style>
    <style:style style:name="co69" style:family="table-column">
      <style:table-column-properties fo:break-before="auto" style:column-width="1.028in"/>
    </style:style>
    <style:style style:name="co70" style:family="table-column">
      <style:table-column-properties fo:break-before="auto" style:column-width="1.0161in"/>
    </style:style>
    <style:style style:name="co71" style:family="table-column">
      <style:table-column-properties fo:break-before="auto" style:column-width="1.0925in"/>
    </style:style>
    <style:style style:name="co72" style:family="table-column">
      <style:table-column-properties fo:break-before="auto" style:column-width="0.9445in"/>
    </style:style>
    <style:style style:name="co73" style:family="table-column">
      <style:table-column-properties fo:break-before="auto" style:column-width="0.9563in"/>
    </style:style>
    <style:style style:name="co74" style:family="table-column">
      <style:table-column-properties fo:break-before="auto" style:column-width="0.6992in"/>
    </style:style>
    <style:style style:name="co75" style:family="table-column">
      <style:table-column-properties fo:break-before="auto" style:column-width="0.6091in"/>
    </style:style>
    <style:style style:name="co76" style:family="table-column">
      <style:table-column-properties fo:break-before="auto" style:column-width="0.5902in"/>
    </style:style>
    <style:style style:name="co77" style:family="table-column">
      <style:table-column-properties fo:break-before="auto" style:column-width="0.6362in"/>
    </style:style>
    <style:style style:name="co78" style:family="table-column">
      <style:table-column-properties fo:break-before="auto" style:column-width="0.4965in"/>
    </style:style>
    <style:style style:name="co79" style:family="table-column">
      <style:table-column-properties fo:break-before="auto" style:column-width="0.5181in"/>
    </style:style>
    <style:style style:name="co80" style:family="table-column">
      <style:table-column-properties fo:break-before="auto" style:column-width="0.4811in"/>
    </style:style>
    <style:style style:name="co81" style:family="table-column">
      <style:table-column-properties fo:break-before="auto" style:column-width="0.4902in"/>
    </style:style>
    <style:style style:name="co113" style:family="table-column">
      <style:table-column-properties fo:break-before="auto" style:column-width="1.2102in"/>
    </style:style>
    <style:style style:name="co114" style:family="table-column">
      <style:table-column-properties fo:break-before="auto" style:column-width="0.6535in"/>
    </style:style>
    <style:style style:name="co115" style:family="table-column">
      <style:table-column-properties fo:break-before="auto" style:column-width="0.5244in"/>
    </style:style>
    <style:style style:name="co116" style:family="table-column">
      <style:table-column-properties fo:break-before="auto" style:column-width="0.4744in"/>
    </style:style>
    <style:style style:name="co117" style:family="table-column">
      <style:table-column-properties fo:break-before="auto" style:column-width="0.5063in"/>
    </style:style>
    <style:style style:name="co118" style:family="table-column">
      <style:table-column-properties fo:break-before="auto" style:column-width="0.5134in"/>
    </style:style>
    <style:style style:name="co119" style:family="table-column">
      <style:table-column-properties fo:break-before="auto" style:column-width="0.3165in"/>
    </style:style>
    <style:style style:name="co121" style:family="table-column">
      <style:table-column-properties fo:break-before="auto" style:column-width="0.6638in"/>
    </style:style>
    <style:style style:name="co122" style:family="table-column">
      <style:table-column-properties fo:break-before="auto" style:column-width="1.0898in"/>
    </style:style>
    <style:style style:name="co123" style:family="table-column">
      <style:table-column-properties fo:break-before="auto" style:column-width="0.4972in"/>
    </style:style>
    <style:style style:name="co124" style:family="table-column">
      <style:table-column-properties fo:break-before="auto" style:column-width="0.4839in"/>
    </style:style>
    <style:style style:name="co125" style:family="table-column">
      <style:table-column-properties fo:break-before="auto" style:column-width="1.5075in"/>
    </style:style>
    <style:style style:name="co126" style:family="table-column">
      <style:table-column-properties fo:break-before="auto" style:column-width="1.2953in"/>
    </style:style>
    <style:style style:name="co127" style:family="table-column">
      <style:table-column-properties fo:break-before="auto" style:column-width="1.3429in"/>
    </style:style>
    <style:style style:name="co128" style:family="table-column">
      <style:table-column-properties fo:break-before="auto" style:column-width="1.2465in"/>
    </style:style>
    <style:style style:name="co129" style:family="table-column">
      <style:table-column-properties fo:break-before="auto" style:column-width="2.1772in"/>
    </style:style>
    <style:style style:name="co130" style:family="table-column">
      <style:table-column-properties fo:break-before="auto" style:column-width="0.3862in"/>
    </style:style>
    <style:style style:name="co131" style:family="table-column">
      <style:table-column-properties fo:break-before="auto" style:column-width="1.8071in"/>
    </style:style>
    <style:style style:name="co132" style:family="table-column">
      <style:table-column-properties fo:break-before="auto" style:column-width="1.0374in"/>
    </style:style>
    <style:style style:name="co133" style:family="table-column">
      <style:table-column-properties fo:break-before="auto" style:column-width="1.7339in"/>
    </style:style>
    <style:style style:name="co134" style:family="table-column">
      <style:table-column-properties fo:break-before="auto" style:column-width="0.7126in"/>
    </style:style>
    <style:style style:name="co135" style:family="table-column">
      <style:table-column-properties fo:break-before="auto" style:column-width="0.3752in"/>
    </style:style>
    <style:style style:name="co136" style:family="table-column">
      <style:table-column-properties fo:break-before="auto" style:column-width="2.3283in"/>
    </style:style>
    <style:style style:name="co137" style:family="table-column">
      <style:table-column-properties fo:break-before="auto" style:column-width="0.2744in"/>
    </style:style>
    <style:style style:name="co138" style:family="table-column">
      <style:table-column-properties fo:break-before="auto" style:column-width="0.2138in"/>
    </style:style>
    <style:style style:name="co139" style:family="table-column">
      <style:table-column-properties fo:break-before="auto" style:column-width="2.0472in"/>
    </style:style>
    <style:style style:name="co140" style:family="table-column">
      <style:table-column-properties fo:break-before="auto" style:column-width="0.5457in"/>
    </style:style>
    <style:style style:name="co141" style:family="table-column">
      <style:table-column-properties fo:break-before="auto" style:column-width="0.652in"/>
    </style:style>
    <style:style style:name="co142" style:family="table-column">
      <style:table-column-properties fo:break-before="auto" style:column-width="0.5701in"/>
    </style:style>
    <style:style style:name="co143" style:family="table-column">
      <style:table-column-properties fo:break-before="auto" style:column-width="0.5819in"/>
    </style:style>
    <style:style style:name="co144" style:family="table-column">
      <style:table-column-properties fo:break-before="auto" style:column-width="0.7264in"/>
    </style:style>
    <style:style style:name="co145" style:family="table-column">
      <style:table-column-properties fo:break-before="auto" style:column-width="0.6272in"/>
    </style:style>
    <style:style style:name="co146" style:family="table-column">
      <style:table-column-properties fo:break-before="auto" style:column-width="0.5472in"/>
    </style:style>
    <style:style style:name="co147" style:family="table-column">
      <style:table-column-properties fo:break-before="auto" style:column-width="0.6661in"/>
    </style:style>
    <style:style style:name="co148" style:family="table-column">
      <style:table-column-properties fo:break-before="auto" style:column-width="1.4209in"/>
    </style:style>
    <style:style style:name="co149" style:family="table-column">
      <style:table-column-properties fo:break-before="auto" style:column-width="1.0138in"/>
    </style:style>
    <style:style style:name="co150" style:family="table-column">
      <style:table-column-properties fo:break-before="auto" style:column-width="0.8307in"/>
    </style:style>
    <style:style style:name="co151" style:family="table-column">
      <style:table-column-properties fo:break-before="auto" style:column-width="0.8492in"/>
    </style:style>
    <style:style style:name="co152" style:family="table-column">
      <style:table-column-properties fo:break-before="auto" style:column-width="0.4728in"/>
    </style:style>
    <style:style style:name="co153" style:family="table-column">
      <style:table-column-properties fo:break-before="auto" style:column-width="1.6992in"/>
    </style:style>
    <style:style style:name="co154" style:family="table-column">
      <style:table-column-properties fo:break-before="auto" style:column-width="0.7244in"/>
    </style:style>
    <style:style style:name="co155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42" style:family="table-row">
      <style:table-row-properties style:row-height="0.352in" fo:break-before="auto" style:use-optimal-row-height="true"/>
    </style:style>
    <style:style style:name="ro43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44" style:family="table-row">
      <style:table-row-properties style:row-height="0.8492in" fo:break-before="auto" style:use-optimal-row-height="true"/>
    </style:style>
    <style:style style:name="ro34" style:family="table-row">
      <style:table-row-properties style:row-height="0.1862in" fo:break-before="auto" style:use-optimal-row-height="true"/>
    </style:style>
    <style:style style:name="ro45" style:family="table-row">
      <style:table-row-properties style:row-height="0.5181in" fo:break-before="auto" style:use-optimal-row-height="true"/>
    </style:style>
    <style:style style:name="ro46" style:family="table-row">
      <style:table-row-properties style:row-height="0.3898in" fo:break-before="auto" style:use-optimal-row-height="true"/>
    </style:style>
    <style:style style:name="ro3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21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4071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2083in" fo:break-before="auto" style:use-optimal-row-height="tru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2071in" fo:break-before="auto" style:use-optimal-row-height="false"/>
    </style:style>
    <style:style style:name="ro39" style:family="table-row">
      <style:table-row-properties style:row-height="0.2693in" fo:break-before="auto" style:use-optimal-row-height="tru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1965in" fo:break-before="auto" style:use-optimal-row-height="false"/>
    </style:style>
    <style:style style:name="ro47" style:family="table-row">
      <style:table-row-properties style:row-height="0.2244in" fo:break-before="auto" style:use-optimal-row-height="true"/>
    </style:style>
    <style:style style:name="ro48" style:family="table-row">
      <style:table-row-properties style:row-height="0.1835in" fo:break-before="auto" style:use-optimal-row-height="true"/>
    </style:style>
    <style:style style:name="ro49" style:family="table-row">
      <style:table-row-properties style:row-height="0.2071in" fo:break-before="auto" style:use-optimal-row-height="true"/>
    </style:style>
    <style:style style:name="ro50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7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6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86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9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933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9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96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033" style:family="table-cell" style:parent-style-name="Default">
      <style:table-cell-properties fo:border="none" style:vertical-align="middle"/>
      <style:text-properties style:font-name="Avenir3"/>
    </style:style>
    <style:style style:name="ce22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24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4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249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250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251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252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253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254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256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7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2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2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9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61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4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6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4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4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48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340" style:family="table-cell" style:parent-style-name="Default">
      <style:table-cell-properties fo:border="0.74pt solid #000000" style:vertical-align="middle"/>
    </style:style>
    <style:style style:name="ce552" style:family="table-cell" style:parent-style-name="Default">
      <style:table-cell-properties style:vertical-align="middle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862" style:family="table-cell" style:parent-style-name="Default">
      <style:table-cell-properties fo:background-color="transparent" style:vertical-align="middle"/>
      <style:text-properties style:font-name="Avenir3"/>
    </style:style>
    <style:style style:name="ce9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6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991" style:family="table-cell" style:parent-style-name="Default">
      <style:table-cell-properties fo:border="none" style:vertical-align="middle"/>
    </style:style>
    <style:style style:name="ce216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165" style:family="table-cell" style:parent-style-name="Default">
      <style:table-cell-properties style:vertical-align="middle"/>
      <style:text-properties style:font-name="Avenir1"/>
    </style:style>
    <style:style style:name="ce216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167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1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9" style:family="table-cell" style:parent-style-name="Default">
      <style:table-cell-properties style:vertical-align="middle"/>
      <style:text-properties style:font-name="Avenir6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18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1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8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8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9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9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9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4" style:family="table-cell" style:parent-style-name="Default">
      <style:table-cell-properties fo:background-color="transparent" style:vertical-align="middle"/>
      <style:text-properties style:font-name="Avenir1"/>
    </style:style>
    <style:style style:name="ce219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196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vertical-align="middle"/>
      <style:text-properties style:use-window-font-color="true" style:font-name="Avenir1"/>
    </style:style>
    <style:style style:name="ce219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9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20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2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20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20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2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7" style:family="table-cell" style:parent-style-name="Default">
      <style:text-properties fo:font-size="8pt" style:font-size-asian="8pt" style:font-size-complex="8pt"/>
    </style:style>
    <style:style style:name="ce5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08" style:family="table-cell" style:parent-style-name="Default">
      <style:table-cell-properties fo:wrap-option="no-wrap" style:vertical-align="middle"/>
    </style:style>
    <style:style style:name="ce2209" style:family="table-cell" style:parent-style-name="Default">
      <style:table-cell-properties fo:wrap-option="wrap" style:vertical-align="middle"/>
    </style:style>
    <style:style style:name="ce164" style:family="table-cell" style:parent-style-name="Default">
      <style:text-properties style:font-name="Avenir3"/>
    </style:style>
    <style:style style:name="ce2210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211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212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213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214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215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216" style:family="table-cell" style:parent-style-name="Default" style:data-style-name="N100">
      <style:text-properties style:font-name="Avenir3" fo:font-weight="bold"/>
    </style:style>
    <style:style style:name="ce2217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218" style:family="table-cell" style:parent-style-name="Default" style:data-style-name="N100">
      <style:text-properties style:font-name="Avenir3" fo:font-weight="normal"/>
    </style:style>
    <style:style style:name="ce2219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220" style:family="table-cell" style:parent-style-name="Default" style:data-style-name="N100">
      <style:text-properties fo:color="#ff0000" style:font-name="Avenir3" fo:font-weight="bold"/>
    </style:style>
    <style:style style:name="ce2221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222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223" style:family="table-cell" style:parent-style-name="Default">
      <style:text-properties style:font-name="Avenir3" fo:font-weight="normal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528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53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58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6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578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5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8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6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6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71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72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7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75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75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8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873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90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9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91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92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9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9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4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45" style:family="table-cell" style:parent-style-name="Default">
      <style:table-cell-properties fo:border="0.74pt solid #000000" style:vertical-align="middle"/>
    </style:style>
    <style:style style:name="ce94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4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9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95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9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10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0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3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03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10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4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104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105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1081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4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1" fo:font-style="normal" style:font-style-asian="normal" style:font-style-complex="normal"/>
    </style:style>
    <style:style style:name="ce1163" style:family="table-cell" style:parent-style-name="Default">
      <style:text-properties style:font-name="Avenir1" fo:font-style="normal" style:font-style-asian="normal" style:font-style-complex="normal"/>
    </style:style>
    <style:style style:name="ce1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27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29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13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3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13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7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1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6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63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6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11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4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7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794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8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90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93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2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45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962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964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995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2044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8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5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5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5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555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55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5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5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6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3"/>
    </style:style>
    <style:style style:name="ce257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5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57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607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62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623" style:family="table-cell" style:parent-style-name="Default">
      <style:table-cell-properties style:vertical-align="middle"/>
      <style:text-properties style:font-name="Avenir1"/>
    </style:style>
    <style:style style:name="ce2624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625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6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7" style:family="table-cell" style:parent-style-name="Default">
      <style:table-cell-properties style:vertical-align="middle"/>
      <style:text-properties style:font-name="Avenir6"/>
    </style:style>
    <style:style style:name="ce26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6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3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6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6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6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6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6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65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6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65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4" style:family="table-cell" style:parent-style-name="Default">
      <style:table-cell-properties fo:background-color="transparent" style:vertical-align="middle"/>
      <style:text-properties style:font-name="Avenir1"/>
    </style:style>
    <style:style style:name="ce265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656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657" style:family="table-cell" style:parent-style-name="Default">
      <style:table-cell-properties style:vertical-align="middle"/>
      <style:text-properties style:use-window-font-color="true" style:font-name="Avenir1"/>
    </style:style>
    <style:style style:name="ce26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66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6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66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66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7" style:family="table-cell" style:parent-style-name="Default">
      <style:text-properties fo:font-size="8pt" style:font-size-asian="8pt" style:font-size-complex="8pt"/>
    </style:style>
    <style:style style:name="ce2668" style:family="table-cell" style:parent-style-name="Default">
      <style:table-cell-properties fo:wrap-option="no-wrap" style:vertical-align="middle"/>
    </style:style>
    <style:style style:name="ce2669" style:family="table-cell" style:parent-style-name="Default">
      <style:table-cell-properties fo:wrap-option="wrap" style:vertical-align="middle"/>
    </style:style>
    <style:style style:name="ce2670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71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72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73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74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675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676" style:family="table-cell" style:parent-style-name="Default" style:data-style-name="N100">
      <style:text-properties style:font-name="Avenir3" fo:font-weight="bold"/>
    </style:style>
    <style:style style:name="ce2677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678" style:family="table-cell" style:parent-style-name="Default" style:data-style-name="N100">
      <style:text-properties style:font-name="Avenir3" fo:font-weight="normal"/>
    </style:style>
    <style:style style:name="ce2679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680" style:family="table-cell" style:parent-style-name="Default" style:data-style-name="N100">
      <style:text-properties fo:color="#ff0000" style:font-name="Avenir3" fo:font-weight="bold"/>
    </style:style>
    <style:style style:name="ce2681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682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683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7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72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749" style:family="table-cell" style:parent-style-name="Default">
      <style:table-cell-properties fo:border="0.06pt solid #000000" style:vertical-align="middle"/>
      <style:text-properties style:font-name="Avenir1"/>
    </style:style>
    <style:style style:name="ce27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5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7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7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27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9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1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8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1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1"/>
    </style:style>
    <style:style style:name="ce252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67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71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158466" loext:opacity="100%"/>
    </style:style>
    <style:style style:name="T90" style:family="text">
      <style:text-properties fo:color="#bf0041" loext:opacity="100%"/>
    </style:style>
    <style:style style:name="T83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9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100" style:family="text">
      <style:text-properties fo:color="#ff0000" loext:opacity="100%" fo:font-weight="bold" style:font-weight-asian="bold" style:font-weight-complex="bold"/>
    </style:style>
    <style:style style:name="T10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3" style:family="text">
      <style:text-properties style:font-name="Avenir3"/>
    </style:style>
    <style:style style:name="T104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fo:font-size="7pt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9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11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11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1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color="#158466"/>
    </style:style>
    <style:style style:name="T116" style:family="text">
      <style:text-properties fo:color="#bf0041"/>
    </style:style>
    <style:style style:name="T117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1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1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2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125" style:family="text">
      <style:text-properties style:text-line-through-type="single"/>
    </style:style>
    <style:style style:name="T126" style:family="text">
      <style:text-properties fo:color="#ff0000" fo:font-weight="bold" style:font-weight-asian="bold" style:font-weight-complex="bold"/>
    </style:style>
    <style:style style:name="T1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9" style:family="text">
      <style:text-properties style:font-name="Avenir3"/>
    </style:style>
    <style:style style:name="T130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9" table:default-cell-style-name="ce558"/>
        <table:table-column table:style-name="co40" table:default-cell-style-name="ce558"/>
        <table:table-column table:style-name="co42" table:default-cell-style-name="ce558"/>
        <table:table-column table:style-name="co43" table:default-cell-style-name="ce558"/>
        <table:table-column table:style-name="co27" table:default-cell-style-name="ce558"/>
        <table:table-column table:style-name="co44" table:default-cell-style-name="ce558"/>
        <table:table-column table:style-name="co45" table:default-cell-style-name="ce558"/>
        <table:table-column table:style-name="co8" table:number-columns-repeated="2" table:default-cell-style-name="ce558"/>
        <table:table-column table:style-name="co46" table:default-cell-style-name="ce558"/>
        <table:table-column table:style-name="co47" table:default-cell-style-name="ce558"/>
        <table:table-column table:style-name="co48" table:default-cell-style-name="ce558"/>
        <table:table-column table:style-name="co49" table:default-cell-style-name="ce558"/>
        <table:table-column table:style-name="co50" table:default-cell-style-name="ce558"/>
        <table:table-column table:style-name="co14" table:default-cell-style-name="ce55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7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28" table:number-columns-spanned="11" table:number-rows-spanned="1"/>
          <table:covered-table-cell/>
          <table:covered-table-cell table:number-columns-repeated="9" table:style-name="ce528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28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528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78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2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78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78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8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2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3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37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3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3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8"/>
          <table:table-cell table:style-name="ce5"/>
          <table:table-cell table:style-name="ce224" table:number-columns-spanned="5" table:number-rows-spanned="1"/>
          <table:covered-table-cell table:number-columns-repeated="4" table:style-name="ce528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8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4">Harcmodor képzettségek </text:span><text:span text:style-name="T4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24"/>
          <table:covered-table-cell table:style-name="Default"/>
          <table:table-cell table:style-name="ce72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8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2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8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2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8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2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8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2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8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8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8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8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28"/>
          <table:covered-table-cell table:style-name="ce6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78" table:content-validation-name="val22"/>
          <table:table-cell table:style-name="ce6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25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28" table:number-columns-spanned="5" table:number-rows-spanned="1"/>
          <table:covered-table-cell/>
          <table:covered-table-cell table:number-columns-repeated="3" table:style-name="ce528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45"> </text:span><text:span text:style-name="T46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9">Harci fortélyok  </text:span><text:span text:style-name="T5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66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9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56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9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56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9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56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7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9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56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7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9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56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7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9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56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9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56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9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92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92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66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66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28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58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6" table:number-columns-spanned="3" table:number-rows-spanned="1"/>
          <table:covered-table-cell table:number-columns-repeated="2" table:style-name="ce56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5" office:value-type="string" calcext:value-type="string">
            <text:p>Szakma:</text:p>
          </table:table-cell>
          <table:table-cell table:style-name="ce569" table:content-validation-name="val10" table:number-columns-spanned="2" table:number-rows-spanned="1"/>
          <table:covered-table-cell table:style-name="ce56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5" office:value-type="string" calcext:value-type="string">
            <text:p>Szakma:</text:p>
          </table:table-cell>
          <table:table-cell table:style-name="ce569" table:content-validation-name="val10" table:number-columns-spanned="2" table:number-rows-spanned="1"/>
          <table:covered-table-cell table:style-name="ce56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909" table:content-validation-name="val75"/>
        </table:table-row>
        <table:table-row table:style-name="ro1">
          <table:table-cell table:style-name="ce555" table:content-validation-name="val5" office:value-type="string" calcext:value-type="string">
            <text:p>Szakma:</text:p>
          </table:table-cell>
          <table:table-cell table:style-name="ce569" table:content-validation-name="val10" table:number-columns-spanned="2" table:number-rows-spanned="1"/>
          <table:covered-table-cell table:style-name="ce56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70" table:content-validation-name="val10" table:number-columns-spanned="2" table:number-rows-spanned="1"/>
          <table:covered-table-cell table:style-name="ce570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1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58" table:content-validation-name="val53" office:value-type="float" office:value="5" calcext:value-type="float">
            <text:p>5</text:p>
          </table:table-cell>
          <table:table-cell table:style-name="ce809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1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58" table:content-validation-name="val53" office:value-type="float" office:value="1" calcext:value-type="float">
            <text:p>1</text:p>
          </table:table-cell>
          <table:table-cell table:style-name="ce809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1" table:default-cell-style-name="ce942"/>
        <table:table-column table:style-name="co52" table:default-cell-style-name="ce942"/>
        <table:table-column table:style-name="co14" table:default-cell-style-name="ce942"/>
        <table:table-column table:style-name="co53" table:default-cell-style-name="ce942"/>
        <table:table-column table:style-name="co54" table:default-cell-style-name="ce942"/>
        <table:table-column table:style-name="co55" table:default-cell-style-name="ce942"/>
        <table:table-column table:style-name="co56" table:default-cell-style-name="ce942"/>
        <table:table-column table:style-name="co57" table:default-cell-style-name="ce942"/>
        <table:table-column table:style-name="co58" table:default-cell-style-name="ce942"/>
        <table:table-column table:style-name="co59" table:default-cell-style-name="ce942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28"/>
          <table:covered-table-cell table:number-columns-repeated="6" table:style-name="ce528" table:content-validation-name="val5"/>
          <table:covered-table-cell table:number-columns-repeated="2" table:style-name="ce545"/>
        </table:table-row>
        <table:table-row table:style-name="ro2">
          <table:table-cell table:style-name="ce91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45"/>
          <table:covered-table-cell table:style-name="ce977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3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3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45"/>
          <table:covered-table-cell table:style-name="ce977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36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36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8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46"/>
          <table:covered-table-cell table:style-name="ce359"/>
          <table:covered-table-cell table:style-name="ce372"/>
          <table:covered-table-cell table:number-columns-repeated="4" table:style-name="ce946"/>
          <table:covered-table-cell table:style-name="ce483"/>
          <table:table-cell table:style-name="Default"/>
        </table:table-row>
        <table:table-row table:style-name="ro2">
          <table:table-cell table:style-name="ce91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4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48"/>
          <table:table-cell table:style-name="ce100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1" table:content-validation-name="val85"/>
          <table:table-cell table:style-name="ce1001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1" table:content-validation-name="val89"/>
          <table:table-cell table:style-name="ce1038" table:content-validation-name="val94" table:number-columns-spanned="3" table:number-rows-spanned="1"/>
          <table:covered-table-cell table:style-name="ce1038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1" table:content-validation-name="val85"/>
          <table:table-cell table:style-name="ce1001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1" table:content-validation-name="val89"/>
          <table:table-cell table:style-name="ce1038" table:number-columns-spanned="3" table:number-rows-spanned="1"/>
          <table:covered-table-cell table:style-name="ce103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1" table:content-validation-name="val85"/>
          <table:table-cell table:style-name="ce1001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1" table:content-validation-name="val89"/>
          <table:table-cell table:style-name="ce1038" table:number-columns-spanned="3" table:number-rows-spanned="1"/>
          <table:covered-table-cell table:style-name="ce103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1" table:content-validation-name="val85"/>
          <table:table-cell table:style-name="ce1001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1" table:content-validation-name="val89"/>
          <table:table-cell table:style-name="ce1038" table:number-columns-spanned="3" table:number-rows-spanned="1"/>
          <table:covered-table-cell table:style-name="ce103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1" table:content-validation-name="val85"/>
          <table:table-cell table:style-name="ce1001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1" table:content-validation-name="val89"/>
          <table:table-cell table:style-name="ce1038" table:number-columns-spanned="3" table:number-rows-spanned="1"/>
          <table:covered-table-cell table:style-name="ce103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1" table:content-validation-name="val85"/>
          <table:table-cell table:style-name="ce1001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1" table:content-validation-name="val89"/>
          <table:table-cell table:style-name="ce1038" table:number-columns-spanned="3" table:number-rows-spanned="1"/>
          <table:covered-table-cell table:style-name="ce103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1" table:content-validation-name="val85"/>
          <table:table-cell table:style-name="ce1001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1" table:content-validation-name="val89"/>
          <table:table-cell table:style-name="ce1038" table:number-columns-spanned="3" table:number-rows-spanned="1"/>
          <table:covered-table-cell table:style-name="ce103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1" table:content-validation-name="val85"/>
          <table:table-cell table:style-name="ce1001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1" table:content-validation-name="val89"/>
          <table:table-cell table:style-name="ce1038" table:number-columns-spanned="3" table:number-rows-spanned="1"/>
          <table:covered-table-cell table:style-name="ce103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1" table:content-validation-name="val85"/>
          <table:table-cell table:style-name="ce1001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1" table:content-validation-name="val89"/>
          <table:table-cell table:style-name="ce1038" table:number-columns-spanned="3" table:number-rows-spanned="1"/>
          <table:covered-table-cell table:style-name="ce103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1" table:content-validation-name="val85"/>
          <table:table-cell table:style-name="ce1001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1" table:content-validation-name="val89"/>
          <table:table-cell table:style-name="ce1038" table:number-columns-spanned="3" table:number-rows-spanned="1"/>
          <table:covered-table-cell table:style-name="ce103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1" table:content-validation-name="val85"/>
          <table:table-cell table:style-name="ce1001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1" table:content-validation-name="val89"/>
          <table:table-cell table:style-name="ce1038" table:number-columns-spanned="3" table:number-rows-spanned="1"/>
          <table:covered-table-cell table:style-name="ce103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1" table:content-validation-name="val85"/>
          <table:table-cell table:style-name="ce1001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1" table:content-validation-name="val89"/>
          <table:table-cell table:style-name="ce1038" table:number-columns-spanned="3" table:number-rows-spanned="1"/>
          <table:covered-table-cell table:style-name="ce103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51" table:content-validation-name="val80"/>
          <table:table-cell table:style-name="ce941" table:content-validation-name="val85"/>
          <table:table-cell table:style-name="ce1001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1" table:content-validation-name="val89"/>
          <table:table-cell table:style-name="ce1038" table:number-columns-spanned="3" table:number-rows-spanned="1"/>
          <table:covered-table-cell table:style-name="ce1038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20" table:content-validation-name="val80" table:number-columns-spanned="3" table:number-rows-spanned="1"/>
          <table:covered-table-cell table:number-columns-repeated="2" table:style-name="ce952" table:content-validation-name="val80"/>
          <table:table-cell table:style-name="ce374" table:content-validation-name="val86"/>
          <table:table-cell table:style-name="ce1002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2" table:content-validation-name="val89"/>
          <table:table-cell table:style-name="ce1043" table:number-columns-spanned="3" table:number-rows-spanned="1"/>
          <table:covered-table-cell table:style-name="ce1043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5" office:value-type="string" calcext:value-type="string" table:number-columns-spanned="3" table:number-rows-spanned="1">
            <text:p>Kultúrkör</text:p>
          </table:table-cell>
          <table:covered-table-cell table:style-name="ce945"/>
          <table:covered-table-cell table:style-name="ce948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10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28" table:content-validation-name="val81"/>
          <table:covered-table-cell table:style-name="ce941" table:content-validation-name="val81"/>
          <table:table-cell table:style-name="ce951" table:number-columns-spanned="2" table:number-rows-spanned="1"/>
          <table:covered-table-cell table:style-name="ce669"/>
          <table:table-cell table:style-name="ce1048" table:content-validation-name="val95" table:number-columns-spanned="2" table:number-rows-spanned="1"/>
          <table:covered-table-cell table:style-name="ce104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28" table:content-validation-name="val81"/>
          <table:covered-table-cell table:style-name="ce941" table:content-validation-name="val81"/>
          <table:table-cell table:style-name="ce951" table:number-columns-spanned="2" table:number-rows-spanned="1"/>
          <table:covered-table-cell table:style-name="ce669"/>
          <table:table-cell table:style-name="ce1048" table:content-validation-name="val95" table:number-columns-spanned="2" table:number-rows-spanned="1"/>
          <table:covered-table-cell table:style-name="ce104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28" table:content-validation-name="val81"/>
          <table:covered-table-cell table:style-name="ce941" table:content-validation-name="val81"/>
          <table:table-cell table:style-name="ce951" table:number-columns-spanned="2" table:number-rows-spanned="1"/>
          <table:covered-table-cell table:style-name="ce669"/>
          <table:table-cell table:style-name="ce1048" table:content-validation-name="val95" table:number-columns-spanned="2" table:number-rows-spanned="1"/>
          <table:covered-table-cell table:style-name="ce104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28" table:content-validation-name="val81"/>
          <table:covered-table-cell table:style-name="ce941" table:content-validation-name="val81"/>
          <table:table-cell table:style-name="ce951" table:number-columns-spanned="2" table:number-rows-spanned="1"/>
          <table:covered-table-cell table:style-name="ce669"/>
          <table:table-cell table:style-name="ce1048" table:content-validation-name="val95" table:number-columns-spanned="2" table:number-rows-spanned="1"/>
          <table:covered-table-cell table:style-name="ce104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28" table:content-validation-name="val81"/>
          <table:covered-table-cell table:style-name="ce941" table:content-validation-name="val81"/>
          <table:table-cell table:style-name="ce951" table:number-columns-spanned="2" table:number-rows-spanned="1"/>
          <table:covered-table-cell table:style-name="ce669"/>
          <table:table-cell table:style-name="ce1048" table:content-validation-name="val95" table:number-columns-spanned="2" table:number-rows-spanned="1"/>
          <table:covered-table-cell table:style-name="ce104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28" table:content-validation-name="val81"/>
          <table:covered-table-cell table:style-name="ce941" table:content-validation-name="val81"/>
          <table:table-cell table:style-name="ce951" table:number-columns-spanned="2" table:number-rows-spanned="1"/>
          <table:covered-table-cell table:style-name="ce669"/>
          <table:table-cell table:style-name="ce1048" table:content-validation-name="val95" table:number-columns-spanned="2" table:number-rows-spanned="1"/>
          <table:covered-table-cell table:style-name="ce104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28" table:content-validation-name="val81"/>
          <table:covered-table-cell table:style-name="ce941" table:content-validation-name="val81"/>
          <table:table-cell table:style-name="ce951" table:number-columns-spanned="2" table:number-rows-spanned="1"/>
          <table:covered-table-cell table:style-name="ce669"/>
          <table:table-cell table:style-name="ce1048" table:content-validation-name="val95" table:number-columns-spanned="2" table:number-rows-spanned="1"/>
          <table:covered-table-cell table:style-name="ce104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28" table:content-validation-name="val81"/>
          <table:covered-table-cell table:style-name="ce941" table:content-validation-name="val81"/>
          <table:table-cell table:style-name="ce951" table:number-columns-spanned="2" table:number-rows-spanned="1"/>
          <table:covered-table-cell table:style-name="ce669"/>
          <table:table-cell table:style-name="ce1048" table:content-validation-name="val95" table:number-columns-spanned="2" table:number-rows-spanned="1"/>
          <table:covered-table-cell table:style-name="ce104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28" table:content-validation-name="val81"/>
          <table:covered-table-cell table:style-name="ce941" table:content-validation-name="val81"/>
          <table:table-cell table:style-name="ce951" table:number-columns-spanned="2" table:number-rows-spanned="1"/>
          <table:covered-table-cell table:style-name="ce669"/>
          <table:table-cell table:style-name="ce1048" table:content-validation-name="val95" table:number-columns-spanned="2" table:number-rows-spanned="1"/>
          <table:covered-table-cell table:style-name="ce1048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8" table:content-validation-name="val81" table:number-columns-spanned="4" table:number-rows-spanned="1"/>
          <table:covered-table-cell table:style-name="ce422" table:content-validation-name="val81"/>
          <table:covered-table-cell table:style-name="ce928" table:content-validation-name="val81"/>
          <table:covered-table-cell table:style-name="ce941" table:content-validation-name="val81"/>
          <table:table-cell table:style-name="ce951" table:number-columns-spanned="2" table:number-rows-spanned="1"/>
          <table:covered-table-cell table:style-name="ce669"/>
          <table:table-cell table:style-name="ce1048" table:content-validation-name="val95" table:number-columns-spanned="2" table:number-rows-spanned="1"/>
          <table:covered-table-cell table:style-name="ce1048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2" table:number-columns-spanned="5" table:number-rows-spanned="1"/>
          <table:covered-table-cell table:number-columns-repeated="4" table:style-name="ce547"/>
          <table:table-cell table:style-name="ce209"/>
          <table:table-cell table:style-name="ce1048" table:content-validation-name="val95" table:number-columns-spanned="2" table:number-rows-spanned="1"/>
          <table:covered-table-cell table:style-name="ce1048" table:content-validation-name="val95"/>
          <table:table-cell table:style-name="ce822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0"/>
          <table:covered-table-cell table:style-name="ce205"/>
          <table:covered-table-cell table:style-name="ce349"/>
          <table:covered-table-cell table:style-name="ce402"/>
          <table:table-cell table:style-name="ce1048" table:content-validation-name="val95" table:number-columns-spanned="2" table:number-rows-spanned="1"/>
          <table:covered-table-cell table:style-name="ce1048" table:content-validation-name="val95"/>
          <table:table-cell table:style-name="ce822"/>
          <table:table-cell table:style-name="Default"/>
        </table:table-row>
        <table:table-row table:style-name="ro1">
          <table:table-cell table:style-name="ce915" office:value-type="string" calcext:value-type="string" table:number-columns-spanned="3" table:number-rows-spanned="1">
            <text:p>Hely</text:p>
          </table:table-cell>
          <table:covered-table-cell table:style-name="ce945"/>
          <table:covered-table-cell table:style-name="ce948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10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48" table:content-validation-name="val95" table:number-columns-spanned="2" table:number-rows-spanned="1"/>
          <table:covered-table-cell table:style-name="ce1048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1" table:content-validation-name="val5"/>
          <table:table-cell table:style-name="ce95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18"/>
          <table:covered-table-cell table:style-name="ce484"/>
          <table:table-cell table:style-name="Default"/>
        </table:table-row>
        <table:table-row table:style-name="ro36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1" table:content-validation-name="val5"/>
          <table:table-cell table:style-name="ce95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1" table:content-validation-name="val5"/>
          <table:table-cell table:style-name="ce951" table:number-columns-spanned="2" table:number-rows-spanned="1"/>
          <table:covered-table-cell table:style-name="ce669"/>
          <table:table-cell table:style-name="ce91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1" table:content-validation-name="val5"/>
          <table:table-cell table:style-name="ce951" table:number-columns-spanned="2" table:number-rows-spanned="1"/>
          <table:covered-table-cell table:style-name="ce669"/>
          <table:table-cell table:style-name="ce1048" table:content-validation-name="val96" table:number-columns-spanned="2" table:number-rows-spanned="1"/>
          <table:covered-table-cell table:style-name="ce1048" table:content-validation-name="val96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1" table:content-validation-name="val5"/>
          <table:table-cell table:style-name="ce951" table:number-columns-spanned="2" table:number-rows-spanned="1"/>
          <table:covered-table-cell table:style-name="ce669"/>
          <table:table-cell table:style-name="ce1048" table:content-validation-name="val96" table:number-columns-spanned="2" table:number-rows-spanned="1"/>
          <table:covered-table-cell table:style-name="ce1048" table:content-validation-name="val96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1" table:content-validation-name="val5"/>
          <table:table-cell table:style-name="ce951" table:number-columns-spanned="2" table:number-rows-spanned="1"/>
          <table:covered-table-cell table:style-name="ce669"/>
          <table:table-cell table:style-name="ce1048" table:content-validation-name="val96" table:number-columns-spanned="2" table:number-rows-spanned="1"/>
          <table:covered-table-cell table:style-name="ce1048" table:content-validation-name="val96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1" table:content-validation-name="val5"/>
          <table:table-cell table:style-name="ce951" table:number-columns-spanned="2" table:number-rows-spanned="1"/>
          <table:covered-table-cell table:style-name="ce669"/>
          <table:table-cell table:style-name="ce1048" table:content-validation-name="val96" table:number-columns-spanned="2" table:number-rows-spanned="1"/>
          <table:covered-table-cell table:style-name="ce1048" table:content-validation-name="val96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1" table:content-validation-name="val5"/>
          <table:table-cell table:style-name="ce951" table:number-columns-spanned="2" table:number-rows-spanned="1"/>
          <table:covered-table-cell table:style-name="ce669"/>
          <table:table-cell table:style-name="ce1048" table:content-validation-name="val96" table:number-columns-spanned="2" table:number-rows-spanned="1"/>
          <table:covered-table-cell table:style-name="ce1048" table:content-validation-name="val96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1" table:content-validation-name="val5"/>
          <table:table-cell table:style-name="ce951" table:number-columns-spanned="2" table:number-rows-spanned="1"/>
          <table:covered-table-cell table:style-name="ce669"/>
          <table:table-cell table:style-name="ce1048" table:content-validation-name="val96" table:number-columns-spanned="2" table:number-rows-spanned="1"/>
          <table:covered-table-cell table:style-name="ce1048" table:content-validation-name="val96"/>
          <table:table-cell table:style-name="ce822"/>
          <table:table-cell table:style-name="Default"/>
        </table:table-row>
        <table:table-row table:style-name="ro2">
          <table:table-cell table:style-name="ce9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1" table:content-validation-name="val5"/>
          <table:table-cell table:style-name="ce951" table:number-columns-spanned="2" table:number-rows-spanned="1"/>
          <table:covered-table-cell table:style-name="ce669"/>
          <table:table-cell table:style-name="ce1048" table:content-validation-name="val96" table:number-columns-spanned="2" table:number-rows-spanned="1"/>
          <table:covered-table-cell table:style-name="ce1048" table:content-validation-name="val96"/>
          <table:table-cell table:style-name="ce822"/>
          <table:table-cell table:style-name="Default"/>
        </table:table-row>
        <table:table-row table:style-name="ro2">
          <table:table-cell table:style-name="ce92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52" table:content-validation-name="val5"/>
          <table:table-cell table:style-name="ce644" table:number-columns-spanned="2" table:number-rows-spanned="1"/>
          <table:covered-table-cell table:style-name="ce670"/>
          <table:table-cell table:style-name="ce1051" table:content-validation-name="val96" table:number-columns-spanned="2" table:number-rows-spanned="1"/>
          <table:covered-table-cell table:style-name="ce1051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3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41"/>
          <table:covered-table-cell table:style-name="ce706"/>
          <table:table-cell table:style-name="ce941" table:content-validation-name="val90" office:value-type="string" calcext:value-type="string">
            <text:p>alap</text:p>
          </table:table-cell>
          <table:table-cell table:style-name="ce1018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39"/>
          <table:covered-table-cell table:style-name="ce399"/>
          <table:table-cell table:style-name="ce941" table:content-validation-name="val91" office:value-type="string" calcext:value-type="string">
            <text:p>alap</text:p>
          </table:table-cell>
          <table:table-cell table:style-name="ce1018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1" table:content-validation-name="val83" table:number-columns-spanned="4" table:number-rows-spanned="1"/>
          <table:covered-table-cell table:number-columns-repeated="2" table:style-name="ce941" table:content-validation-name="val83"/>
          <table:covered-table-cell table:style-name="ce706" table:content-validation-name="val83"/>
          <table:table-cell table:style-name="ce9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1" table:content-validation-name="val83" table:number-columns-spanned="4" table:number-rows-spanned="1"/>
          <table:covered-table-cell table:number-columns-repeated="2" table:style-name="ce941" table:content-validation-name="val83"/>
          <table:covered-table-cell table:style-name="ce706" table:content-validation-name="val83"/>
          <table:table-cell table:style-name="ce9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1" table:content-validation-name="val83" table:number-columns-spanned="4" table:number-rows-spanned="1"/>
          <table:covered-table-cell table:number-columns-repeated="2" table:style-name="ce941" table:content-validation-name="val83"/>
          <table:covered-table-cell table:style-name="ce706" table:content-validation-name="val83"/>
          <table:table-cell table:style-name="ce9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1" table:content-validation-name="val83" table:number-columns-spanned="4" table:number-rows-spanned="1"/>
          <table:covered-table-cell table:number-columns-repeated="2" table:style-name="ce941" table:content-validation-name="val83"/>
          <table:covered-table-cell table:style-name="ce706" table:content-validation-name="val83"/>
          <table:table-cell table:style-name="ce9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1" table:content-validation-name="val83" table:number-columns-spanned="4" table:number-rows-spanned="1"/>
          <table:covered-table-cell table:number-columns-repeated="2" table:style-name="ce941" table:content-validation-name="val83"/>
          <table:covered-table-cell table:style-name="ce706" table:content-validation-name="val83"/>
          <table:table-cell table:style-name="ce9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1" table:content-validation-name="val83" table:number-columns-spanned="4" table:number-rows-spanned="1"/>
          <table:covered-table-cell table:number-columns-repeated="2" table:style-name="ce941" table:content-validation-name="val83"/>
          <table:covered-table-cell table:style-name="ce706" table:content-validation-name="val83"/>
          <table:table-cell table:style-name="ce9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1" table:content-validation-name="val83" table:number-columns-spanned="4" table:number-rows-spanned="1"/>
          <table:covered-table-cell table:number-columns-repeated="2" table:style-name="ce941" table:content-validation-name="val83"/>
          <table:covered-table-cell table:style-name="ce706" table:content-validation-name="val83"/>
          <table:table-cell table:style-name="ce9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1" table:content-validation-name="val83" table:number-columns-spanned="4" table:number-rows-spanned="1"/>
          <table:covered-table-cell table:number-columns-repeated="2" table:style-name="ce941" table:content-validation-name="val83"/>
          <table:covered-table-cell table:style-name="ce706" table:content-validation-name="val83"/>
          <table:table-cell table:style-name="ce9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1" table:content-validation-name="val83" table:number-columns-spanned="4" table:number-rows-spanned="1"/>
          <table:covered-table-cell table:number-columns-repeated="2" table:style-name="ce941" table:content-validation-name="val83"/>
          <table:covered-table-cell table:style-name="ce706" table:content-validation-name="val83"/>
          <table:table-cell table:style-name="ce9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1" table:content-validation-name="val83" table:number-columns-spanned="4" table:number-rows-spanned="1"/>
          <table:covered-table-cell table:number-columns-repeated="2" table:style-name="ce941" table:content-validation-name="val83"/>
          <table:covered-table-cell table:style-name="ce706" table:content-validation-name="val83"/>
          <table:table-cell table:style-name="ce9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1" table:content-validation-name="val83" table:number-columns-spanned="4" table:number-rows-spanned="1"/>
          <table:covered-table-cell table:number-columns-repeated="2" table:style-name="ce941" table:content-validation-name="val83"/>
          <table:covered-table-cell table:style-name="ce706" table:content-validation-name="val83"/>
          <table:table-cell table:style-name="ce9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1" table:content-validation-name="val83" table:number-columns-spanned="4" table:number-rows-spanned="1"/>
          <table:covered-table-cell table:number-columns-repeated="2" table:style-name="ce941" table:content-validation-name="val83"/>
          <table:covered-table-cell table:style-name="ce706" table:content-validation-name="val83"/>
          <table:table-cell table:style-name="ce9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1" table:content-validation-name="val83" table:number-columns-spanned="4" table:number-rows-spanned="1"/>
          <table:covered-table-cell table:number-columns-repeated="2" table:style-name="ce941" table:content-validation-name="val83"/>
          <table:covered-table-cell table:style-name="ce706" table:content-validation-name="val83"/>
          <table:table-cell table:style-name="ce9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table:table-column table:style-name="co60" table:default-cell-style-name="ce1163"/>
        <table:table-column table:style-name="co61" table:default-cell-style-name="ce1163"/>
        <table:table-column table:style-name="co62" table:default-cell-style-name="ce1163"/>
        <table:table-column table:style-name="co63" table:default-cell-style-name="ce1163"/>
        <table:table-column table:style-name="co64" table:default-cell-style-name="ce1163"/>
        <table:table-column table:style-name="co66" table:default-cell-style-name="ce1163"/>
        <table:table-column table:style-name="co64" table:number-columns-repeated="3" table:default-cell-style-name="ce1163"/>
        <table:table-column table:style-name="co67" table:default-cell-style-name="ce1163"/>
        <table:table-column table:style-name="co68" table:default-cell-style-name="ce1163"/>
        <table:table-column table:style-name="co69" table:default-cell-style-name="ce1163"/>
        <table:table-column table:style-name="co70" table:default-cell-style-name="ce1163"/>
        <table:table-column table:style-name="co71" table:default-cell-style-name="ce1163"/>
        <table:table-column table:style-name="co72" table:default-cell-style-name="ce1163"/>
        <table:table-column table:style-name="co73" table:default-cell-style-name="ce894"/>
        <table:table-column table:style-name="co74" table:default-cell-style-name="ce633"/>
        <table:table-column table:style-name="co75" table:default-cell-style-name="ce641"/>
        <table:table-column table:style-name="co76" table:default-cell-style-name="ce640"/>
        <table:table-column table:style-name="co77" table:default-cell-style-name="ce641"/>
        <table:table-column table:style-name="co41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8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81"/>
          <table:covered-table-cell table:number-columns-repeated="5" table:style-name="ce1177"/>
          <table:covered-table-cell table:number-columns-repeated="2" table:style-name="ce1081"/>
          <table:table-cell table:style-name="ce1081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3">
          <table:table-cell table:style-name="ce1081"/>
          <table:table-cell table:style-name="ce1081" table:number-columns-spanned="6" table:number-rows-spanned="1"/>
          <table:covered-table-cell table:number-columns-repeated="5" table:style-name="ce1081"/>
          <table:table-cell table:style-name="ce1081" table:number-columns-repeated="3"/>
          <table:table-cell table:style-name="ce1195" table:number-columns-spanned="5" table:number-rows-spanned="1"/>
          <table:covered-table-cell table:number-columns-repeated="3" table:style-name="ce1081"/>
          <table:covered-table-cell table:style-name="ce1388"/>
          <table:table-cell table:style-name="ce640"/>
          <table:table-cell table:number-columns-repeated="243"/>
        </table:table-row>
        <table:table-row table:style-name="ro34">
          <table:table-cell table:style-name="ce586"/>
          <table:table-cell table:style-name="ce1164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64" table:content-validation-name="val144" office:value-type="string" calcext:value-type="string">
            <text:p>Módosítók</text:p>
          </table:table-cell>
          <table:table-cell table:style-name="ce1164" table:content-validation-name="val151" office:value-type="string" calcext:value-type="string">
            <text:p>Összesen</text:p>
          </table:table-cell>
          <table:table-cell table:style-name="ce1081"/>
          <table:table-cell table:style-name="ce1361" office:value-type="string" calcext:value-type="string" table:number-columns-spanned="2" table:number-rows-spanned="1">
            <text:p>Összesen felvett HM:</text:p>
          </table:table-cell>
          <table:covered-table-cell table:style-name="ce1081"/>
          <table:table-cell table:style-name="ce1080" table:content-validation-name="val184" table:formula="of:=SUM([.B4:.B5])" office:value-type="float" office:value="0" calcext:value-type="float">
            <text:p>0 HM</text:p>
          </table:table-cell>
          <table:table-cell table:style-name="ce1081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1266" table:content-validation-name="val128" office:value-type="float" office:value="7" calcext:value-type="float">
            <text:p>7</text:p>
          </table:table-cell>
          <table:table-cell table:style-name="ce1266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473" table:content-validation-name="val152" table:formula="of:=[.C4]+[.B4]+[.D4]" office:value-type="float" office:value="7" calcext:value-type="float">
            <text:p>7</text:p>
          </table:table-cell>
          <table:table-cell table:style-name="ce1081"/>
          <table:table-cell table:style-name="ce1361" office:value-type="string" calcext:value-type="string" table:number-columns-spanned="2" table:number-rows-spanned="1">
            <text:p>Max felvehető HM:</text:p>
          </table:table-cell>
          <table:covered-table-cell table:style-name="ce1081"/>
          <table:table-cell table:style-name="ce1711" table:content-validation-name="val185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081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0" calcext:value-type="float">
            <text:p>0</text:p>
          </table:table-cell>
          <table:table-cell table:style-name="ce1266" table:content-validation-name="val128" office:value-type="float" office:value="30" calcext:value-type="float">
            <text:p>30</text:p>
          </table:table-cell>
          <table:table-cell table:style-name="ce1266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473" table:content-validation-name="val153" table:formula="of:=[.C5]+[.B5]+[.D5]" office:value-type="float" office:value="30" calcext:value-type="float">
            <text:p>30</text:p>
          </table:table-cell>
          <table:table-cell table:style-name="ce1081" table:number-columns-repeated="5"/>
          <table:table-cell table:style-name="ce1125"/>
          <table:table-cell table:style-name="ce1191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81" table:number-columns-repeated="6"/>
          <table:table-cell table:style-name="ce1361" office:value-type="string" calcext:value-type="string" table:number-columns-spanned="2" table:number-rows-spanned="1">
            <text:p>Össz felvett CM:</text:p>
          </table:table-cell>
          <table:covered-table-cell table:style-name="ce1081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081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0" calcext:value-type="float">
            <text:p>0</text:p>
          </table:table-cell>
          <table:table-cell table:style-name="ce1266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473" table:content-validation-name="val154" table:formula="of:=[.C7]+[.B7]+[.D7]" office:value-type="float" office:value="-10" calcext:value-type="float">
            <text:p>-10</text:p>
          </table:table-cell>
          <table:table-cell table:style-name="ce1081"/>
          <table:table-cell table:style-name="ce1361" office:value-type="string" calcext:value-type="string" table:number-columns-spanned="2" table:number-rows-spanned="1">
            <text:p>Max felvehető CM:</text:p>
          </table:table-cell>
          <table:covered-table-cell table:style-name="ce1081"/>
          <table:table-cell table:style-name="ce1711" table:content-validation-name="val186" table:formula="of:=[Data.C19]*[Alapértékek.$D$8]" office:value-type="float" office:value="10" calcext:value-type="float">
            <text:p>10 HM</text:p>
          </table:table-cell>
          <table:table-cell table:style-name="ce1081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86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81"/>
          <table:table-cell table:style-name="ce1177" table:number-columns-repeated="4"/>
          <table:table-cell table:style-name="ce1081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350" calcext:value-type="float">
            <text:p>350</text:p>
          </table:table-cell>
          <table:table-cell table:style-name="ce1081"/>
          <table:table-cell table:style-name="ce1361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177"/>
          <table:table-cell table:style-name="ce1361" office:value-type="string" calcext:value-type="string" table:number-columns-spanned="2" table:number-rows-spanned="1">
            <text:p>Átlag HM</text:p>
          </table:table-cell>
          <table:covered-table-cell table:style-name="ce1081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1081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90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81"/>
          <table:table-cell table:style-name="Default" table:number-columns-repeated="3"/>
          <table:table-cell table:style-name="ce1081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81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86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71" table:content-validation-name="val130" office:value-type="string" calcext:value-type="string">
            <text:p>Szint</text:p>
          </table:table-cell>
          <table:table-cell table:style-name="ce1271" office:value-type="string" calcext:value-type="string">
            <text:p>TÉ/CÉ</text:p>
          </table:table-cell>
          <table:table-cell table:style-name="ce1271" office:value-type="string" calcext:value-type="string">
            <text:p>VÉ</text:p>
          </table:table-cell>
          <table:table-cell table:style-name="ce1271" table:content-validation-name="val167" office:value-type="string" calcext:value-type="string">
            <text:p>Harckeret</text:p>
          </table:table-cell>
          <table:table-cell table:style-name="ce1271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78"/>
          <table:table-cell table:number-columns-repeated="240"/>
        </table:table-row>
        <table:table-row table:style-name="ro3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1362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081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90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9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1362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1362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1362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1362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81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90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9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1362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1362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81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1362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362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81"/>
          <table:table-cell table:style-name="ce1139" table:content-validation-name="val189" office:value-type="float" office:value="0" calcext:value-type="float">
            <text:p>0</text:p>
          </table:table-cell>
          <table:table-cell table:style-name="ce1794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1369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1369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1362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62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81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1362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62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81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1362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62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81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81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98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82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82" office:value-type="string" calcext:value-type="string">
            <text:p>SP</text:p>
          </table:table-cell>
          <table:table-cell table:style-name="ce1282" office:value-type="string" calcext:value-type="string" table:number-columns-spanned="2" table:number-rows-spanned="1">
            <text:p>Komment</text:p>
          </table:table-cell>
          <table:covered-table-cell table:style-name="ce1191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9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291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78"/>
          <table:table-cell table:number-columns-repeated="8"/>
          <table:table-cell table:style-name="Default"/>
          <table:table-cell table:number-columns-repeated="231"/>
        </table:table-row>
        <table:table-row table:style-name="ro39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03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29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6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74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7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00" table:formula="of:=IF([.$X27] = 1; &quot;/&quot; &amp; ([.$U27] + 2); &quot;&quot;)">
            <text:p/>
          </table:table-cell>
          <table:table-cell table:style-name="ce1907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03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29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74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7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00" table:formula="of:=IF([.$X28] = 1; &quot;/&quot; &amp; ([.$U28] + 2); &quot;&quot;)">
            <text:p/>
          </table:table-cell>
          <table:table-cell table:style-name="ce1907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03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29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69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74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7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00" table:formula="of:=IF([.$X29] = 1; &quot;/&quot; &amp; ([.$U29] + 2); &quot;&quot;)" office:value-type="string" office:string-value="" calcext:value-type="error">
            <text:p>#N/A</text:p>
          </table:table-cell>
          <table:table-cell table:style-name="ce1907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03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29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69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74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7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00" table:formula="of:=IF([.$X30] = 1; &quot;/&quot; &amp; ([.$U30] + 2); &quot;&quot;)" office:value-type="string" office:string-value="" calcext:value-type="error">
            <text:p>#N/A</text:p>
          </table:table-cell>
          <table:table-cell table:style-name="ce1907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03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291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69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74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7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00" table:formula="of:=IF([.$X31] = 1; &quot;/&quot; &amp; ([.$U31] + 2); &quot;&quot;)" office:value-type="string" office:string-value="" calcext:value-type="error">
            <text:p>#N/A</text:p>
          </table:table-cell>
          <table:table-cell table:style-name="ce1907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03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69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74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7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00" table:formula="of:=IF([.$X32] = 1; &quot;/&quot; &amp; ([.$U32] + 2); &quot;&quot;)" office:value-type="string" office:string-value="" calcext:value-type="error">
            <text:p>#N/A</text:p>
          </table:table-cell>
          <table:table-cell table:style-name="ce1907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0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04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1104" table:number-columns-spanned="2" table:number-rows-spanned="1"/>
          <table:covered-table-cell table:style-name="ce1104"/>
          <table:table-cell table:style-name="Default" table:number-columns-repeated="5"/>
          <table:table-cell table:style-name="ce1177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69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7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7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0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07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77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0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91"/>
          <table:table-cell table:style-name="ce1191"/>
          <table:table-cell table:style-name="Default" table:number-columns-repeated="4"/>
          <table:table-cell table:style-name="ce1177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0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98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82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82" office:value-type="string" calcext:value-type="string">
            <text:p>SP</text:p>
          </table:table-cell>
          <table:table-cell table:style-name="ce1282" office:value-type="string" calcext:value-type="string" table:number-columns-spanned="2" table:number-rows-spanned="1">
            <text:p>Hatótáv + Komment</text:p>
          </table:table-cell>
          <table:covered-table-cell table:style-name="ce1191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9"/>
          <table:table-cell table:style-name="Default"/>
          <table:table-cell table:number-columns-repeated="232"/>
        </table:table-row>
        <table:table-row table:style-name="ro40">
          <table:table-cell table:style-name="ce1103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291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9"/>
          <table:table-cell table:style-name="Default"/>
          <table:table-cell table:number-columns-repeated="232"/>
        </table:table-row>
        <table:table-row table:style-name="ro1">
          <table:table-cell table:style-name="ce1103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291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69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74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7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907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81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8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1">
          <table:table-cell table:style-name="ce621" table:content-validation-name="val105" office:value-type="string" calcext:value-type="string" table:number-columns-spanned="2" table:number-rows-spanned="1">
            <text:p>Fegyver<text:span text:style-name="T51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81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8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1624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81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8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81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8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70" table:formula="of:=[.F27]" office:value-type="string" office:string-value="N/A" calcext:value-type="string">
            <text:p>N/A</text:p>
          </table:table-cell>
          <table:table-cell table:style-name="ce1624" table:number-columns-spanned="2" table:number-rows-spanned="1"/>
          <table:covered-table-cell table:style-name="ce1028"/>
          <table:table-cell table:style-name="Default"/>
          <table:table-cell table:style-name="ce1081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81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1624" table:number-columns-spanned="2" table:number-rows-spanned="1"/>
          <table:covered-table-cell table:style-name="ce1028"/>
          <table:table-cell table:style-name="Default"/>
          <table:table-cell table:style-name="ce1081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8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1624" table:number-columns-spanned="2" table:number-rows-spanned="1"/>
          <table:covered-table-cell table:style-name="ce1028"/>
          <table:table-cell table:style-name="Default"/>
          <table:table-cell table:style-name="ce1081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1624" table:number-columns-spanned="2" table:number-rows-spanned="1"/>
          <table:covered-table-cell table:style-name="ce1028"/>
          <table:table-cell table:style-name="Default"/>
          <table:table-cell table:style-name="ce1081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162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298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98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81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299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299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81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299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81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81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81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45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33" table:number-columns-spanned="2" table:number-rows-spanned="1"/>
          <table:covered-table-cell table:style-name="ce1633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35" table:number-columns-spanned="2" table:number-rows-spanned="1"/>
          <table:covered-table-cell table:style-name="ce1635"/>
          <table:table-cell table:style-name="Default" table:number-columns-repeated="2"/>
          <table:table-cell table:style-name="ce1151"/>
          <table:table-cell table:style-name="ce98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81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16" table:content-validation-name="val138" office:value-type="string" calcext:value-type="string">
            <text:p>Tám/kör</text:p>
          </table:table-cell>
          <table:table-cell table:style-name="ce1516" office:value-type="string" calcext:value-type="string">
            <text:p>TÉ</text:p>
          </table:table-cell>
          <table:table-cell table:style-name="ce1516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78"/>
          <table:table-cell table:number-columns-repeated="7"/>
          <table:table-cell table:style-name="Default"/>
          <table:table-cell table:number-columns-repeated="232"/>
        </table:table-row>
        <table:table-row table:style-name="ro39">
          <table:table-cell table:style-name="ce1133" table:content-validation-name="val109" office:value-type="string" calcext:value-type="string">
            <text:p><text:s text:c="3"/>Elsődleges fegyver</text:p>
          </table:table-cell>
          <table:table-cell table:style-name="ce1214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33" table:content-validation-name="val109" office:value-type="string" calcext:value-type="string">
            <text:p><text:s text:c="3"/>Másodlagos fegyver</text:p>
          </table:table-cell>
          <table:table-cell table:style-name="ce1214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74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74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7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900" table:formula="of:=IF([.$X63] = 1; &quot;/&quot; &amp; ([.$U63] + 2); &quot;&quot;)" office:value-type="string" office:string-value="" calcext:value-type="error">
            <text:p>#N/A</text:p>
          </table:table-cell>
          <table:table-cell table:style-name="ce1907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91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45" office:value-type="string" calcext:value-type="string">
            <text:p>Harckeret</text:p>
          </table:table-cell>
          <table:table-cell table:style-name="ce837" table:content-validation-name="val159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45"/>
          <table:table-cell table:style-name="ce1649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78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74"/>
          <table:table-cell table:style-name="ce1356"/>
          <table:table-cell table:style-name="ce190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74"/>
          <table:table-cell table:style-name="ce1356"/>
          <table:table-cell table:style-name="ce1900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17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17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26" table:number-columns-spanned="2" table:number-rows-spanned="1"/>
          <table:covered-table-cell table:style-name="ce122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3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1318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81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3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81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3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31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56" table:content-validation-name="val127" table:number-columns-spanned="2" table:number-rows-spanned="1"/>
          <table:covered-table-cell table:style-name="ce1256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81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81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81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81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81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81" table:number-columns-repeated="4"/>
          <table:table-cell table:style-name="Default"/>
          <table:table-cell table:style-name="ce10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81" table:number-columns-repeated="4"/>
          <table:table-cell table:style-name="Default"/>
          <table:table-cell table:style-name="ce10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81" table:number-columns-repeated="4"/>
          <table:table-cell table:style-name="Default"/>
          <table:table-cell table:style-name="ce10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81"/>
          <table:table-cell table:style-name="Default"/>
          <table:table-cell table:style-name="ce10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81" table:number-columns-repeated="2"/>
          <table:table-cell table:style-name="ce640"/>
          <table:table-cell table:number-columns-repeated="243"/>
        </table:table-row>
        <table:table-row table:style-name="ro34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81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60" office:value-type="string" calcext:value-type="string">
            <text:p>Hátrány-1</text:p>
          </table:table-cell>
          <table:table-cell table:style-name="ce1660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41"/>
          <table:table-cell table:style-name="ce1170" table:number-columns-repeated="2"/>
          <table:table-cell table:style-name="Default"/>
          <table:table-cell table:style-name="ce10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81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1081"/>
          <table:table-cell table:style-name="Default" table:number-columns-repeated="4"/>
          <table:table-cell table:style-name="ce10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8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8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81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8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81" table:number-columns-repeated="6"/>
          <table:table-cell table:style-name="Default" table:number-columns-repeated="4"/>
          <table:table-cell table:style-name="ce108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81"/>
          <table:table-cell table:style-name="Default" table:number-columns-repeated="3"/>
          <table:table-cell table:style-name="ce1081"/>
          <table:table-cell table:style-name="Default"/>
          <table:table-cell table:style-name="ce108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8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81" table:number-columns-repeated="4"/>
          <table:table-cell table:style-name="Default" table:number-columns-repeated="5"/>
          <table:table-cell table:style-name="ce1081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81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8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81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81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113" table:default-cell-style-name="ce528"/>
        <table:table-column table:style-name="co114" table:default-cell-style-name="ce528"/>
        <table:table-column table:style-name="co115" table:default-cell-style-name="ce528"/>
        <table:table-column table:style-name="co116" table:default-cell-style-name="ce528"/>
        <table:table-column table:style-name="co117" table:default-cell-style-name="ce528"/>
        <table:table-column table:style-name="co118" table:default-cell-style-name="ce528"/>
        <table:table-column table:style-name="co119" table:default-cell-style-name="ce1995"/>
        <table:table-column table:style-name="co121" table:default-cell-style-name="ce528"/>
        <table:table-column table:style-name="co122" table:default-cell-style-name="ce528"/>
        <table:table-column table:style-name="co123" table:number-columns-repeated="4" table:default-cell-style-name="ce528"/>
        <table:table-column table:style-name="co124" table:default-cell-style-name="ce549"/>
        <table:table-column table:style-name="co125" table:default-cell-style-name="ce528"/>
        <table:table-column table:style-name="co41" table:number-columns-repeated="2" table:default-cell-style-name="ce528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62"/>
          <table:covered-table-cell table:style-name="ce1147" table:content-validation-name="val115"/>
          <table:covered-table-cell table:style-name="ce1962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64"/>
          <table:covered-table-cell table:style-name="ce1148" table:content-validation-name="val115"/>
          <table:covered-table-cell table:style-name="ce1964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64"/>
          <table:covered-table-cell table:style-name="ce1148" table:content-validation-name="val115"/>
          <table:covered-table-cell table:style-name="ce1964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52">Tradíció képzettségek </text:span><text:span text:style-name="T5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82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52">Szféra  / Arkánum képzettségek </text:span><text:span text:style-name="T5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30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30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32" table:content-validation-name="val5" table:number-columns-spanned="13" table:number-rows-spanned="1"/>
          <table:covered-table-cell table:number-columns-repeated="5" table:style-name="ce1932" table:content-validation-name="val5"/>
          <table:covered-table-cell table:style-name="ce1438" table:content-validation-name="val5"/>
          <table:covered-table-cell table:number-columns-repeated="5" table:style-name="ce19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32" table:content-validation-name="val5" table:number-columns-spanned="13" table:number-rows-spanned="1"/>
          <table:covered-table-cell table:number-columns-repeated="5" table:style-name="ce1932" table:content-validation-name="val5"/>
          <table:covered-table-cell table:style-name="ce1438" table:content-validation-name="val5"/>
          <table:covered-table-cell table:number-columns-repeated="5" table:style-name="ce19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32" table:content-validation-name="val5" table:number-columns-spanned="13" table:number-rows-spanned="1"/>
          <table:covered-table-cell table:number-columns-repeated="5" table:style-name="ce1932" table:content-validation-name="val5"/>
          <table:covered-table-cell table:style-name="ce1438" table:content-validation-name="val5"/>
          <table:covered-table-cell table:number-columns-repeated="5" table:style-name="ce19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32" table:content-validation-name="val5" table:number-columns-spanned="13" table:number-rows-spanned="1"/>
          <table:covered-table-cell table:number-columns-repeated="5" table:style-name="ce1932" table:content-validation-name="val5"/>
          <table:covered-table-cell table:style-name="ce1438" table:content-validation-name="val5"/>
          <table:covered-table-cell table:number-columns-repeated="5" table:style-name="ce19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32" table:content-validation-name="val5" table:number-columns-spanned="13" table:number-rows-spanned="1"/>
          <table:covered-table-cell table:number-columns-repeated="5" table:style-name="ce1932" table:content-validation-name="val5"/>
          <table:covered-table-cell table:style-name="ce1438" table:content-validation-name="val5"/>
          <table:covered-table-cell table:number-columns-repeated="5" table:style-name="ce19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32" table:content-validation-name="val5" table:number-columns-spanned="13" table:number-rows-spanned="1"/>
          <table:covered-table-cell table:number-columns-repeated="5" table:style-name="ce1932" table:content-validation-name="val5"/>
          <table:covered-table-cell table:style-name="ce1438" table:content-validation-name="val5"/>
          <table:covered-table-cell table:number-columns-repeated="5" table:style-name="ce19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32" table:content-validation-name="val5" table:number-columns-spanned="13" table:number-rows-spanned="1"/>
          <table:covered-table-cell table:number-columns-repeated="5" table:style-name="ce1932" table:content-validation-name="val5"/>
          <table:covered-table-cell table:style-name="ce1438" table:content-validation-name="val5"/>
          <table:covered-table-cell table:number-columns-repeated="5" table:style-name="ce19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32" table:content-validation-name="val5" table:number-columns-spanned="13" table:number-rows-spanned="1"/>
          <table:covered-table-cell table:number-columns-repeated="5" table:style-name="ce1932" table:content-validation-name="val5"/>
          <table:covered-table-cell table:style-name="ce1438" table:content-validation-name="val5"/>
          <table:covered-table-cell table:number-columns-repeated="5" table:style-name="ce19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32" table:content-validation-name="val5" table:number-columns-spanned="13" table:number-rows-spanned="1"/>
          <table:covered-table-cell table:number-columns-repeated="5" table:style-name="ce1932" table:content-validation-name="val5"/>
          <table:covered-table-cell table:style-name="ce1438" table:content-validation-name="val5"/>
          <table:covered-table-cell table:number-columns-repeated="5" table:style-name="ce19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32" table:content-validation-name="val5" table:number-columns-spanned="13" table:number-rows-spanned="1"/>
          <table:covered-table-cell table:number-columns-repeated="5" table:style-name="ce1932" table:content-validation-name="val5"/>
          <table:covered-table-cell table:style-name="ce1438" table:content-validation-name="val5"/>
          <table:covered-table-cell table:number-columns-repeated="5" table:style-name="ce19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32" table:content-validation-name="val5" table:number-columns-spanned="13" table:number-rows-spanned="1"/>
          <table:covered-table-cell table:number-columns-repeated="5" table:style-name="ce1932" table:content-validation-name="val5"/>
          <table:covered-table-cell table:style-name="ce1438" table:content-validation-name="val5"/>
          <table:covered-table-cell table:number-columns-repeated="5" table:style-name="ce19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932" table:content-validation-name="val5" table:number-columns-spanned="13" table:number-rows-spanned="1"/>
          <table:covered-table-cell table:number-columns-repeated="5" table:style-name="ce1932" table:content-validation-name="val5"/>
          <table:covered-table-cell table:style-name="ce1438" table:content-validation-name="val5"/>
          <table:covered-table-cell table:number-columns-repeated="5" table:style-name="ce19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2" table:default-cell-style-name="ce2061"/>
        <table:table-column table:style-name="co83" table:default-cell-style-name="ce1945"/>
        <table:table-column table:style-name="co84" table:default-cell-style-name="ce1945"/>
        <table:table-column table:style-name="co102" table:default-cell-style-name="ce1945"/>
        <table:table-column table:style-name="co27" table:default-cell-style-name="ce1945"/>
        <table:table-column table:style-name="co65" table:default-cell-style-name="ce1945"/>
        <table:table-column table:style-name="co103" table:default-cell-style-name="ce1945"/>
        <table:table-column table:style-name="co104" table:default-cell-style-name="ce1945"/>
        <table:table-column table:style-name="co105" table:default-cell-style-name="ce1945"/>
        <table:table-column table:style-name="co106" table:default-cell-style-name="ce1945"/>
        <table:table-column table:style-name="co27" table:default-cell-style-name="ce1945"/>
        <table:table-column table:style-name="co107" table:default-cell-style-name="ce1945"/>
        <table:table-column table:style-name="co108" table:default-cell-style-name="ce1945"/>
        <table:table-column table:style-name="co109" table:default-cell-style-name="ce1945"/>
        <table:table-column table:style-name="co110" table:default-cell-style-name="ce1945"/>
        <table:table-column table:style-name="co111" table:default-cell-style-name="ce1945"/>
        <table:table-column table:style-name="co41" table:default-cell-style-name="ce1945"/>
        <table:table-column table:style-name="co41" table:number-columns-repeated="3" table:default-cell-style-name="ce2117"/>
        <table:table-column table:style-name="co41" table:number-columns-repeated="2" table:default-cell-style-name="ce1945"/>
        <table:table-column table:style-name="co112" table:default-cell-style-name="ce2061"/>
        <table:table-column table:style-name="co41" table:number-columns-repeated="241" table:default-cell-style-name="ce9"/>
        <table:table-column table:style-name="co14" table:default-cell-style-name="ce942"/>
        <table:table-column table:style-name="co14" table:number-columns-repeated="16119"/>
        <table:table-row table:style-name="ro2">
          <table:table-cell table:style-name="ce205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41"/>
          <table:table-cell table:style-name="ce1741" table:number-columns-repeated="9"/>
          <table:table-cell table:style-name="ce942" table:number-columns-repeated="248"/>
          <table:table-cell/>
          <table:table-cell table:style-name="ce9" table:number-columns-repeated="16119"/>
        </table:table-row>
        <table:table-row table:style-name="ro42">
          <table:table-cell table:style-name="ce2056"/>
          <table:table-cell table:style-name="ce2074" office:value-type="string" calcext:value-type="string">
            <text:p>Fegyver</text:p>
          </table:table-cell>
          <table:table-cell table:style-name="ce2106" office:value-type="string" calcext:value-type="string">
            <text:p>TÉ</text:p>
          </table:table-cell>
          <table:table-cell table:style-name="ce2106" office:value-type="string" calcext:value-type="string">
            <text:p>VÉ</text:p>
          </table:table-cell>
          <table:table-cell table:style-name="ce2074" office:value-type="string" calcext:value-type="string">
            <text:p>SP</text:p>
          </table:table-cell>
          <table:table-cell table:style-name="ce2146" office:value-type="string" calcext:value-type="string">
            <text:p>Sebesség</text:p>
          </table:table-cell>
          <table:table-cell table:style-name="ce2159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Pengehossz</text:p>
          </table:table-cell>
          <table:table-cell table:style-name="ce2237" office:value-type="string" calcext:value-type="string">
            <text:p>Forgatás</text:p>
            <text:p>Módja</text:p>
          </table:table-cell>
          <table:table-cell table:style-name="ce2432" office:value-type="string" calcext:value-type="string">
            <text:p>Erőbónusz</text:p>
            <text:p>Max</text:p>
          </table:table-cell>
          <table:table-cell table:style-name="ce2146" office:value-type="string" calcext:value-type="string">
            <text:p>Átütés</text:p>
          </table:table-cell>
          <table:table-cell table:style-name="ce2438" office:value-type="string" calcext:value-type="string">
            <text:p>Íves</text:p>
          </table:table-cell>
          <table:table-cell table:style-name="ce2438" office:value-type="string" calcext:value-type="string">
            <text:p>MK</text:p>
          </table:table-cell>
          <table:table-cell table:style-name="ce2438" office:value-type="string" calcext:value-type="string">
            <text:p>KF</text:p>
          </table:table-cell>
          <table:table-cell table:style-name="ce2504" office:value-type="string" calcext:value-type="string">
            <text:p>Harcmodor</text:p>
          </table:table-cell>
          <table:table-cell table:style-name="ce2519" office:value-type="string" calcext:value-type="string">
            <text:p>Megjegyzés</text:p>
          </table:table-cell>
          <table:table-cell table:style-name="ce2569"/>
          <table:table-cell table:style-name="ce942" table:number-columns-repeated="111"/>
          <table:table-cell table:style-name="ce2061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özelharci fegyverek</text:p>
          </table:table-cell>
          <table:table-cell table:style-name="ce2075"/>
          <table:table-cell table:style-name="ce2107" table:number-columns-repeated="2"/>
          <table:table-cell table:style-name="ce2075"/>
          <table:table-cell table:style-name="ce2147"/>
          <table:table-cell table:style-name="ce2160"/>
          <table:table-cell table:style-name="ce2147"/>
          <table:table-cell table:style-name="ce2238"/>
          <table:table-cell table:style-name="ce2160"/>
          <table:table-cell table:style-name="ce2147" table:number-columns-repeated="4"/>
          <table:table-cell table:style-name="ce2238"/>
          <table:table-cell table:style-name="ce2520"/>
          <table:table-cell table:style-name="ce2569"/>
          <table:table-cell table:style-name="ce942" table:number-columns-repeated="111"/>
          <table:table-cell table:style-name="ce2571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076" office:value-type="string" calcext:value-type="string">
            <text:p>Puszta kéz</text:p>
          </table:table-cell>
          <table:table-cell table:number-columns-repeated="2" table:style-name="ce977" office:value-type="float" office:value="-3" calcext:value-type="float">
            <text:p>-3</text:p>
          </table:table-cell>
          <table:table-cell table:style-name="ce2121" office:value-type="float" office:value="-5" calcext:value-type="float">
            <text:p>-5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6">Páncélkesztyűvel SP:-3 a (-5) helyett.</text:span>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7" office:value-type="string" calcext:value-type="string">
            <text:p>Puszta kéz Belharcban</text:p>
          </table:table-cell>
          <table:table-cell table:number-columns-repeated="2" table:style-name="ce977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23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number-columns-repeated="4" table:style-name="ce2123" office:value-type="float" office:value="0" calcext:value-type="float">
            <text:p>0</text:p>
          </table:table-cell>
          <table:table-cell table:style-name="ce2506" office:value-type="string" calcext:value-type="string">
            <text:p>közelharc</text:p>
          </table:table-cell>
          <table:table-cell table:style-name="ce2525" office:value-type="string" calcext:value-type="string">
            <text:p>FP sebesülést okoz. 5.FP = 1 ÉP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78" office:value-type="string" calcext:value-type="string">
            <text:p>Tőr</text:p>
          </table:table-cell>
          <table:table-cell table:number-columns-repeated="2" table:style-name="ce977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4" office:value-type="string" calcext:value-type="string">
            <text:p>-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78" office:value-type="string" calcext:value-type="string">
            <text:p>Béltépő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Dzsambia</text:p>
          </table:table-cell>
          <table:table-cell table:number-columns-repeated="2" table:style-name="ce977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8" office:value-type="string" calcext:value-type="string">
            <text:p>Garott</text:p>
          </table:table-cell>
          <table:table-cell table:number-columns-repeated="2" table:style-name="ce977" office:value-type="float" office:value="0" calcext:value-type="float">
            <text:p>0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string" calcext:value-type="string">
            <text:p>V</text:p>
          </table:table-cell>
          <table:table-cell table:style-name="ce2124" office:value-type="string" calcext:value-type="string">
            <text:p>spec.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78" office:value-type="string" calcext:value-type="string">
            <text:p>Kés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-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078" office:value-type="string" calcext:value-type="string">
            <text:p>Kriszkés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78" office:value-type="string" calcext:value-type="string">
            <text:p>Levéltőr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3" calcext:value-type="float">
            <text:p>3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-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arkolatgomb</text:p>
          </table:table-cell>
          <table:table-cell table:style-name="ce977" office:value-type="float" office:value="-1" calcext:value-type="float">
            <text:p>-1</text:p>
          </table:table-cell>
          <table:table-cell table:style-name="ce977" office:value-type="float" office:value="-2" calcext:value-type="float">
            <text:p>-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4" office:value-type="string" calcext:value-type="string">
            <text:p>Ugyanazok az értékei, mint a Vasökölnek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éregfog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4" office:value-type="string" calcext:value-type="string">
            <text:p>Ha sebzést okoz, befecskendezi a benne tárolt mérget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8" office:value-type="string" calcext:value-type="string">
            <text:p>Pugoss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7" office:value-type="string" calcext:value-type="string">
            <text:p>F6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078" office:value-type="string" calcext:value-type="string">
            <text:p>Ramiera</text:p>
          </table:table-cell>
          <table:table-cell table:number-columns-repeated="2" table:style-name="ce977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7" office:value-type="string" calcext:value-type="string">
            <text:p>F6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<text:span text:style-name="T5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78" office:value-type="string" calcext:value-type="string">
            <text:p>Tőr, hárító</text:p>
          </table:table-cell>
          <table:table-cell table:style-name="ce977" office:value-type="float" office:value="1" calcext:value-type="float">
            <text:p>1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30" office:value-type="string" calcext:value-type="string">
            <text:p><text:span text:style-name="T58">Nagyon</text:span><text:span text:style-name="T59"> drága!</text:span>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8" office:value-type="string" calcext:value-type="string">
            <text:p>Tőr, kígyó</text:p>
          </table:table-cell>
          <table:table-cell table:number-columns-repeated="2" table:style-name="ce977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Áldozótőr</text:p>
            <text:p>Vágásnál: +0 SP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8" office:value-type="string" calcext:value-type="string">
            <text:p>Tőr, ököl</text:p>
          </table:table-cell>
          <table:table-cell table:style-name="ce977" office:value-type="float" office:value="0" calcext:value-type="float">
            <text:p>0</text:p>
          </table:table-cell>
          <table:table-cell table:style-name="ce977" office:value-type="float" office:value="-3" calcext:value-type="float">
            <text:p>-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/>
          <table:table-cell table:style-name="ce2569"/>
          <table:table-cell table:style-name="ce942" table:number-columns-repeated="111"/>
          <table:table-cell table:style-name="ce873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079" office:value-type="string" calcext:value-type="string">
            <text:p>Tőr, páncélszúró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0" calcext:value-type="float">
            <text:p>0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7" office:value-type="string" calcext:value-type="string">
            <text:p>közelharc</text:p>
          </table:table-cell>
          <table:table-cell table:style-name="ce253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Tőr, Slan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/>
          <table:table-cell table:style-name="ce2569"/>
          <table:table-cell table:style-name="ce942" table:number-columns-repeated="111"/>
          <table:table-cell table:style-name="ce580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6"/>
          <table:table-cell table:style-name="ce2080" office:value-type="string" calcext:value-type="string">
            <text:p>Vasököl / p.kesztyű</text:p>
          </table:table-cell>
          <table:table-cell table:style-name="ce977" office:value-type="float" office:value="-1" calcext:value-type="float">
            <text:p>-1</text:p>
          </table:table-cell>
          <table:table-cell table:style-name="ce977" office:value-type="float" office:value="-2" calcext:value-type="float">
            <text:p>-2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436" office:value-type="float" office:value="0" calcext:value-type="float">
            <text:p>0</text:p>
          </table:table-cell>
          <table:table-cell table:number-columns-repeated="3" table:style-name="ce2474" office:value-type="float" office:value="0" calcext:value-type="float">
            <text:p>0</text:p>
          </table:table-cell>
          <table:table-cell table:style-name="ce2508" office:value-type="string" calcext:value-type="string">
            <text:p>közelharc</text:p>
          </table:table-cell>
          <table:table-cell table:style-name="ce2532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ardvívó fegyverek</text:p>
          </table:table-cell>
          <table:table-cell table:style-name="ce2081" office:value-type="string" calcext:value-type="string">
            <text:p>Kard, dzsenn szablya</text:p>
          </table:table-cell>
          <table:table-cell table:number-columns-repeated="2" table:style-name="ce980" office:value-type="float" office:value="5" calcext:value-type="float">
            <text:p>5</text:p>
          </table:table-cell>
          <table:table-cell table:style-name="ce2128" office:value-type="float" office:value="4" calcext:value-type="float">
            <text:p>4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476" office:value-type="float" office:value="1" calcext:value-type="float">
            <text:p>1</text:p>
          </table:table-cell>
          <table:table-cell table:style-name="ce2482" office:value-type="float" office:value="0" calcext:value-type="float">
            <text:p>0</text:p>
          </table:table-cell>
          <table:table-cell table:style-name="ce2476" office:value-type="string" calcext:value-type="string">
            <text:p>D6</text:p>
          </table:table-cell>
          <table:table-cell table:style-name="ce2509" office:value-type="string" calcext:value-type="string">
            <text:p>kardvívás</text:p>
          </table:table-cell>
          <table:table-cell table:style-name="ce2533"/>
          <table:table-cell table:style-name="ce2569"/>
          <table:table-cell table:style-name="ce942" table:number-columns-repeated="111"/>
          <table:table-cell table:style-name="ce582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emrelin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4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078" office:value-type="string" calcext:value-type="string">
            <text:p>Kard, fejvadász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F6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andzsár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Erő követelmény: +2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iequar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Elfek használják. Előtörténet!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3" office:value-type="string" calcext:value-type="string">
            <text:p>Kard, hosszú</text:p>
          </table:table-cell>
          <table:table-cell table:number-columns-repeated="2" table:style-name="ce941" office:value-type="float" office:value="4" calcext:value-type="float">
            <text:p>4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506" office:value-type="string" calcext:value-type="string">
            <text:p>kardvívás</text:p>
          </table:table-cell>
          <table:table-cell table:style-name="ce2536" office:value-type="string" calcext:value-type="string">
            <text:p>A legelterjedtebb kard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jatagán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2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582" table:number-columns-repeated="16119"/>
        </table:table-row>
        <table:table-row table:style-name="ro45">
          <table:table-cell/>
          <table:table-cell table:style-name="ce2083" office:value-type="string" calcext:value-type="string">
            <text:p>Kard, kétkezes</text:p>
          </table:table-cell>
          <table:table-cell table:style-name="ce941" office:value-type="float" office:value="7" calcext:value-type="float">
            <text:p>7</text:p>
          </table:table-cell>
          <table:table-cell table:style-name="ce941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float" office:value="9" calcext:value-type="float">
            <text:p>9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506" office:value-type="string" calcext:value-type="string">
            <text:p>kardvívás</text:p>
          </table:table-cell>
          <table:table-cell table:style-name="ce25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khossas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Elfek használják. Előtörténet!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8" office:value-type="string" calcext:value-type="string">
            <text:p>Kard, kígyó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agoss 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5" calcext:value-type="float">
            <text:p>5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F9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Egyébként Hosszúkard értékei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ovag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Erő követelmény: +2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83" office:value-type="string" calcext:value-type="string">
            <text:p>Kard, másfélkezes 2K</text:p>
          </table:table-cell>
          <table:table-cell table:style-name="ce941" office:value-type="float" office:value="6" calcext:value-type="float">
            <text:p>6</text:p>
          </table:table-cell>
          <table:table-cell table:style-name="ce941" office:value-type="float" office:value="5" calcext:value-type="float">
            <text:p>5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.5" calcext:value-type="float">
            <text:p>1.5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506" office:value-type="string" calcext:value-type="string">
            <text:p>kardvívás</text:p>
          </table:table-cell>
          <table:table-cell table:style-name="ce2537" office:value-type="string" calcext:value-type="string">
            <text:p>Erő követelmény: +2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78" office:value-type="string" calcext:value-type="string">
            <text:p>Kard, másfélkezes 1K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Erő követelmény: +2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78" office:value-type="string" calcext:value-type="string">
            <text:p>Kard, mesterkard 2K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Erő követelmény: +2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78" office:value-type="string" calcext:value-type="string">
            <text:p>Kard, mesterkard 1K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Erő követelmény: +2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Pugoss 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F6</text:p>
          </table:table-cell>
          <table:table-cell table:style-name="ce2505" office:value-type="string" calcext:value-type="string">
            <text:p>kardvívás</text:p>
          </table:table-cell>
          <table:table-cell table:style-name="ce2538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8" office:value-type="string" calcext:value-type="string">
            <text:p>Kard, rapír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rövid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-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078" office:value-type="string" calcext:value-type="string">
            <text:p>Kard, Slan 2K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S6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078" office:value-type="string" calcext:value-type="string">
            <text:p>Kard, Slan 1K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style-name="ce2478" office:value-type="string" calcext:value-type="string">
            <text:p>S6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lan rövid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S6</text:p>
          </table:table-cell>
          <table:table-cell table:style-name="ce2505" office:value-type="string" calcext:value-type="string">
            <text:p>kardvívás</text:p>
          </table:table-cell>
          <table:table-cell table:style-name="ce2535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8" office:value-type="string" calcext:value-type="string">
            <text:p>Kard, Slan csatakard</text:p>
          </table:table-cell>
          <table:table-cell table:style-name="ce977" office:value-type="float" office:value="8" calcext:value-type="float">
            <text:p>8</text:p>
          </table:table-cell>
          <table:table-cell table:style-name="ce977" office:value-type="float" office:value="7" calcext:value-type="float">
            <text:p>7</text:p>
          </table:table-cell>
          <table:table-cell table:number-columns-repeated="2"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S9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Hihetetlen drága és ritka.</text:p>
            <text:p>Csak két kézzel forgatható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zablya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/>
          <table:table-cell table:style-name="ce2569"/>
          <table:table-cell table:style-name="ce942" table:number-columns-repeated="111"/>
          <table:table-cell table:style-name="ce873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1K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/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egykezes</text:p>
          </table:table-cell>
          <table:table-cell table:style-name="ce2126" table:number-columns-repeated="2"/>
          <table:table-cell table:style-name="ce2469" office:value-type="float" office:value="0" calcext:value-type="float">
            <text:p>0</text:p>
          </table:table-cell>
          <table:table-cell table:style-name="ce2478" office:value-type="float" office:value="1" calcext:value-type="float">
            <text:p>1</text:p>
          </table:table-cell>
          <table:table-cell table:style-name="ce2478" office:value-type="string" calcext:value-type="string">
            <text:p>F9</text:p>
          </table:table-cell>
          <table:table-cell table:style-name="ce2507" office:value-type="string" calcext:value-type="string">
            <text:p>kardvívás</text:p>
          </table:table-cell>
          <table:table-cell table:style-name="ce2538" office:value-type="string" calcext:value-type="string">
            <text:p>Mágikus fém jellege már benne van a harcértékekben.</text:p>
          </table:table-cell>
          <table:table-cell table:style-name="ce2569"/>
          <table:table-cell table:style-name="ce942" table:number-columns-repeated="111"/>
          <table:table-cell table:style-name="ce873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2K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5" calcext:value-type="float">
            <text:p>5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F9</text:p>
          </table:table-cell>
          <table:table-cell table:style-name="ce2507" office:value-type="string" calcext:value-type="string">
            <text:p>kardvívás</text:p>
          </table:table-cell>
          <table:table-cell table:style-name="ce2538" office:value-type="string" calcext:value-type="string">
            <text:p>Mágikus fém jellege már benne van a harcértékekben.</text:p>
          </table:table-cell>
          <table:table-cell table:style-name="ce2569"/>
          <table:table-cell table:style-name="ce942" table:number-columns-repeated="111"/>
          <table:table-cell table:style-name="ce873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63"/>
          <table:table-cell table:style-name="ce2079" office:value-type="string" calcext:value-type="string">
            <text:p>Meneth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477" office:value-type="float" office:value="1" calcext:value-type="float">
            <text:p>1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A3</text:p>
          </table:table-cell>
          <table:table-cell table:style-name="ce2507" office:value-type="string" calcext:value-type="string">
            <text:p>kardvívás</text:p>
          </table:table-cell>
          <table:table-cell table:style-name="ce253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Predoci egyeneskard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4" calcext:value-type="float">
            <text:p>4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8" office:value-type="string" calcext:value-type="string">
            <text:p>-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Sequor 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478" office:value-type="float" office:value="1" calcext:value-type="float">
            <text:p>1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F9</text:p>
          </table:table-cell>
          <table:table-cell table:style-name="ce2505" office:value-type="string" calcext:value-type="string">
            <text:p>kardvívás</text:p>
          </table:table-cell>
          <table:table-cell table:style-name="ce2539"/>
          <table:table-cell table:style-name="ce2569"/>
          <table:table-cell table:style-name="ce942" table:number-columns-repeated="111"/>
          <table:table-cell table:style-name="ce2572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4">
          <table:table-cell table:style-name="ce2056"/>
          <table:table-cell table:style-name="ce2084" office:value-type="string" calcext:value-type="string">
            <text:p>Tőrkard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474" office:value-type="float" office:value="0" calcext:value-type="float">
            <text:p>0</text:p>
          </table:table-cell>
          <table:table-cell table:number-columns-repeated="2" table:style-name="ce2498" office:value-type="float" office:value="0" calcext:value-type="float">
            <text:p>0</text:p>
          </table:table-cell>
          <table:table-cell table:style-name="ce2510" office:value-type="string" calcext:value-type="string">
            <text:p>kardvívás</text:p>
          </table:table-cell>
          <table:table-cell table:style-name="ce2545" office:value-type="string" calcext:value-type="string">
            <text:p>- Az áldozat Páncéldobás: -1 büntetés</text:p>
            <text:p><text:span text:style-name="T60">- Területre/Pontra támadás manőver: Ellenpróba: -2</text:span></text:p>
            <text:p>- Ha az ellenfél is tőrkardos, mindketten: VÉ csökkentés: Kiskocka.</text:p>
            <text:p><text:span text:style-name="T60">- Könnyebb ellene a </text:span><text:span text:style-name="T60"><text:a xlink:href="https://github.com/kaktusztea/szilankrpg/blob/master/md/066_05_altalanos_manoverek.md#lefegyverzés--fegyvertörés" xlink:type="simple">Fegyvertörés</text:a></text:span><text:span text:style-name="T60"> manőver: Ellenpróba: -2</text:span></text:p>
            <text:p>- Zúzó fegyverek ellen: VÉ veszteség duplázódik</text:p>
          </table:table-cell>
          <table:table-cell table:style-name="ce2569"/>
          <table:table-cell table:style-name="ce942" table:number-columns-repeated="111"/>
          <table:table-cell table:style-name="ce873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Lándzsavívó fegyverek</text:p>
          </table:table-cell>
          <table:table-cell table:style-name="ce2086" office:value-type="string" calcext:value-type="string">
            <text:p>Alabárd SV</text:p>
          </table:table-cell>
          <table:table-cell table:number-columns-repeated="2" table:style-name="ce2108" office:value-type="float" office:value="10" calcext:value-type="float">
            <text:p>10</text:p>
          </table:table-cell>
          <table:table-cell table:style-name="ce2131" office:value-type="float" office:value="4" calcext:value-type="float">
            <text:p>4</text:p>
          </table:table-cell>
          <table:table-cell table:style-name="ce2131" office:value-type="float" office:value="9" calcext:value-type="float">
            <text:p>9</text:p>
          </table:table-cell>
          <table:table-cell table:style-name="ce2131" office:value-type="string" calcext:value-type="string">
            <text:p>S+V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482" office:value-type="float" office:value="0" calcext:value-type="float">
            <text:p>0</text:p>
          </table:table-cell>
          <table:table-cell table:style-name="ce2511" office:value-type="string" calcext:value-type="string">
            <text:p>lándzsavívás</text:p>
          </table:table-cell>
          <table:table-cell table:style-name="ce2546" office:value-type="string" calcext:value-type="string">
            <text:p>Szúró és Vágó módban</text:p>
          </table:table-cell>
          <table:table-cell table:style-name="ce2569"/>
          <table:table-cell table:style-name="ce942" table:number-columns-repeated="111"/>
          <table:table-cell table:style-name="ce2573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7" office:value-type="string" calcext:value-type="string">
            <text:p>Alabárd Z</text:p>
          </table:table-cell>
          <table:table-cell table:style-name="ce939" office:value-type="float" office:value="7" calcext:value-type="float">
            <text:p>7</text:p>
          </table:table-cell>
          <table:table-cell table:style-name="ce939" office:value-type="float" office:value="8" calcext:value-type="float">
            <text:p>8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string" calcext:value-type="string">
            <text:p>Z</text:p>
          </table:table-cell>
          <table:table-cell table:style-name="ce2126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6" calcext:value-type="float">
            <text:p>6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550" office:value-type="string" calcext:value-type="string">
            <text:p>Zúzó módban. Talán a legjobb a páncélok ellen az Átütéssel.</text:p>
          </table:table-cell>
          <table:table-cell table:style-name="ce2569"/>
          <table:table-cell table:style-name="ce942" table:number-columns-repeated="111"/>
          <table:table-cell table:style-name="ce873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Bot, hosszú</text:p>
          </table:table-cell>
          <table:table-cell table:style-name="ce939" office:value-type="float" office:value="6" calcext:value-type="float">
            <text:p>6</text:p>
          </table:table-cell>
          <table:table-cell table:style-name="ce939" office:value-type="float" office:value="8" calcext:value-type="float">
            <text:p>8</text:p>
          </table:table-cell>
          <table:table-cell table:style-name="ce2133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063" office:value-type="string" calcext:value-type="string">
            <text:p>Könnyű és fürge</text:p>
          </table:table-cell>
          <table:table-cell table:style-name="ce2569"/>
          <table:table-cell table:style-name="ce942" table:number-columns-repeated="111"/>
          <table:table-cell table:style-name="ce873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Kopja</text:p>
          </table:table-cell>
          <table:table-cell table:number-columns-repeated="2" table:style-name="ce939" office:value-type="float" office:value="13" calcext:value-type="float">
            <text:p>13</text:p>
          </table:table-cell>
          <table:table-cell table:style-name="ce2133" office:value-type="float" office:value="10" calcext:value-type="float">
            <text:p>10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0" calcext:value-type="float">
            <text:p>0</text:p>
          </table:table-cell>
          <table:table-cell table:style-name="ce2126" office:value-type="float" office:value="5" calcext:value-type="float">
            <text:p>5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063" office:value-type="string" calcext:value-type="string">
            <text:p>Csak lovon használható.Csak Lovas rohamból használható.</text:p>
          </table:table-cell>
          <table:table-cell table:style-name="ce2569"/>
          <table:table-cell table:style-name="ce942" table:number-columns-repeated="111"/>
          <table:table-cell table:style-name="ce873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63"/>
          <table:table-cell table:style-name="ce2079" office:value-type="string" calcext:value-type="string">
            <text:p>Lándzsa</text:p>
          </table:table-cell>
          <table:table-cell table:style-name="ce939" office:value-type="float" office:value="12" calcext:value-type="float">
            <text:p>12</text:p>
          </table:table-cell>
          <table:table-cell table:style-name="ce939" office:value-type="float" office:value="13" calcext:value-type="float">
            <text:p>13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26" office:value-type="string" calcext:value-type="string">
            <text:p>4/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531" office:value-type="string" calcext:value-type="string">
            <text:p>Keskeny: +2</text:p>
            <text:p>Széles hegyű: +2</text:p>
          </table:table-cell>
          <table:table-cell table:style-name="ce2569"/>
          <table:table-cell table:style-name="ce942" table:number-columns-repeated="111"/>
          <table:table-cell table:style-name="ce873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63"/>
          <table:table-cell table:style-name="ce2079" office:value-type="string" calcext:value-type="string">
            <text:p>Pika</text:p>
          </table:table-cell>
          <table:table-cell table:number-columns-repeated="2" table:style-name="ce939" office:value-type="float" office:value="16" calcext:value-type="float">
            <text:p>16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10" calcext:value-type="float">
            <text:p>10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3" calcext:value-type="float">
            <text:p>3</text:p>
          </table:table-cell>
          <table:table-cell table:style-name="ce2126" office:value-type="string" calcext:value-type="string">
            <text:p>4/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531" office:value-type="string" calcext:value-type="string">
            <text:p>Ha közrefognak, a fegyver az egyik (választott) támadó ellen 0 harcértékű lesz.</text:p>
          </table:table-cell>
          <table:table-cell table:style-name="ce2569"/>
          <table:table-cell table:style-name="ce942" table:number-columns-repeated="111"/>
          <table:table-cell table:style-name="ce873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Szigony, egykezes</text:p>
          </table:table-cell>
          <table:table-cell table:style-name="ce939" office:value-type="float" office:value="4" calcext:value-type="float">
            <text:p>4</text:p>
          </table:table-cell>
          <table:table-cell table:style-name="ce939" office:value-type="float" office:value="5" calcext:value-type="float">
            <text:p>5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063"/>
          <table:table-cell table:style-name="ce2569"/>
          <table:table-cell table:style-name="ce942" table:number-columns-repeated="111"/>
          <table:table-cell table:style-name="ce873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9" office:value-type="string" calcext:value-type="string">
            <text:p>Szigony, kétkezes</text:p>
          </table:table-cell>
          <table:table-cell table:style-name="ce939" office:value-type="float" office:value="7" calcext:value-type="float">
            <text:p>7</text:p>
          </table:table-cell>
          <table:table-cell table:style-name="ce939" office:value-type="float" office:value="9" calcext:value-type="float">
            <text:p>9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063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Zúzó fegyverek</text:p>
          </table:table-cell>
          <table:table-cell table:style-name="ce2088" office:value-type="string" calcext:value-type="string">
            <text:p>Balta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0" calcext:value-type="float">
            <text:p>0</text:p>
          </table:table-cell>
          <table:table-cell table:style-name="ce2115" office:value-type="float" office:value="2" calcext:value-type="float">
            <text:p>2</text:p>
          </table:table-cell>
          <table:table-cell table:style-name="ce2131" office:value-type="float" office:value="7" calcext:value-type="float">
            <text:p>7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482" office:value-type="float" office:value="0" calcext:value-type="float">
            <text:p>0</text:p>
          </table:table-cell>
          <table:table-cell table:style-name="ce2509" office:value-type="string" calcext:value-type="string">
            <text:p>zúzás</text:p>
          </table:table-cell>
          <table:table-cell table:style-name="ce2551"/>
          <table:table-cell table:style-name="ce2569"/>
          <table:table-cell table:style-name="ce942" table:number-columns-repeated="111"/>
          <table:table-cell table:style-name="ce582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76" office:value-type="string" calcext:value-type="string">
            <text:p>Bot, rövid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32" office:value-type="float" office:value="-3" calcext:value-type="float">
            <text:p>-3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1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ot, furkós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-1" calcext:value-type="float">
            <text:p>-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8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8" office:value-type="string" calcext:value-type="string">
            <text:p>Buzogány, egykezes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225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zúzás</text:p>
          </table:table-cell>
          <table:table-cell table:style-name="ce2538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kétkezes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5" calcext:value-type="float">
            <text:p>5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zúzás</text:p>
          </table:table-cell>
          <table:table-cell table:style-name="ce2538" office:value-type="string" calcext:value-type="string">
            <text:p>Erő követelmény: +2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láncos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8" office:value-type="string" calcext:value-type="string">
            <text:p>Ellene az ellenfél Pajzs VÉ fele számít csak!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shadleki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3" calcext:value-type="float">
            <text:p>3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3" calcext:value-type="float">
            <text:p>3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8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tollas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1" calcext:value-type="float">
            <text:p>1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8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42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egykezes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6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8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582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kétkezes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4" calcext:value-type="float">
            <text:p>4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5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8" office:value-type="string" calcext:value-type="string">
            <text:p>Csatacsákány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0" calcext:value-type="float">
            <text:p>1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5" office:value-type="string" calcext:value-type="string">
            <text:p>Nagyon vérzik</text:p>
            <text:p>50% az esély, hogy beragad és nem lehet kihúzni harc közben</text:p>
          </table:table-cell>
          <table:table-cell table:style-name="ce2569"/>
          <table:table-cell table:style-name="ce942" table:number-columns-repeated="111"/>
          <table:table-cell table:style-name="ce2572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4" office:value-type="string" calcext:value-type="string">
            <text:p>Harci kalapács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2" calcext:value-type="float">
            <text:p>2</text:p>
          </table:table-cell>
          <table:table-cell table:style-name="ce2135" office:value-type="float" office:value="7" calcext:value-type="float">
            <text:p>7</text:p>
          </table:table-cell>
          <table:table-cell table:style-name="ce2135" office:value-type="float" office:value="9" calcext:value-type="float">
            <text:p>9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1.5" calcext:value-type="float">
            <text:p>1.5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474" office:value-type="float" office:value="0" calcext:value-type="float">
            <text:p>0</text:p>
          </table:table-cell>
          <table:table-cell table:number-columns-repeated="2" table:style-name="ce2498" office:value-type="float" office:value="0" calcext:value-type="float">
            <text:p>0</text:p>
          </table:table-cell>
          <table:table-cell table:style-name="ce2512" office:value-type="string" calcext:value-type="string">
            <text:p>zúzás</text:p>
          </table:table-cell>
          <table:table-cell table:style-name="ce2553" office:value-type="string" calcext:value-type="string">
            <text:p>Erő követelmény: +2</text:p>
          </table:table-cell>
          <table:table-cell table:style-name="ce2569"/>
          <table:table-cell table:style-name="ce942" table:number-columns-repeated="111"/>
          <table:table-cell table:style-name="ce873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Ostorharcos fegyverek</text:p>
          </table:table-cell>
          <table:table-cell table:style-name="ce2086" office:value-type="string" calcext:value-type="string">
            <text:p>Korbác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0" calcext:value-type="float">
            <text:p>0</text:p>
          </table:table-cell>
          <table:table-cell table:style-name="ce2131" office:value-type="float" office:value="-1" calcext:value-type="float">
            <text:p>-1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0" calcext:value-type="float">
            <text:p>0</text:p>
          </table:table-cell>
          <table:table-cell table:style-name="ce2476" office:value-type="float" office:value="1" calcext:value-type="float">
            <text:p>1</text:p>
          </table:table-cell>
          <table:table-cell table:number-columns-repeated="2" table:style-name="ce2482" office:value-type="float" office:value="0" calcext:value-type="float">
            <text:p>0</text:p>
          </table:table-cell>
          <table:table-cell table:style-name="ce2511" office:value-type="string" calcext:value-type="string">
            <text:p>ostorharc</text:p>
          </table:table-cell>
          <table:table-cell table:style-name="ce2554"/>
          <table:table-cell table:style-name="ce2569"/>
          <table:table-cell table:style-name="ce942" table:number-columns-repeated="111"/>
          <table:table-cell table:style-name="ce2573" table:number-columns-repeated="129"/>
          <table:table-cell table:style-name="ce942" table:number-columns-repeated="7"/>
          <table:table-cell/>
          <table:table-cell table:style-name="ce942" table:number-columns-repeated="16119"/>
        </table:table-row>
        <table:table-row table:style-name="ro2">
          <table:table-cell table:style-name="ce2069"/>
          <table:table-cell table:style-name="ce2079" office:value-type="string" calcext:value-type="string">
            <text:p>Ostor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Z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478" office:value-type="float" office:value="1" calcext:value-type="float">
            <text:p>1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ostorharc</text:p>
          </table:table-cell>
          <table:table-cell table:style-name="ce2063"/>
          <table:table-cell table:style-name="ce2569"/>
          <table:table-cell table:style-name="ce942" table:number-columns-repeated="111"/>
          <table:table-cell table:style-name="ce580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9" office:value-type="string" calcext:value-type="string">
            <text:p>Ostorkard</text:p>
          </table:table-cell>
          <table:table-cell table:number-columns-repeated="2" table:style-name="ce977" office:value-type="float" office:value="10" calcext:value-type="float">
            <text:p>10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36" office:value-type="string" calcext:value-type="string">
            <text:p>V</text:p>
          </table:table-cell>
          <table:table-cell table:style-name="ce2136" office:value-type="float" office:value="3" calcext:value-type="float">
            <text:p>3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486" office:value-type="float" office:value="1" calcext:value-type="float">
            <text:p>1</text:p>
          </table:table-cell>
          <table:table-cell table:number-columns-repeated="2" table:style-name="ce2488" office:value-type="float" office:value="0" calcext:value-type="float">
            <text:p>0</text:p>
          </table:table-cell>
          <table:table-cell table:style-name="ce2513" office:value-type="string" calcext:value-type="string">
            <text:p>ostorharc</text:p>
          </table:table-cell>
          <table:table-cell table:style-name="ce2555" office:value-type="string" calcext:value-type="string">
            <text:p>Önveszélyes, lásd a leírását. </text:p>
          </table:table-cell>
          <table:table-cell table:style-name="ce2569"/>
          <table:table-cell table:style-name="ce942" table:number-columns-repeated="111"/>
          <table:table-cell table:style-name="ce2572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Hárítófegyverek</text:p>
          </table:table-cell>
          <table:table-cell table:style-name="ce2090" office:value-type="string" calcext:value-type="string">
            <text:p>Hárító: Alkarvédő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3/2/0</text:p>
          </table:table-cell>
          <table:table-cell table:style-name="ce2137" office:value-type="string" calcext:value-type="string">
            <text:p>-</text:p>
          </table:table-cell>
          <table:table-cell table:style-name="ce2149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487" office:value-type="float" office:value="0" calcext:value-type="float">
            <text:p>0</text:p>
          </table:table-cell>
          <table:table-cell table:style-name="ce2514" office:value-type="string" calcext:value-type="string">
            <text:p>közelharci</text:p>
          </table:table-cell>
          <table:table-cell table:style-name="ce2556"/>
          <table:table-cell table:style-name="ce2569"/>
          <table:table-cell table:style-name="ce942" table:number-columns-repeated="111"/>
          <table:table-cell table:style-name="ce2044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9" office:value-type="string" calcext:value-type="string">
            <text:p>Hárító: Csatakesztyű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2" calcext:value-type="float">
            <text:p>2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88" office:value-type="float" office:value="0" calcext:value-type="float">
            <text:p>0</text:p>
          </table:table-cell>
          <table:table-cell table:style-name="ce2513" office:value-type="string" calcext:value-type="string">
            <text:p>kardvívás</text:p>
          </table:table-cell>
          <table:table-cell table:style-name="ce2070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Köpeny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3" calcext:value-type="float">
            <text:p>3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88" office:value-type="float" office:value="0" calcext:value-type="float">
            <text:p>0</text:p>
          </table:table-cell>
          <table:table-cell table:style-name="ce2513" office:value-type="string" calcext:value-type="string">
            <text:p>kardvívás</text:p>
          </table:table-cell>
          <table:table-cell table:style-name="ce2070" office:value-type="string" calcext:value-type="string">
            <text:p>Legfeljebb 1 penge hosszú fegyverek ellen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Tonfa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6" office:value-type="float" office:value="-3" calcext:value-type="float">
            <text:p>-3</text:p>
          </table:table-cell>
          <table:table-cell table:style-name="ce2148" office:value-type="float" office:value="6" calcext:value-type="float">
            <text:p>6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88" office:value-type="float" office:value="0" calcext:value-type="float">
            <text:p>0</text:p>
          </table:table-cell>
          <table:table-cell table:style-name="ce2513" office:value-type="string" calcext:value-type="string">
            <text:p>közelharci</text:p>
          </table:table-cell>
          <table:table-cell table:style-name="ce2070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942" table:number-columns-repeated="15"/>
          <table:table-cell table:style-name="ce2569"/>
          <table:table-cell table:style-name="ce942" table:number-columns-repeated="247"/>
          <table:table-cell/>
          <table:table-cell table:style-name="ce9" table:number-columns-repeated="16119"/>
        </table:table-row>
        <table:table-row table:style-name="ro42">
          <table:table-cell table:style-name="ce2060" office:value-type="string" calcext:value-type="string">
            <text:p>Pajzsok</text:p>
          </table:table-cell>
          <table:table-cell table:style-name="ce2091" office:value-type="string" calcext:value-type="string">
            <text:p>Pajzs típus</text:p>
          </table:table-cell>
          <table:table-cell table:style-name="ce2111" office:value-type="string" calcext:value-type="string">
            <text:p>TÉ</text:p>
          </table:table-cell>
          <table:table-cell table:style-name="ce2111" office:value-type="string" calcext:value-type="string">
            <text:p>VÉ</text:p>
          </table:table-cell>
          <table:table-cell table:style-name="ce2091" office:value-type="string" calcext:value-type="string">
            <text:p>SP</text:p>
          </table:table-cell>
          <table:table-cell table:style-name="ce2150" office:value-type="string" calcext:value-type="string">
            <text:p>Sebesség</text:p>
          </table:table-cell>
          <table:table-cell table:style-name="ce2227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Pengehossz</text:p>
          </table:table-cell>
          <table:table-cell table:style-name="ce2242" office:value-type="string" calcext:value-type="string">
            <text:p>Típus</text:p>
          </table:table-cell>
          <table:table-cell table:style-name="ce2433" office:value-type="string" calcext:value-type="string">
            <text:p>Erőbónusz</text:p>
            <text:p>Max</text:p>
          </table:table-cell>
          <table:table-cell table:style-name="ce2150" office:value-type="string" calcext:value-type="string">
            <text:p>Átütés</text:p>
          </table:table-cell>
          <table:table-cell table:style-name="ce2489" office:value-type="string" calcext:value-type="string">
            <text:p>Íves</text:p>
          </table:table-cell>
          <table:table-cell table:style-name="ce2489" office:value-type="string" calcext:value-type="string">
            <text:p>MF</text:p>
          </table:table-cell>
          <table:table-cell table:style-name="ce2489" office:value-type="string" calcext:value-type="string">
            <text:p>KF</text:p>
          </table:table-cell>
          <table:table-cell table:style-name="ce2515" office:value-type="string" calcext:value-type="string">
            <text:p>Harcmodor</text:p>
          </table:table-cell>
          <table:table-cell table:style-name="ce2556"/>
          <table:table-cell table:style-name="ce2569"/>
          <table:table-cell table:style-name="ce942" table:number-columns-repeated="111"/>
          <table:table-cell table:style-name="ce582" table:number-columns-repeated="129"/>
          <table:table-cell table:style-name="ce946" table:number-columns-repeated="8"/>
          <table:table-cell table:style-name="ce9" table:number-columns-repeated="16119"/>
        </table:table-row>
        <table:table-row table:style-name="ro2">
          <table:table-cell table:style-name="ce2056"/>
          <table:table-cell table:style-name="ce2092" office:value-type="string" calcext:value-type="string">
            <text:p>Ki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3" calcext:value-type="float">
            <text:p>3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6" calcext:value-type="float">
            <text:p>6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490" office:value-type="float" office:value="0" calcext:value-type="float">
            <text:p>0</text:p>
          </table:table-cell>
          <table:table-cell table:number-columns-repeated="2" table:style-name="ce2499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55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92" office:value-type="string" calcext:value-type="string">
            <text:p>Közepe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0" calcext:value-type="float">
            <text:p>10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7" calcext:value-type="float">
            <text:p>7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490" office:value-type="float" office:value="0" calcext:value-type="float">
            <text:p>0</text:p>
          </table:table-cell>
          <table:table-cell table:number-columns-repeated="2" table:style-name="ce2499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55" office:value-type="string" calcext:value-type="string">
            <text:p>Erő követelmény: +1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092" office:value-type="string" calcext:value-type="string">
            <text:p>Nagy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6" calcext:value-type="float">
            <text:p>16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9" calcext:value-type="float">
            <text:p>9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4" calcext:value-type="float">
            <text:p>4</text:p>
          </table:table-cell>
          <table:table-cell table:style-name="ce2228" office:value-type="float" office:value="0" calcext:value-type="float">
            <text:p>0</text:p>
          </table:table-cell>
          <table:table-cell table:style-name="ce2490" office:value-type="float" office:value="0" calcext:value-type="float">
            <text:p>0</text:p>
          </table:table-cell>
          <table:table-cell table:number-columns-repeated="2" table:style-name="ce2499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55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942" table:number-columns-repeated="15"/>
          <table:table-cell table:style-name="ce2569"/>
          <table:table-cell table:style-name="ce942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6"/>
          <table:table-cell table:style-name="ce2093" office:value-type="string" calcext:value-type="string">
            <text:p>Fegyver</text:p>
          </table:table-cell>
          <table:table-cell table:style-name="ce2093" office:value-type="string" calcext:value-type="string">
            <text:p>CÉ</text:p>
          </table:table-cell>
          <table:table-cell table:style-name="ce2093" office:value-type="string" calcext:value-type="string">
            <text:p>Osztó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52" office:value-type="string" calcext:value-type="string">
            <text:p>Sebzés</text:p>
            <text:p>Módja</text:p>
          </table:table-cell>
          <table:table-cell table:style-name="ce2152" office:value-type="string" calcext:value-type="string">
            <text:p>Hatótáv</text:p>
          </table:table-cell>
          <table:table-cell table:style-name="ce2093" office:value-type="string" calcext:value-type="string">
            <text:p>Tipus</text:p>
          </table:table-cell>
          <table:table-cell table:style-name="ce2434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093" table:number-columns-repeated="3"/>
          <table:table-cell table:style-name="ce2152" office:value-type="string" calcext:value-type="string">
            <text:p>Harcmodor</text:p>
          </table:table-cell>
          <table:table-cell table:style-name="ce2557" office:value-type="string" calcext:value-type="string">
            <text:p>Megjegyzés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 office:value-type="string" calcext:value-type="string">
            <text:p>Hajítófegyverek</text:p>
          </table:table-cell>
          <table:table-cell table:style-name="ce2094"/>
          <table:table-cell table:style-name="ce2115" table:number-columns-repeated="2"/>
          <table:table-cell table:style-name="ce2088" table:number-columns-repeated="11"/>
          <table:table-cell table:style-name="ce2551"/>
          <table:table-cell table:style-name="ce2569"/>
          <table:table-cell table:style-name="ce942" table:number-columns-repeated="111"/>
          <table:table-cell table:style-name="ce2044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Bola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91"/>
          <table:table-cell table:style-name="ce2500" table:number-columns-repeated="2"/>
          <table:table-cell table:style-name="ce2505" office:value-type="string" calcext:value-type="string">
            <text:p>hajítás</text:p>
          </table:table-cell>
          <table:table-cell table:style-name="ce2558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6">
          <table:table-cell table:style-name="ce2070"/>
          <table:table-cell table:style-name="ce2096" office:value-type="string" calcext:value-type="string">
            <text:p>Dárda</text:p>
          </table:table-cell>
          <table:table-cell table:style-name="ce977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5m</text:p>
            <text:p>+(Erő x 3)</text:p>
          </table:table-cell>
          <table:table-cell table:style-name="ce2244" office:value-type="string" calcext:value-type="string">
            <text:p>egy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3" calcext:value-type="float">
            <text:p>3</text:p>
          </table:table-cell>
          <table:table-cell table:style-name="ce2488" table:number-columns-repeated="3"/>
          <table:table-cell table:style-name="ce2513" office:value-type="string" calcext:value-type="string">
            <text:p>hajítás</text:p>
          </table:table-cell>
          <table:table-cell table:style-name="ce255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Dobócsillag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39" office:value-type="float" office:value="-3" calcext:value-type="float">
            <text:p>-3</text:p>
          </table:table-cell>
          <table:table-cell table:style-name="ce2154" office:value-type="float" office:value="5" calcext:value-type="float">
            <text:p>5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5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hajítás</text:p>
          </table:table-cell>
          <table:table-cell table:style-name="ce2560"/>
          <table:table-cell table:style-name="ce2569"/>
          <table:table-cell table:style-name="ce942" table:number-columns-repeated="111"/>
          <table:table-cell table:style-name="ce580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Dobóháló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4m +Erő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91"/>
          <table:table-cell table:style-name="ce2500" table:number-columns-repeated="2"/>
          <table:table-cell table:style-name="ce2505" office:value-type="string" calcext:value-type="string">
            <text:p>hajítás</text:p>
          </table:table-cell>
          <table:table-cell table:style-name="ce2558"/>
          <table:table-cell table:style-name="ce2569"/>
          <table:table-cell table:style-name="ce942" table:number-columns-repeated="111"/>
          <table:table-cell table:style-name="ce998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101" office:value-type="string" calcext:value-type="string">
            <text:p>Hajítóbárd</text:p>
          </table:table-cell>
          <table:table-cell table:style-name="ce977" office:value-type="float" office:value="2" calcext:value-type="float">
            <text:p>2</text:p>
          </table:table-cell>
          <table:table-cell table:style-name="ce2118" office:value-type="float" office:value="2" calcext:value-type="float">
            <text:p>2</text:p>
          </table:table-cell>
          <table:table-cell table:style-name="ce2139" office:value-type="float" office:value="2" calcext:value-type="float">
            <text:p>2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string" calcext:value-type="string">
            <text:p><text:span text:style-name="T54">20m</text:span></text:p>
            <text:p><text:span text:style-name="T55">+(Erő x 4) </text:span></text:p>
          </table:table-cell>
          <table:table-cell table:style-name="ce2239" office:value-type="string" calcext:value-type="string">
            <text:p>egy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hajítás</text:p>
          </table:table-cell>
          <table:table-cell table:style-name="ce2561" office:value-type="string" calcext:value-type="string">
            <text:p>Pajzsba dobva csökkenti annak Védő Értékét a dobott SP értékkel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62"/>
          <table:table-cell table:style-name="ce2102" office:value-type="string" calcext:value-type="string">
            <text:p>Hajítótőr</text:p>
          </table:table-cell>
          <table:table-cell table:style-name="ce977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40" office:value-type="float" office:value="0" calcext:value-type="float">
            <text:p>0</text:p>
          </table:table-cell>
          <table:table-cell table:style-name="ce2155" office:value-type="float" office:value="6" calcext:value-type="float">
            <text:p>6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string" calcext:value-type="string">
            <text:p>15m</text:p>
          </table:table-cell>
          <table:table-cell table:style-name="ce2244" office:value-type="string" calcext:value-type="string">
            <text:p>egykezes</text:p>
          </table:table-cell>
          <table:table-cell table:style-name="ce2140" office:value-type="float" office:value="1" calcext:value-type="float">
            <text:p>1</text:p>
          </table:table-cell>
          <table:table-cell table:style-name="ce2229" office:value-type="float" office:value="0" calcext:value-type="float">
            <text:p>0</text:p>
          </table:table-cell>
          <table:table-cell table:style-name="ce2493"/>
          <table:table-cell table:style-name="ce2501" table:number-columns-repeated="2"/>
          <table:table-cell table:style-name="ce2516" office:value-type="string" calcext:value-type="string">
            <text:p>hajítás</text:p>
          </table:table-cell>
          <table:table-cell table:style-name="ce256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69"/>
          <table:table-cell table:style-name="ce942" table:number-columns-repeated="111"/>
          <table:table-cell table:style-name="ce582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101" office:value-type="string" calcext:value-type="string">
            <text:p>Kő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39" office:value-type="float" office:value="-10" calcext:value-type="float">
            <text:p>-10</text:p>
          </table:table-cell>
          <table:table-cell table:style-name="ce2154" office:value-type="float" office:value="6" calcext:value-type="float">
            <text:p>6</text:p>
          </table:table-cell>
          <table:table-cell table:style-name="ce2139" office:value-type="string" calcext:value-type="string">
            <text:p>Z</text:p>
          </table:table-cell>
          <table:table-cell table:style-name="ce2235" office:value-type="string" calcext:value-type="string">
            <text:p>20m</text:p>
            <text:p>+(Erő x 5) 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93"/>
          <table:table-cell table:style-name="ce2501" table:number-columns-repeated="2"/>
          <table:table-cell table:style-name="ce2505" office:value-type="string" calcext:value-type="string">
            <text:p>hajítás</text:p>
          </table:table-cell>
          <table:table-cell table:style-name="ce2560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Lasszó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88" table:number-columns-repeated="3"/>
          <table:table-cell table:style-name="ce2513" office:value-type="string" calcext:value-type="string">
            <text:p>hajítás</text:p>
          </table:table-cell>
          <table:table-cell table:style-name="ce2563" office:value-type="string" calcext:value-type="string">
            <text:p>Sebesülés az esés következtében lehet.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89" office:value-type="string" calcext:value-type="string">
            <text:p>Parittya</text:p>
          </table:table-cell>
          <table:table-cell table:style-name="ce977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2" calcext:value-type="float">
            <text:p>2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string" calcext:value-type="string">
            <text:p>70m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488"/>
          <table:table-cell table:style-name="ce2502" table:number-columns-repeated="2"/>
          <table:table-cell table:style-name="ce2513" office:value-type="string" calcext:value-type="string">
            <text:p>hajítás</text:p>
          </table:table-cell>
          <table:table-cell table:style-name="ce2564" office:value-type="string" calcext:value-type="string">
            <text:p>SFÉ duplán számít ellene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Ramiera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hajítás</text:p>
          </table:table-cell>
          <table:table-cell table:style-name="ce2561"/>
          <table:table-cell table:style-name="ce2569"/>
          <table:table-cell table:style-name="ce942" table:number-columns-repeated="111"/>
          <table:table-cell table:style-name="ce2044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Tőr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36" office:value-type="float" office:value="0" calcext:value-type="float">
            <text:p>0</text:p>
          </table:table-cell>
          <table:table-cell table:style-name="ce2148" office:value-type="float" office:value="7" calcext:value-type="float">
            <text:p>7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88" table:number-columns-repeated="3"/>
          <table:table-cell table:style-name="ce2513" office:value-type="string" calcext:value-type="string">
            <text:p>hajítás</text:p>
          </table:table-cell>
          <table:table-cell table:style-name="ce2555"/>
          <table:table-cell table:style-name="ce2569"/>
          <table:table-cell table:style-name="ce942" table:number-columns-repeated="111"/>
          <table:table-cell table:style-name="ce2572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1741"/>
          <table:table-cell table:style-name="ce1660" table:number-columns-repeated="2"/>
          <table:table-cell table:style-name="ce1741" table:number-columns-repeated="11"/>
          <table:table-cell table:style-name="ce2056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71" office:value-type="string" calcext:value-type="string">
            <text:p>Íjász lőfegyverek</text:p>
          </table:table-cell>
          <table:table-cell table:style-name="ce2103" office:value-type="string" calcext:value-type="string">
            <text:p>Rövid íj</text:p>
          </table:table-cell>
          <table:table-cell table:style-name="ce980" office:value-type="float" office:value="5" calcext:value-type="float">
            <text:p>5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1" calcext:value-type="float">
            <text:p>1</text:p>
          </table:table-cell>
          <table:table-cell table:style-name="ce2156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60m</text:p>
          </table:table-cell>
          <table:table-cell table:style-name="ce2245" office:value-type="string" calcext:value-type="string">
            <text:p>kétkezes</text:p>
          </table:table-cell>
          <table:table-cell table:style-name="ce2141" office:value-type="float" office:value="2" calcext:value-type="float">
            <text:p>2</text:p>
          </table:table-cell>
          <table:table-cell table:style-name="ce2437" office:value-type="float" office:value="0" calcext:value-type="float">
            <text:p>0</text:p>
          </table:table-cell>
          <table:table-cell table:style-name="ce2494"/>
          <table:table-cell table:style-name="ce2503" table:number-columns-repeated="2"/>
          <table:table-cell table:style-name="ce2509" office:value-type="string" calcext:value-type="string">
            <text:p>íjászat</text:p>
          </table:table-cell>
          <table:table-cell table:style-name="ce2565" office:value-type="string" calcext:value-type="string">
            <text:p>Az Erőbónusz csak akkor számít</text:p>
            <text:p>Ha az íj erre az Erő értékre lett tervezve!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01" office:value-type="string" calcext:value-type="string">
            <text:p>Hosszú íj</text:p>
          </table:table-cell>
          <table:table-cell table:style-name="ce977" office:value-type="float" office:value="6" calcext:value-type="float">
            <text:p>6</text:p>
          </table:table-cell>
          <table:table-cell table:style-name="ce2118" office:value-type="float" office:value="3" calcext:value-type="float">
            <text:p>3</text:p>
          </table:table-cell>
          <table:table-cell table:style-name="ce2139" office:value-type="float" office:value="3" calcext:value-type="float">
            <text:p>3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íjászat</text:p>
          </table:table-cell>
          <table:table-cell table:style-name="ce2560" office:value-type="string" calcext:value-type="string">
            <text:p>Az Erőbónusz csak akkor számít</text:p>
            <text:p>Ha az íj erre az Erő értékre lett tervezve!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01" office:value-type="string" calcext:value-type="string">
            <text:p>Visszacsapó íj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6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4" calcext:value-type="float">
            <text:p>4</text:p>
          </table:table-cell>
          <table:table-cell table:style-name="ce2139" office:value-type="float" office:value="3" calcext:value-type="float">
            <text:p>3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íjászat</text:p>
          </table:table-cell>
          <table:table-cell table:style-name="ce2560" office:value-type="string" calcext:value-type="string">
            <text:p>Az Erőbónusz csak akkor számít</text:p>
            <text:p>Ha az íj erre az Erő értékre lett tervezve!</text:p>
          </table:table-cell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101" office:value-type="string" calcext:value-type="string">
            <text:p>Elf íj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4" calcext:value-type="float">
            <text:p>4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íjászat</text:p>
          </table:table-cell>
          <table:table-cell table:style-name="ce25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69"/>
          <table:table-cell table:style-name="ce942" table:number-columns-repeated="111"/>
          <table:table-cell table:style-name="ce580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9" office:value-type="string" calcext:value-type="string">
            <text:p>Fúvócső, kicsi</text:p>
          </table:table-cell>
          <table:table-cell table:style-name="ce977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string" calcext:value-type="string">
            <text:p>spec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6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88"/>
          <table:table-cell table:style-name="ce2502" table:number-columns-repeated="2"/>
          <table:table-cell table:style-name="ce2513" office:value-type="string" calcext:value-type="string">
            <text:p>íjászat</text:p>
          </table:table-cell>
          <table:table-cell table:style-name="ce2563" office:value-type="string" calcext:value-type="string">
            <text:p>k20 dobásnál: 20-as dobás: 1 ÉP, különben 0 ÉP</text:p>
          </table:table-cell>
          <table:table-cell table:style-name="ce2569"/>
          <table:table-cell table:style-name="ce942" table:number-columns-repeated="111"/>
          <table:table-cell table:style-name="ce2572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104" office:value-type="string" calcext:value-type="string">
            <text:p>Fúvócső, vadász</text:p>
          </table:table-cell>
          <table:table-cell table:style-name="ce2116" office:value-type="float" office:value="5" calcext:value-type="float">
            <text:p>5</text:p>
          </table:table-cell>
          <table:table-cell table:style-name="ce2120" office:value-type="float" office:value="3" calcext:value-type="float">
            <text:p>3</text:p>
          </table:table-cell>
          <table:table-cell table:style-name="ce2142" office:value-type="float" office:value="-10" calcext:value-type="float">
            <text:p>-10</text:p>
          </table:table-cell>
          <table:table-cell table:style-name="ce2157" office:value-type="float" office:value="10" calcext:value-type="float">
            <text:p>10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30m</text:p>
          </table:table-cell>
          <table:table-cell table:style-name="ce2428" office:value-type="string" calcext:value-type="string">
            <text:p>két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495" table:number-columns-repeated="3"/>
          <table:table-cell table:style-name="ce2517" office:value-type="string" calcext:value-type="string">
            <text:p>íjászat</text:p>
          </table:table-cell>
          <table:table-cell table:style-name="ce2566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Lövész lőfegyverek</text:p>
          </table:table-cell>
          <table:table-cell table:style-name="ce2095" office:value-type="string" calcext:value-type="string">
            <text:p>Kézi nyílpuska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143" office:value-type="float" office:value="0" calcext:value-type="float">
            <text:p>0</text:p>
          </table:table-cell>
          <table:table-cell table:style-name="ce2153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491"/>
          <table:table-cell table:style-name="ce2500" table:number-columns-repeated="2"/>
          <table:table-cell table:style-name="ce2505" office:value-type="string" calcext:value-type="string">
            <text:p>lövészet</text:p>
          </table:table-cell>
          <table:table-cell table:style-name="ce2558" office:value-type="string" calcext:value-type="string">
            <text:p>A kézi nyílpuska kevésbé pontos fegyver kis mérete miatt.</text:p>
          </table:table-cell>
          <table:table-cell table:style-name="ce2569"/>
          <table:table-cell table:style-name="ce942" table:number-columns-repeated="111"/>
          <table:table-cell table:style-name="ce2061"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Nyílpuska</text:p>
          </table:table-cell>
          <table:table-cell table:style-name="ce977" office:value-type="float" office:value="8" calcext:value-type="float">
            <text:p>8</text:p>
          </table:table-cell>
          <table:table-cell table:style-name="ce977" office:value-type="float" office:value="4" calcext:value-type="float">
            <text:p>4</text:p>
          </table:table-cell>
          <table:table-cell table:style-name="ce2144" office:value-type="float" office:value="6" calcext:value-type="float">
            <text:p>6</text:p>
          </table:table-cell>
          <table:table-cell table:style-name="ce2154" office:value-type="float" office:value="13" calcext:value-type="float">
            <text:p>13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8" calcext:value-type="float">
            <text:p>8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lövészet</text:p>
          </table:table-cell>
          <table:table-cell table:style-name="ce2561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Nehéz nyílpuska</text:p>
          </table:table-cell>
          <table:table-cell table:style-name="ce977" office:value-type="float" office:value="8" calcext:value-type="float">
            <text:p>8</text:p>
          </table:table-cell>
          <table:table-cell table:style-name="ce977" office:value-type="float" office:value="4" calcext:value-type="float">
            <text:p>4</text:p>
          </table:table-cell>
          <table:table-cell table:style-name="ce2144" office:value-type="float" office:value="14" calcext:value-type="float">
            <text:p>14</text:p>
          </table:table-cell>
          <table:table-cell table:style-name="ce2154" office:value-type="float" office:value="16" calcext:value-type="float">
            <text:p>1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8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15" calcext:value-type="float">
            <text:p>15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lövészet</text:p>
          </table:table-cell>
          <table:table-cell table:style-name="ce2561"/>
          <table:table-cell table:style-name="ce2569"/>
          <table:table-cell table:style-name="ce942" table:number-columns-repeated="111"/>
          <table:table-cell table:number-columns-repeated="129"/>
          <table:table-cell table:style-name="ce9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01" office:value-type="string" calcext:value-type="string">
            <text:p>Shadoni páncéltörő</text:p>
          </table:table-cell>
          <table:table-cell table:style-name="ce977" office:value-type="float" office:value="0" calcext:value-type="float">
            <text:p>0</text:p>
          </table:table-cell>
          <table:table-cell table:style-name="ce977" office:value-type="float" office:value="5" calcext:value-type="float">
            <text:p>5</text:p>
          </table:table-cell>
          <table:table-cell table:style-name="ce2144" office:value-type="float" office:value="20" calcext:value-type="float">
            <text:p>20</text:p>
          </table:table-cell>
          <table:table-cell table:style-name="ce2154" office:value-type="string" calcext:value-type="string">
            <text:p>-</text:p>
          </table:table-cell>
          <table:table-cell table:style-name="ce2144" office:value-type="string" calcext:value-type="string">
            <text:p>Z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20" calcext:value-type="float">
            <text:p>2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lövészet</text:p>
          </table:table-cell>
          <table:table-cell table:style-name="ce2561" office:value-type="string" calcext:value-type="string">
            <text:p>- Újratöltés: 1 emberrel: 3 kör, 2 emberrel: 1 kör</text:p>
            <text:p>- Páncéltörő</text:p>
          </table:table-cell>
          <table:table-cell table:style-name="ce2569"/>
          <table:table-cell table:style-name="ce942" table:number-columns-repeated="111"/>
          <table:table-cell table:number-columns-repeated="132"/>
          <table:table-cell table:style-name="ce942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Kharei nyílpuska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3" calcext:value-type="float">
            <text:p>3</text:p>
          </table:table-cell>
          <table:table-cell table:style-name="ce2144" office:value-type="float" office:value="3" calcext:value-type="float">
            <text:p>3</text:p>
          </table:table-cell>
          <table:table-cell table:style-name="ce2154" office:value-type="float" office:value="6" calcext:value-type="float">
            <text:p>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lövészet</text:p>
          </table:table-cell>
          <table:table-cell table:style-name="ce2561" office:value-type="string" calcext:value-type="string">
            <text:p>Míg ki nem fogy a tár. Újratöltés: 1 kör</text:p>
          </table:table-cell>
          <table:table-cell table:style-name="ce2569"/>
          <table:table-cell table:style-name="ce942" table:number-columns-repeated="111"/>
          <table:table-cell table:number-columns-repeated="132"/>
          <table:table-cell table:style-name="ce942" table:number-columns-repeated="4"/>
          <table:table-cell/>
          <table:table-cell table:style-name="ce9" table:number-columns-repeated="16119"/>
        </table:table-row>
        <table:table-row table:style-name="ro34">
          <table:table-cell table:style-name="ce2072"/>
          <table:table-cell table:style-name="ce2105" office:value-type="string" calcext:value-type="string">
            <text:p>Aquir nyílpuska</text:p>
          </table:table-cell>
          <table:table-cell table:style-name="ce2116" office:value-type="float" office:value="9" calcext:value-type="float">
            <text:p>9</text:p>
          </table:table-cell>
          <table:table-cell table:style-name="ce2116" office:value-type="float" office:value="4" calcext:value-type="float">
            <text:p>4</text:p>
          </table:table-cell>
          <table:table-cell table:style-name="ce2145" office:value-type="string" calcext:value-type="string">
            <text:p>💀/+6</text:p>
          </table:table-cell>
          <table:table-cell table:style-name="ce2158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236" office:value-type="string" calcext:value-type="string">
            <text:p>50m</text:p>
          </table:table-cell>
          <table:table-cell table:style-name="ce2145" office:value-type="string" calcext:value-type="string">
            <text:p>egy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496" table:number-columns-repeated="3"/>
          <table:table-cell table:style-name="ce2510" office:value-type="string" calcext:value-type="string">
            <text:p>lövészet</text:p>
          </table:table-cell>
          <table:table-cell table:style-name="ce2567" office:value-type="string" calcext:value-type="string">
            <text:p>Halálos hatása és Átütés értéke csak aquir kézben érvényesül</text:p>
          </table:table-cell>
          <table:table-cell table:style-name="ce2569"/>
          <table:table-cell table:style-name="ce942" table:number-columns-repeated="111"/>
          <table:table-cell table:number-columns-repeated="132"/>
          <table:table-cell table:style-name="ce942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Mágikus lövedékek</text:p>
          </table:table-cell>
          <table:table-cell table:style-name="ce945" office:value-type="string" calcext:value-type="string">
            <text:p>Mágikus lövedék I</text:p>
          </table:table-cell>
          <table:table-cell table:style-name="ce977" office:value-type="float" office:value="1" calcext:value-type="float">
            <text:p>1</text:p>
          </table:table-cell>
          <table:table-cell table:style-name="ce977" office:value-type="string" calcext:value-type="string">
            <text:p>0,5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488"/>
          <table:table-cell table:style-name="ce2502" table:number-columns-repeated="2"/>
          <table:table-cell table:style-name="ce2518" office:value-type="string" calcext:value-type="string">
            <text:p>mágikus célzás</text:p>
          </table:table-cell>
          <table:table-cell table:style-name="ce2568"/>
          <table:table-cell table:style-name="ce2569"/>
          <table:table-cell table:style-name="ce942" table:number-columns-repeated="111"/>
          <table:table-cell table:number-columns-repeated="132"/>
          <table:table-cell table:style-name="ce942" table:number-columns-repeated="4"/>
          <table:table-cell/>
          <table:table-cell table:style-name="ce9" table:number-columns-repeated="16119"/>
        </table:table-row>
        <table:table-row table:style-name="ro49">
          <table:table-cell table:style-name="ce2056"/>
          <table:table-cell table:style-name="ce945" office:value-type="string" calcext:value-type="string">
            <text:p>Mágikus lövedék II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488" table:number-columns-repeated="3"/>
          <table:table-cell table:style-name="ce2518" office:value-type="string" calcext:value-type="string">
            <text:p>mágikus célzás</text:p>
          </table:table-cell>
          <table:table-cell table:style-name="ce2568" office:value-type="string" calcext:value-type="string">
            <text:p><text:span text:style-name="T6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69"/>
          <table:table-cell table:style-name="ce942" table:number-columns-repeated="111"/>
          <table:table-cell table:number-columns-repeated="132"/>
          <table:table-cell table:style-name="ce942" table:number-columns-repeated="4"/>
          <table:table-cell/>
          <table:table-cell table:style-name="ce9" table:number-columns-repeated="16119"/>
        </table:table-row>
        <table:table-row table:style-name="ro49">
          <table:table-cell table:style-name="ce2056"/>
          <table:table-cell table:style-name="ce945" office:value-type="string" calcext:value-type="string">
            <text:p>Mágikus lövedék III</text:p>
          </table:table-cell>
          <table:table-cell table:style-name="ce977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488" table:number-columns-repeated="3"/>
          <table:table-cell table:style-name="ce2518" office:value-type="string" calcext:value-type="string">
            <text:p>mágikus célzás</text:p>
          </table:table-cell>
          <table:table-cell table:style-name="ce2568" office:value-type="string" calcext:value-type="string">
            <text:p><text:span text:style-name="T6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69"/>
          <table:table-cell table:style-name="ce942" table:number-columns-repeated="111"/>
          <table:table-cell table:number-columns-repeated="132"/>
          <table:table-cell table:style-name="ce942" table:number-columns-repeated="4"/>
          <table:table-cell/>
          <table:table-cell table:style-name="ce9" table:number-columns-repeated="16119"/>
        </table:table-row>
        <table:table-row table:style-name="ro49">
          <table:table-cell table:style-name="ce2056"/>
          <table:table-cell table:style-name="ce945" office:value-type="string" calcext:value-type="string">
            <text:p>Mágikus lövedék IV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3" calcext:value-type="float">
            <text:p>3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488" table:number-columns-repeated="3"/>
          <table:table-cell table:style-name="ce2518" office:value-type="string" calcext:value-type="string">
            <text:p>mágikus célzás</text:p>
          </table:table-cell>
          <table:table-cell table:style-name="ce945" office:value-type="string" calcext:value-type="string">
            <text:p><text:span text:style-name="T6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69"/>
          <table:table-cell table:style-name="ce942" table:number-columns-repeated="111"/>
          <table:table-cell table:number-columns-repeated="132"/>
          <table:table-cell table:style-name="ce94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94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41" table:number-columns-repeated="13"/>
          <table:table-cell/>
          <table:table-cell table:style-name="ce1660"/>
          <table:table-cell table:style-name="ce94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41" table:number-columns-repeated="4"/>
          <table:table-cell table:number-columns-repeated="2"/>
          <table:table-cell table:style-name="ce2117"/>
          <table:table-cell table:style-name="ce94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4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9" table:default-cell-style-name="ce1478"/>
        <table:table-column table:style-name="co130" table:default-cell-style-name="ce1481"/>
        <table:table-column table:style-name="co131" table:default-cell-style-name="ce1478"/>
        <table:table-column table:style-name="co130" table:default-cell-style-name="ce1481"/>
        <table:table-column table:style-name="co132" table:default-cell-style-name="ce1478"/>
        <table:table-column table:style-name="co133" table:default-cell-style-name="ce1515"/>
        <table:table-column table:style-name="co134" table:default-cell-style-name="ce1478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73"/>
          <table:covered-table-cell table:style-name="ce1421"/>
          <table:covered-table-cell table:style-name="ce2607"/>
          <table:covered-table-cell table:style-name="ce1421"/>
          <table:table-cell table:style-name="ce87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73"/>
          <table:table-cell table:style-name="ce1413"/>
          <table:table-cell table:style-name="ce2607"/>
          <table:table-cell table:style-name="ce1413"/>
          <table:table-cell table:style-name="ce87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58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2">➖➖ </text:span><text:span text:style-name="T63">Harcmodorok </text:span><text:span text:style-name="T6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581" table:content-validation-name="val214" office:value-type="string" calcext:value-type="string">
            <text:p><text:span text:style-name="T105"><text:a xlink:href="https://github.com/kaktusztea/km100/blob/master/md/kepzettsegek.szekunder/szakma.md" xlink:type="simple">Szakma</text:a></text:span><text:span text:style-name="T10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58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58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8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58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58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58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58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4">➖➖ Kiemelt</text:span><text:span text:style-name="T75"> </text:span><text:span text:style-name="T7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58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58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58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58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58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8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58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105"><text:a xlink:href="https://github.com/kaktusztea/km100/blob/master/md/kepzettsegek.primer.misztikus/osi_nyelv_ismerete.md" xlink:type="simple">Ősi nyelv ismerete</text:a></text:span><text:span text:style-name="T10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2">➖➖ </text:span><text:span text:style-name="T63">Anyag szféra </text:span><text:span text:style-name="T6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623"/>
        <table:table-column table:style-name="co65" table:default-cell-style-name="ce2634"/>
        <table:table-column table:style-name="co86" table:default-cell-style-name="ce2647"/>
        <table:table-column table:style-name="co87" table:default-cell-style-name="ce2623"/>
        <table:table-column table:style-name="co88" table:default-cell-style-name="ce2657"/>
        <table:table-column table:style-name="co89" table:default-cell-style-name="ce2623"/>
        <table:table-column table:style-name="co90" table:default-cell-style-name="ce2623"/>
        <table:table-column table:style-name="co91" table:default-cell-style-name="ce2623"/>
        <table:table-column table:style-name="co92" table:default-cell-style-name="ce2665"/>
        <table:table-column table:style-name="co93" table:default-cell-style-name="ce2623"/>
        <table:table-column table:style-name="co94" table:default-cell-style-name="ce2623"/>
        <table:table-column table:style-name="co95" table:default-cell-style-name="Default"/>
        <table:table-column table:style-name="co96" table:default-cell-style-name="ce2623"/>
        <table:table-column table:style-name="co97" table:default-cell-style-name="ce2623"/>
        <table:table-column table:style-name="co98" table:default-cell-style-name="ce2623"/>
        <table:table-column table:style-name="co8" table:default-cell-style-name="Default"/>
        <table:table-row table:style-name="ro3">
          <table:table-cell table:style-name="ce262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33"/>
          <table:covered-table-cell table:style-name="ce2646"/>
          <table:covered-table-cell table:style-name="ce2654"/>
          <table:covered-table-cell table:style-name="ce2655"/>
          <table:covered-table-cell table:number-columns-repeated="3" table:style-name="ce2654"/>
          <table:covered-table-cell table:style-name="ce2664"/>
          <table:covered-table-cell table:number-columns-repeated="2" table:style-name="ce2654"/>
          <table:covered-table-cell/>
          <table:covered-table-cell table:style-name="ce2654"/>
          <table:covered-table-cell table:number-columns-repeated="3"/>
        </table:table-row>
        <table:table-row table:style-name="ro2">
          <table:table-cell table:number-columns-repeated="4"/>
          <table:table-cell table:style-name="ce2655"/>
          <table:table-cell table:style-name="ce2654"/>
          <table:table-cell table:number-columns-repeated="10"/>
        </table:table-row>
        <table:table-row table:style-name="ro2">
          <table:table-cell table:style-name="ce2624" office:value-type="string" calcext:value-type="string">
            <text:p>Általános fortélyok</text:p>
          </table:table-cell>
          <table:table-cell table:style-name="ce2635" office:value-type="string" calcext:value-type="string">
            <text:p>Max fok</text:p>
          </table:table-cell>
          <table:table-cell table:style-name="ce2635" office:value-type="string" calcext:value-type="string">
            <text:p>Kiterjeszti</text:p>
          </table:table-cell>
          <table:table-cell/>
          <table:table-cell table:style-name="ce2656" office:value-type="string" calcext:value-type="string">
            <text:p>Kiemelt Fortélyok</text:p>
          </table:table-cell>
          <table:table-cell table:style-name="ce2654"/>
          <table:table-cell/>
          <table:table-cell table:style-name="ce2656" office:value-type="string" calcext:value-type="string">
            <text:p>Faj Hátterek</text:p>
          </table:table-cell>
          <table:table-cell table:style-name="ce2656" office:value-type="string" calcext:value-type="string">
            <text:p>Karma Hátterek</text:p>
          </table:table-cell>
          <table:table-cell table:style-name="ce2656" office:value-type="string" calcext:value-type="string">
            <text:p>Leíró Hátterek</text:p>
          </table:table-cell>
          <table:table-cell/>
          <table:table-cell table:style-name="ce2624" office:value-type="string" calcext:value-type="string">
            <text:p>Nyelvek</text:p>
          </table:table-cell>
          <table:table-cell table:style-name="ce2656" office:value-type="string" calcext:value-type="string">
            <text:p>Rövidítés</text:p>
          </table:table-cell>
          <table:table-cell table:style-name="Default"/>
          <table:table-cell table:style-name="ce2624" office:value-type="string" calcext:value-type="string">
            <text:p>Varázslási módszerek</text:p>
          </table:table-cell>
          <table:table-cell table:style-name="ce2623"/>
        </table:table-row>
        <table:table-row table:style-name="ro2">
          <table:table-cell table:style-name="ce2625"/>
          <table:table-cell table:style-name="ce2636"/>
          <table:table-cell table:style-name="ce2648"/>
          <table:table-cell/>
          <table:table-cell table:style-name="Default"/>
          <table:table-cell table:style-name="ce2654"/>
          <table:table-cell/>
          <table:table-cell table:style-name="ce2625"/>
          <table:table-cell table:style-name="ce2623"/>
          <table:table-cell table:style-name="Default"/>
          <table:table-cell/>
          <table:table-cell table:style-name="ce2657"/>
          <table:table-cell/>
          <table:table-cell table:style-name="Default"/>
          <table:table-cell/>
          <table:table-cell table:style-name="ce262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37" office:value-type="float" office:value="0" calcext:value-type="float">
            <text:p>0</text:p>
          </table:table-cell>
          <table:table-cell table:number-columns-repeated="2"/>
          <table:table-cell table:style-name="ce2630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54"/>
          <table:table-cell/>
          <table:table-cell table:style-name="ce2630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630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66" office:value-type="string" calcext:value-type="string">
            <text:p><text:span text:style-name="T62">➖➖➖ </text:span><text:span text:style-name="T119">Származás </text:span><text:span text:style-name="T120">➖➖➖</text:span></text:p>
          </table:table-cell>
          <table:table-cell/>
          <table:table-cell table:style-name="ce2657" office:value-type="string" calcext:value-type="string">
            <text:p><text:span text:style-name="T62">➖➖➖ </text:span><text:span text:style-name="T121">Godoni nyelvek </text:span><text:span text:style-name="T122">➖➖➖</text:span></text:p>
          </table:table-cell>
          <table:table-cell/>
          <table:table-cell table:style-name="Default"/>
          <table:table-cell table:style-name="ce262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30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54"/>
          <table:table-cell/>
          <table:table-cell table:style-name="ce2630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630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30" office:value-type="string" calcext:value-type="string">
            <text:p>Árva</text:p>
          </table:table-cell>
          <table:table-cell/>
          <table:table-cell table:style-name="ce265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2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30" office:value-type="string" calcext:value-type="string">
            <text:p><text:span text:style-name="T114"><text:a xlink:href="https://github.com/kaktusztea/km100/blob/master/md/fortelyok.kiemelt/nyelvismeret.md" xlink:type="simple">Nyelvismeret</text:a></text:span><text:span text:style-name="T114"> 🔁</text:span></text:p>
          </table:table-cell>
          <table:table-cell table:style-name="ce2654"/>
          <table:table-cell/>
          <table:table-cell table:style-name="ce2630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630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30" office:value-type="string" calcext:value-type="string">
            <text:p>Erdőlakó</text:p>
          </table:table-cell>
          <table:table-cell/>
          <table:table-cell table:style-name="ce265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2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30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630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30" office:value-type="string" calcext:value-type="string">
            <text:p>Jobbágy</text:p>
          </table:table-cell>
          <table:table-cell/>
          <table:table-cell table:style-name="ce265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2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6" office:value-type="string" calcext:value-type="string">
            <text:p>Szabad Fortélyok</text:p>
          </table:table-cell>
          <table:table-cell table:style-name="ce2659" office:value-type="string" calcext:value-type="string">
            <text:p>Kiterjeszti</text:p>
          </table:table-cell>
          <table:table-cell/>
          <table:table-cell table:style-name="ce2630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630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30" office:value-type="string" calcext:value-type="string">
            <text:p>Nemes</text:p>
          </table:table-cell>
          <table:table-cell/>
          <table:table-cell table:style-name="ce265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2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ce2625"/>
          <table:table-cell table:style-name="ce2660"/>
          <table:table-cell/>
          <table:table-cell table:style-name="ce2630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630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30" office:value-type="string" calcext:value-type="string">
            <text:p>Polgár</text:p>
          </table:table-cell>
          <table:table-cell/>
          <table:table-cell table:style-name="ce265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2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44" office:value-type="float" office:value="3" calcext:value-type="float">
            <text:p>3</text:p>
          </table:table-cell>
          <table:table-cell table:style-name="ce2649"/>
          <table:table-cell/>
          <table:table-cell table:style-name="ce2630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53" office:value-type="string" calcext:value-type="string">
            <text:p><text:span text:style-name="T115">🟩</text:span> Befolyásolás, Emberismeret</text:p>
          </table:table-cell>
          <table:table-cell/>
          <table:table-cell table:style-name="ce2630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630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30" office:value-type="string" calcext:value-type="string">
            <text:p>Városlakó</text:p>
          </table:table-cell>
          <table:table-cell/>
          <table:table-cell table:style-name="ce265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2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21">
          <table:table-cell table:style-name="ce2627" office:value-type="string" calcext:value-type="string">
            <text:p>➖➖➖ Általános ➖➖➖</text:p>
          </table:table-cell>
          <table:table-cell table:style-name="ce2637" office:value-type="float" office:value="0" calcext:value-type="float">
            <text:p>0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53" office:value-type="string" calcext:value-type="string">
            <text:p><text:span text:style-name="T116">🟥</text:span> Kvantikum</text:p>
          </table:table-cell>
          <table:table-cell/>
          <table:table-cell table:style-name="ce2630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630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66" office:value-type="string" calcext:value-type="string">
            <text:p><text:span text:style-name="T62">➖➖➖ Jellem, fóbiák, hobbik</text:span><text:span text:style-name="T119"> </text:span><text:span text:style-name="T120">➖➖➖ </text:span></text:p>
          </table:table-cell>
          <table:table-cell/>
          <table:table-cell table:style-name="ce265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2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13">
          <table:table-cell table:style-name="ce262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53" office:value-type="string" calcext:value-type="string">
            <text:p><text:span text:style-name="T109">🟩</text:span><text:span text:style-name="T117"> </text:span>Befolyásolás, Emberismeret</text:p>
          </table:table-cell>
          <table:table-cell/>
          <table:table-cell table:style-name="ce2630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630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66" office:value-type="string" calcext:value-type="string">
            <text:p>Élet</text:p>
          </table:table-cell>
          <table:table-cell/>
          <table:table-cell table:style-name="ce265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2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13">
          <table:table-cell table:style-name="ce262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53" office:value-type="string" calcext:value-type="string">
            <text:p><text:span text:style-name="T109">🟩</text:span><text:span text:style-name="T117"> </text:span>Előadóművészet, Művészetismeret</text:p>
          </table:table-cell>
          <table:table-cell/>
          <table:table-cell table:style-name="ce2630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630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66" office:value-type="string" calcext:value-type="string">
            <text:p>Rend</text:p>
          </table:table-cell>
          <table:table-cell/>
          <table:table-cell table:style-name="ce265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2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13">
          <table:table-cell table:style-name="ce262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53" office:value-type="string" calcext:value-type="string">
            <text:p>Érzékenység Tulajdonságodat segíti ízlelés esetén</text:p>
          </table:table-cell>
          <table:table-cell/>
          <table:table-cell table:style-name="ce2630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630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66" office:value-type="string" calcext:value-type="string">
            <text:p>Halál</text:p>
          </table:table-cell>
          <table:table-cell/>
          <table:table-cell table:style-name="ce265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2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22">
          <table:table-cell table:style-name="ce262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53" office:value-type="string" calcext:value-type="string">
            <text:p>Érzékenység Tulajdonságodat segíti tapintás esetén</text:p>
          </table:table-cell>
          <table:table-cell/>
          <table:table-cell table:style-name="ce2630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630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66" office:value-type="string" calcext:value-type="string">
            <text:p>Káosz</text:p>
          </table:table-cell>
          <table:table-cell/>
          <table:table-cell table:style-name="ce265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2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53" office:value-type="string" calcext:value-type="string">
            <text:p><text:span text:style-name="T109">🟩 </text:span>Művészetismeret;  <text:span text:style-name="T110">🟥 </text:span><text:span text:style-name="T117">Képzőművészet</text:span></text:p>
          </table:table-cell>
          <table:table-cell/>
          <table:table-cell table:style-name="ce2663" table:formula="of:=COUNTA([.H5:.H16])" office:value-type="float" office:value="12" calcext:value-type="float">
            <text:p>12</text:p>
          </table:table-cell>
          <table:table-cell table:style-name="ce2630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30" office:value-type="string" calcext:value-type="string">
            <text:p>Alattomos</text:p>
          </table:table-cell>
          <table:table-cell/>
          <table:table-cell table:style-name="ce265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2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53" office:value-type="string" calcext:value-type="string">
            <text:p><text:span text:style-name="T109">🟩 </text:span>Befolyásolás, Emberismeret, Nyomozás</text:p>
          </table:table-cell>
          <table:table-cell/>
          <table:table-cell table:style-name="Default"/>
          <table:table-cell table:style-name="ce2630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30" office:value-type="string" calcext:value-type="string">
            <text:p>Álmodozó</text:p>
          </table:table-cell>
          <table:table-cell/>
          <table:table-cell table:style-name="ce265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2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30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53" office:value-type="string" calcext:value-type="string">
            <text:p><text:span text:style-name="T109">🟩</text:span><text:span text:style-name="T117">Lexikum, </text:span>Nyomozás</text:p>
          </table:table-cell>
          <table:table-cell/>
          <table:table-cell table:style-name="Default"/>
          <table:table-cell table:style-name="ce2630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30" office:value-type="string" calcext:value-type="string">
            <text:p>Autoriter</text:p>
          </table:table-cell>
          <table:table-cell/>
          <table:table-cell table:style-name="ce265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2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23">
          <table:table-cell table:style-name="ce26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88" office:value-type="float" office:value="1" calcext:value-type="float">
            <text:p>1</text:p>
          </table:table-cell>
          <table:table-cell table:style-name="ce2650" office:value-type="string" calcext:value-type="string">
            <text:p><text:span text:style-name="T10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62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53" office:value-type="string" calcext:value-type="string">
            <text:p><text:span text:style-name="T109">🟩</text:span><text:span text:style-name="T117"> </text:span>Előadóművészet, Művészetismeret</text:p>
          </table:table-cell>
          <table:table-cell/>
          <table:table-cell table:style-name="ce2656" office:value-type="string" calcext:value-type="string">
            <text:p>Kultúrkörök</text:p>
          </table:table-cell>
          <table:table-cell table:style-name="ce2630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30" office:value-type="string" calcext:value-type="string">
            <text:p>Barátságos</text:p>
          </table:table-cell>
          <table:table-cell/>
          <table:table-cell table:style-name="ce265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2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34" office:value-type="float" office:value="1" calcext:value-type="float">
            <text:p>1</text:p>
          </table:table-cell>
        </table:table-row>
        <table:table-row table:style-name="ro24">
          <table:table-cell table:style-name="ce262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44" office:value-type="float" office:value="3" calcext:value-type="float">
            <text:p>3</text:p>
          </table:table-cell>
          <table:table-cell table:style-name="ce2649"/>
          <table:table-cell/>
          <table:table-cell table:style-name="ce262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53" office:value-type="string" calcext:value-type="string">
            <text:p><text:span text:style-name="T109">🟩</text:span><text:span text:style-name="T117"> </text:span>Lexikum, Nyomozás, Szakma: hivatalnok</text:p>
          </table:table-cell>
          <table:table-cell table:number-columns-repeated="2"/>
          <table:table-cell table:style-name="ce2666" office:value-type="string" calcext:value-type="string">
            <text:p><text:span text:style-name="T62">➖➖➖ Mágia</text:span><text:span text:style-name="T119"> </text:span><text:span text:style-name="T120">➖➖➖ </text:span></text:p>
          </table:table-cell>
          <table:table-cell table:style-name="ce2630" office:value-type="string" calcext:value-type="string">
            <text:p>Cinikus</text:p>
          </table:table-cell>
          <table:table-cell/>
          <table:table-cell table:style-name="ce265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53" office:value-type="string" calcext:value-type="string">
            <text:p><text:span text:style-name="T109">🟩</text:span><text:span text:style-name="T117"> </text:span>Művészetismeret;  <text:span text:style-name="T110">🟥 </text:span><text:span text:style-name="T117">Képzőművészet</text:span></text:p>
          </table:table-cell>
          <table:table-cell/>
          <table:table-cell table:style-name="ce2630" office:value-type="string" calcext:value-type="string">
            <text:p>4mund</text:p>
          </table:table-cell>
          <table:table-cell table:style-name="ce2630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30" office:value-type="string" calcext:value-type="string">
            <text:p>Gondoskodó</text:p>
          </table:table-cell>
          <table:table-cell/>
          <table:table-cell table:style-name="ce265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43" office:value-type="float" office:value="2" calcext:value-type="float">
            <text:p>2</text:p>
          </table:table-cell>
          <table:table-cell office:value-type="string" calcext:value-type="string">
            <text:p><text:span text:style-name="T109">🟩 </text:span>Észlelés, Természetjárás</text:p>
          </table:table-cell>
          <table:table-cell/>
          <table:table-cell table:style-name="ce262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53" office:value-type="string" calcext:value-type="string">
            <text:p><text:span text:style-name="T117">🟩 Nyomozás;  🟩Emberismeret</text:span></text:p>
          </table:table-cell>
          <table:table-cell/>
          <table:table-cell table:style-name="ce2630" office:value-type="string" calcext:value-type="string">
            <text:p>asz1sz</text:p>
          </table:table-cell>
          <table:table-cell table:style-name="ce2630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30" office:value-type="string" calcext:value-type="string">
            <text:p>Gyáva</text:p>
          </table:table-cell>
          <table:table-cell/>
          <table:table-cell table:style-name="ce265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30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6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30" office:value-type="string" calcext:value-type="string">
            <text:p>barbár</text:p>
          </table:table-cell>
          <table:table-cell table:style-name="ce905" table:formula="of:=COUNTA([.I5:.I23])-1" office:value-type="float" office:value="18" calcext:value-type="float">
            <text:p>18</text:p>
          </table:table-cell>
          <table:table-cell table:style-name="ce2630" office:value-type="string" calcext:value-type="string">
            <text:p>Gyűjtögető</text:p>
          </table:table-cell>
          <table:table-cell/>
          <table:table-cell table:style-name="ce265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53" office:value-type="string" calcext:value-type="string">
            <text:p><text:span text:style-name="T109">🟩</text:span><text:span text:style-name="T117"> </text:span>Idomítás;  <text:span text:style-name="T110">🟥 </text:span>Lovaglás, Léglovaglás</text:p>
          </table:table-cell>
          <table:table-cell/>
          <table:table-cell table:style-name="ce2630" office:value-type="string" calcext:value-type="string">
            <text:p>bukán</text:p>
          </table:table-cell>
          <table:table-cell table:style-name="ce2660"/>
          <table:table-cell table:style-name="ce2630" office:value-type="string" calcext:value-type="string">
            <text:p>Hallgatag</text:p>
          </table:table-cell>
          <table:table-cell/>
          <table:table-cell table:style-name="ce265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53" office:value-type="string" calcext:value-type="string">
            <text:p><text:span text:style-name="T109">🟩</text:span><text:span text:style-name="T117"> </text:span>Hadászat</text:p>
          </table:table-cell>
          <table:table-cell/>
          <table:table-cell table:style-name="ce2630" office:value-type="string" calcext:value-type="string">
            <text:p>dw00n</text:p>
          </table:table-cell>
          <table:table-cell/>
          <table:table-cell table:style-name="ce2630" office:value-type="string" calcext:value-type="string">
            <text:p>Hiszékeny</text:p>
          </table:table-cell>
          <table:table-cell/>
          <table:table-cell table:style-name="ce265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2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43" office:value-type="float" office:value="2" calcext:value-type="float">
            <text:p>2</text:p>
          </table:table-cell>
          <table:table-cell office:value-type="string" calcext:value-type="string">
            <text:p><text:span text:style-name="T109">🟩 </text:span>Természetjárás</text:p>
          </table:table-cell>
          <table:table-cell/>
          <table:table-cell table:style-name="ce262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53" office:value-type="string" calcext:value-type="string">
            <text:p><text:span text:style-name="T109">🟩 </text:span>Befolyásolás, Emberismeret</text:p>
          </table:table-cell>
          <table:table-cell/>
          <table:table-cell table:style-name="ce2630" office:value-type="string" calcext:value-type="string">
            <text:p>dzs4d</text:p>
          </table:table-cell>
          <table:table-cell table:style-name="ce2661"/>
          <table:table-cell table:style-name="ce2630" office:value-type="string" calcext:value-type="string">
            <text:p>Idealista</text:p>
          </table:table-cell>
          <table:table-cell/>
          <table:table-cell table:style-name="ce265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53" office:value-type="string" calcext:value-type="string">
            <text:p><text:span text:style-name="T109">🟩 </text:span><text:span text:style-name="T117">Kvantikum, </text:span>Nyomozás, Szakma: hivatalnok</text:p>
          </table:table-cell>
          <table:table-cell/>
          <table:table-cell table:style-name="ce2630" office:value-type="string" calcext:value-type="string">
            <text:p>elar</text:p>
          </table:table-cell>
          <table:table-cell table:style-name="ce2661"/>
          <table:table-cell table:style-name="ce2630" office:value-type="string" calcext:value-type="string">
            <text:p>Kígyóiszonyos</text:p>
          </table:table-cell>
          <table:table-cell/>
          <table:table-cell table:style-name="ce265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30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53" office:value-type="string" calcext:value-type="string">
            <text:p><text:span text:style-name="T109">🟩 </text:span><text:span text:style-name="T117">Kvantikum, </text:span>Nyomozás</text:p>
          </table:table-cell>
          <table:table-cell/>
          <table:table-cell table:style-name="ce2630" office:value-type="string" calcext:value-type="string">
            <text:p>elf</text:p>
          </table:table-cell>
          <table:table-cell table:style-name="Default"/>
          <table:table-cell table:style-name="ce2630" office:value-type="string" calcext:value-type="string">
            <text:p>Megfontolt</text:p>
          </table:table-cell>
          <table:table-cell/>
          <table:table-cell table:style-name="ce265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53" office:value-type="string" calcext:value-type="string">
            <text:p><text:span text:style-name="T109">🟩 </text:span>Lexikum, Hadászat</text:p>
          </table:table-cell>
          <table:table-cell/>
          <table:table-cell table:style-name="ce2630" office:value-type="string" calcext:value-type="string">
            <text:p>en0szukei</text:p>
          </table:table-cell>
          <table:table-cell table:style-name="ce2661"/>
          <table:table-cell table:style-name="ce2630" office:value-type="string" calcext:value-type="string">
            <text:p>Megbízhatatlan</text:p>
          </table:table-cell>
          <table:table-cell/>
          <table:table-cell table:style-name="ce2657" office:value-type="string" calcext:value-type="string">
            <text:p><text:span text:style-name="T12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53" office:value-type="string" calcext:value-type="string">
            <text:p><text:span text:style-name="T109">🟩 </text:span>Előadóművészet, Művészetismeret</text:p>
          </table:table-cell>
          <table:table-cell/>
          <table:table-cell table:style-name="ce2630" office:value-type="string" calcext:value-type="string">
            <text:p>erv</text:p>
          </table:table-cell>
          <table:table-cell table:style-name="ce2661"/>
          <table:table-cell table:style-name="ce2630" office:value-type="string" calcext:value-type="string">
            <text:p>Megbízható</text:p>
          </table:table-cell>
          <table:table-cell/>
          <table:table-cell table:style-name="ce2623" office:value-type="string" calcext:value-type="string">
            <text:p><text:span text:style-name="T62">➖➖➖ </text:span><text:span text:style-name="T121">Faj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53" office:value-type="string" calcext:value-type="string">
            <text:p><text:span text:style-name="T109">🟩 </text:span><text:span text:style-name="T117">Művészetismeret;  </text:span><text:span text:style-name="T118">🟥 </text:span><text:span text:style-name="T117">Képzőművészet</text:span></text:p>
          </table:table-cell>
          <table:table-cell/>
          <table:table-cell table:style-name="ce2630" office:value-type="string" calcext:value-type="string">
            <text:p>gohr</text:p>
          </table:table-cell>
          <table:table-cell table:style-name="ce2661"/>
          <table:table-cell table:style-name="ce2630" office:value-type="string" calcext:value-type="string">
            <text:p>Meggondolatlan</text:p>
          </table:table-cell>
          <table:table-cell/>
          <table:table-cell table:style-name="ce265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53" office:value-type="string" calcext:value-type="string">
            <text:p><text:span text:style-name="T109">🟩 </text:span>Befolyásolás, Emberismeret</text:p>
          </table:table-cell>
          <table:table-cell/>
          <table:table-cell table:style-name="ce2630" office:value-type="string" calcext:value-type="string">
            <text:p>gorv1ki</text:p>
          </table:table-cell>
          <table:table-cell table:style-name="ce2661"/>
          <table:table-cell table:style-name="ce2630" office:value-type="string" calcext:value-type="string">
            <text:p>Naív</text:p>
          </table:table-cell>
          <table:table-cell/>
          <table:table-cell table:style-name="ce265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2">
          <table:table-cell table:style-name="ce262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53" office:value-type="string" calcext:value-type="string">
            <text:p><text:span text:style-name="T109">🟩 </text:span>Észlelés, Lexikum, Lopakodás/rejtőzés, Természetjárás, Vajákosság</text:p>
          </table:table-cell>
          <table:table-cell/>
          <table:table-cell table:style-name="ce2630" office:value-type="string" calcext:value-type="string">
            <text:p>il4nori</text:p>
          </table:table-cell>
          <table:table-cell table:style-name="ce2667"/>
          <table:table-cell table:style-name="ce2630" office:value-type="string" calcext:value-type="string">
            <text:p>Nagyképű</text:p>
          </table:table-cell>
          <table:table-cell/>
          <table:table-cell table:style-name="ce265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2">
          <table:table-cell table:style-name="ce262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53" office:value-type="string" calcext:value-type="string">
            <text:p><text:span text:style-name="T109">🟩 </text:span>Észlelés, Lexikum, Lopakodás/rejtőzés, Természetjárás, Vajákosság</text:p>
          </table:table-cell>
          <table:table-cell/>
          <table:table-cell table:style-name="ce2630" office:value-type="string" calcext:value-type="string">
            <text:p>khál</text:p>
          </table:table-cell>
          <table:table-cell table:style-name="ce2667"/>
          <table:table-cell table:style-name="ce2630" office:value-type="string" calcext:value-type="string">
            <text:p>Nárcisztikus</text:p>
          </table:table-cell>
          <table:table-cell/>
          <table:table-cell table:style-name="ce265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2">
          <table:table-cell table:style-name="ce262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43" office:value-type="float" office:value="1" calcext:value-type="float">
            <text:p>1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53" office:value-type="string" calcext:value-type="string">
            <text:p><text:span text:style-name="T109">🟩 </text:span>Észlelés, Lexikum, Lopakodás/rejtőzés, Természetjárás, Vajákosság</text:p>
          </table:table-cell>
          <table:table-cell/>
          <table:table-cell table:style-name="ce2630" office:value-type="string" calcext:value-type="string">
            <text:p>kr4ni</text:p>
          </table:table-cell>
          <table:table-cell table:style-name="Default"/>
          <table:table-cell table:style-name="ce2630" office:value-type="string" calcext:value-type="string">
            <text:p>Pókiszonyos</text:p>
          </table:table-cell>
          <table:table-cell/>
          <table:table-cell table:style-name="ce265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2">
          <table:table-cell table:style-name="ce262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53" office:value-type="string" calcext:value-type="string">
            <text:p><text:span text:style-name="T109">🟩 </text:span>Észlelés, Lexikum, Lopakodás/rejtőzés, Természetjárás, Vajákosság</text:p>
          </table:table-cell>
          <table:table-cell/>
          <table:table-cell table:style-name="ce2630" office:value-type="string" calcext:value-type="string">
            <text:p>mawini</text:p>
          </table:table-cell>
          <table:table-cell table:style-name="Default"/>
          <table:table-cell table:style-name="ce2630" office:value-type="string" calcext:value-type="string">
            <text:p>Precíz</text:p>
          </table:table-cell>
          <table:table-cell/>
          <table:table-cell table:style-name="ce265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53" office:value-type="string" calcext:value-type="string">
            <text:p><text:span text:style-name="T109">🟩 </text:span>Előadóművészet, Művészetismeret</text:p>
          </table:table-cell>
          <table:table-cell table:style-name="Default"/>
          <table:table-cell table:style-name="ce2630" office:value-type="string" calcext:value-type="string">
            <text:p>ni4rei</text:p>
          </table:table-cell>
          <table:table-cell table:style-name="Default"/>
          <table:table-cell table:style-name="ce2630" office:value-type="string" calcext:value-type="string">
            <text:p>Szerény</text:p>
          </table:table-cell>
          <table:table-cell/>
          <table:table-cell table:style-name="ce265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27" office:value-type="string" calcext:value-type="string">
            <text:p>➖➖➖ Vezető ➖➖➖</text:p>
          </table:table-cell>
          <table:table-cell table:style-name="ce2637" office:value-type="float" office:value="0" calcext:value-type="float">
            <text:p>0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53" office:value-type="string" calcext:value-type="string">
            <text:p><text:span text:style-name="T110">🟥 </text:span>Előadóművészet, Művészetismeret, Etikett</text:p>
          </table:table-cell>
          <table:table-cell table:style-name="Default"/>
          <table:table-cell table:style-name="ce2630" office:value-type="string" calcext:value-type="string">
            <text:p>nomád</text:p>
          </table:table-cell>
          <table:table-cell table:style-name="Default"/>
          <table:table-cell table:style-name="ce2630" office:value-type="string" calcext:value-type="string">
            <text:p>Talpnyaló</text:p>
          </table:table-cell>
          <table:table-cell/>
          <table:table-cell table:style-name="ce2657" office:value-type="string" calcext:value-type="string">
            <text:p><text:span text:style-name="T6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53" office:value-type="string" calcext:value-type="string">
            <text:p><text:span text:style-name="T110">🟥 </text:span>Etikett</text:p>
          </table:table-cell>
          <table:table-cell table:style-name="Default"/>
          <table:table-cell table:style-name="ce2630" office:value-type="string" calcext:value-type="string">
            <text:p>pier</text:p>
          </table:table-cell>
          <table:table-cell table:style-name="Default"/>
          <table:table-cell table:style-name="ce2630" office:value-type="string" calcext:value-type="string">
            <text:p>Tiszteletreméltó</text:p>
          </table:table-cell>
          <table:table-cell/>
          <table:table-cell table:style-name="ce265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53" office:value-type="string" calcext:value-type="string">
            <text:p><text:span text:style-name="T109">🟩 </text:span><text:span text:style-name="T117">Kvantikum, </text:span>Nyomozás, Hajózás</text:p>
          </table:table-cell>
          <table:table-cell table:style-name="Default"/>
          <table:table-cell table:style-name="ce2630" office:value-type="string" calcext:value-type="string">
            <text:p>predoci, edorli</text:p>
          </table:table-cell>
          <table:table-cell table:style-name="Default"/>
          <table:table-cell table:style-name="ce2630" office:value-type="string" calcext:value-type="string">
            <text:p>Teszetosza</text:p>
          </table:table-cell>
          <table:table-cell/>
          <table:table-cell table:style-name="ce265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53" office:value-type="string" calcext:value-type="string">
            <text:p><text:span text:style-name="T109">🟩 </text:span><text:span text:style-name="T117">Nyomozás;   </text:span><text:span text:style-name="T118">🟥 </text:span><text:span text:style-name="T117">Városi jártasság, Etikett</text:span></text:p>
          </table:table-cell>
          <table:table-cell table:style-name="Default"/>
          <table:table-cell table:style-name="ce2630" office:value-type="string" calcext:value-type="string">
            <text:p>py4r</text:p>
          </table:table-cell>
          <table:table-cell table:style-name="Default"/>
          <table:table-cell table:style-name="ce2630" office:value-type="string" calcext:value-type="string">
            <text:p>Tériszonyos</text:p>
          </table:table-cell>
          <table:table-cell/>
          <table:table-cell table:style-name="ce2623" office:value-type="string" calcext:value-type="string">
            <text:p><text:span text:style-name="T62">➖➖➖ Kyr</text:span><text:span text:style-name="T121">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53" office:value-type="string" calcext:value-type="string">
            <text:p>🟩 Művészetismeret; <text:s/>🟥 Előadóművészet</text:p>
          </table:table-cell>
          <table:table-cell/>
          <table:table-cell table:style-name="ce2630" office:value-type="string" calcext:value-type="string">
            <text:p>ragnaroki</text:p>
          </table:table-cell>
          <table:table-cell table:style-name="Default"/>
          <table:table-cell table:style-name="ce2630" office:value-type="string" calcext:value-type="string">
            <text:p>Tudálékos</text:p>
          </table:table-cell>
          <table:table-cell/>
          <table:table-cell table:style-name="ce265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53" office:value-type="string" calcext:value-type="string">
            <text:p>🟩 Művészetismeret; <text:s/>🟥 Előadóművészet</text:p>
          </table:table-cell>
          <table:table-cell/>
          <table:table-cell table:style-name="ce2630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5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2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53" office:value-type="string" calcext:value-type="string">
            <text:p>🟩 Művészetismeret; <text:s/>🟥 Előadóművészet</text:p>
          </table:table-cell>
          <table:table-cell/>
          <table:table-cell table:style-name="ce2630" office:value-type="string" calcext:value-type="string">
            <text:p>syburri</text:p>
          </table:table-cell>
          <table:table-cell table:style-name="Default"/>
          <table:table-cell table:style-name="ce2666" office:value-type="string" calcext:value-type="string">
            <text:p><text:span text:style-name="T62">➖➖➖ </text:span><text:span text:style-name="T119">Küllem, fizikum </text:span><text:span text:style-name="T120">➖➖➖ </text:span></text:p>
          </table:table-cell>
          <table:table-cell/>
          <table:table-cell table:style-name="ce265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53" office:value-type="string" calcext:value-type="string">
            <text:p><text:span text:style-name="T117">🟥 </text:span>Előadóművészet</text:p>
          </table:table-cell>
          <table:table-cell/>
          <table:table-cell table:style-name="ce2630" office:value-type="string" calcext:value-type="string">
            <text:p>tarran</text:p>
          </table:table-cell>
          <table:table-cell table:style-name="Default"/>
          <table:table-cell table:style-name="ce2630" office:value-type="string" calcext:value-type="string">
            <text:p>Alacsony</text:p>
          </table:table-cell>
          <table:table-cell/>
          <table:table-cell table:style-name="ce265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ce262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53" office:value-type="string" calcext:value-type="string">
            <text:p><text:span text:style-name="T117">🟥 </text:span>Előadóművészet</text:p>
          </table:table-cell>
          <table:table-cell/>
          <table:table-cell table:style-name="ce2630" office:value-type="string" calcext:value-type="string">
            <text:p>ti4dlani</text:p>
          </table:table-cell>
          <table:table-cell table:style-name="Default"/>
          <table:table-cell table:style-name="ce2630" office:value-type="string" calcext:value-type="string">
            <text:p>Albínó</text:p>
          </table:table-cell>
          <table:table-cell/>
          <table:table-cell table:style-name="ce265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6">➖➖➖ Tudományos ➖➖➖</text:span></text:p>
          </table:table-cell>
          <table:table-cell table:style-name="ce2637" office:value-type="float" office:value="0" calcext:value-type="float">
            <text:p>0</text:p>
          </table:table-cell>
          <table:table-cell table:number-columns-repeated="2"/>
          <table:table-cell table:style-name="ce2658" table:formula="of:=COUNTA([.E11:.E47])" office:value-type="float" office:value="37" calcext:value-type="float">
            <text:p>37</text:p>
          </table:table-cell>
          <table:table-cell table:style-name="ce2653"/>
          <table:table-cell/>
          <table:table-cell table:style-name="ce2630" office:value-type="string" calcext:value-type="string">
            <text:p>tongoriai</text:p>
          </table:table-cell>
          <table:table-cell table:style-name="Default"/>
          <table:table-cell table:style-name="ce2630" office:value-type="string" calcext:value-type="string">
            <text:p>Divatos</text:p>
          </table:table-cell>
          <table:table-cell/>
          <table:table-cell table:style-name="ce2623" office:value-type="string" calcext:value-type="string">
            <text:p><text:span text:style-name="T62">➖➖➖ Speciális</text:span><text:span text:style-name="T121">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<text:span text:style-name="T11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30" office:value-type="string" calcext:value-type="string">
            <text:p>t0r0ni</text:p>
          </table:table-cell>
          <table:table-cell table:style-name="Default"/>
          <table:table-cell table:style-name="ce2630" office:value-type="string" calcext:value-type="string">
            <text:p>Jóképű</text:p>
          </table:table-cell>
          <table:table-cell/>
          <table:table-cell table:style-name="ce262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43" office:value-type="float" office:value="2" calcext:value-type="float">
            <text:p>2</text:p>
          </table:table-cell>
          <table:table-cell office:value-type="string" calcext:value-type="string">
            <text:p><text:span text:style-name="T110">🟥 </text:span><text:span text:style-name="T111">Kvantikum;  </text:span><text:span text:style-name="T112">🟩</text:span><text:span text:style-name="T11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30" office:value-type="string" calcext:value-type="string">
            <text:p>törpe</text:p>
          </table:table-cell>
          <table:table-cell table:style-name="Default"/>
          <table:table-cell table:style-name="ce2630" office:value-type="string" calcext:value-type="string">
            <text:p>Kövér</text:p>
          </table:table-cell>
          <table:table-cell/>
          <table:table-cell table:style-name="ce262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30" office:value-type="string" calcext:value-type="string">
            <text:p>Magas</text:p>
          </table:table-cell>
          <table:table-cell/>
          <table:table-cell table:style-name="ce2623"/>
          <table:table-cell table:style-name="ce2665"/>
          <table:table-cell table:number-columns-repeated="3"/>
        </table:table-row>
        <table:table-row table:style-name="ro23">
          <table:table-cell table:style-name="ce26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43" office:value-type="float" office:value="2" calcext:value-type="float">
            <text:p>2</text:p>
          </table:table-cell>
          <table:table-cell table:style-name="ce2651" office:value-type="string" calcext:value-type="string">
            <text:p><text:span text:style-name="T110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630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28" office:value-type="string" calcext:value-type="string">
            <text:p><text:span text:style-name="T107"><text:a xlink:href="https://github.com/kaktusztea/km100/blob/master/md/fortelyok.altalanos/osi_kulturkor.md" xlink:type="simple">Ősi kultúrkör</text:a></text:span><text:span text:style-name="T107"> </text:span><text:span text:style-name="T108">🔁</text:span></text:p>
          </table:table-cell>
          <table:table-cell table:style-name="ce2643"/>
          <table:table-cell office:value-type="string" calcext:value-type="string">
            <text:p><text:span text:style-name="T110">🟥 </text:span><text:span text:style-name="T111">Lexikum, </text:span><text:span text:style-name="T112">🟩 </text:span><text:span text:style-name="T113">Értékbecslés</text:span></text:p>
          </table:table-cell>
          <table:table-cell/>
          <table:table-cell table:style-name="Default" table:number-columns-repeated="5"/>
          <table:table-cell table:style-name="ce2630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30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43" office:value-type="float" office:value="2" calcext:value-type="float">
            <text:p>2</text:p>
          </table:table-cell>
          <table:table-cell office:value-type="string" calcext:value-type="string">
            <text:p><text:span text:style-name="T110">🟥 </text:span>Lexikum</text:p>
          </table:table-cell>
          <table:table-cell/>
          <table:table-cell table:style-name="Default"/>
          <table:table-cell table:style-name="ce2662"/>
          <table:table-cell table:style-name="Default" table:number-columns-repeated="3"/>
          <table:table-cell table:style-name="ce2630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27" office:value-type="string" calcext:value-type="string">
            <text:p>➖➖➖ Befolyástól védő ➖➖➖</text:p>
          </table:table-cell>
          <table:table-cell table:style-name="ce263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30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30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30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88"/>
          <table:table-cell table:style-name="ce2652"/>
          <table:table-cell/>
          <table:table-cell table:style-name="Default" table:number-columns-repeated="5"/>
          <table:table-cell table:style-name="ce2666" office:value-type="string" calcext:value-type="string">
            <text:p><text:span text:style-name="T62">➖➖➖ </text:span><text:span text:style-name="T119">Viszony </text:span><text:span text:style-name="T12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8"/>
          <table:table-cell table:style-name="ce265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8"/>
          <table:table-cell table:style-name="ce2652"/>
          <table:table-cell/>
          <table:table-cell table:style-name="Default" table:number-columns-repeated="4"/>
          <table:table-cell table:style-name="ce266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24" office:value-type="string" calcext:value-type="string">
            <text:p>Harci fortélyok</text:p>
          </table:table-cell>
          <table:table-cell table:style-name="ce988"/>
          <table:table-cell table:style-name="ce265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31" office:value-type="string" calcext:value-type="string">
            <text:p><text:span text:style-name="T74">➖➖ Kiemelt</text:span><text:span text:style-name="T75"> </text:span><text:span text:style-name="T79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4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44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4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44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45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4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3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4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4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64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30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8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8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43" office:value-type="float" office:value="2" calcext:value-type="float">
            <text:p>2</text:p>
          </table:table-cell>
          <table:table-cell table:style-name="ce26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88" office:value-type="float" office:value="1" calcext:value-type="float">
            <text:p>1</text:p>
          </table:table-cell>
          <table:table-cell table:style-name="ce26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88" office:value-type="float" office:value="1" calcext:value-type="float">
            <text:p>1</text:p>
          </table:table-cell>
          <table:table-cell table:style-name="ce26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4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4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4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4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4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30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4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44" office:value-type="float" office:value="3" calcext:value-type="float">
            <text:p>3</text:p>
          </table:table-cell>
          <table:table-cell table:style-name="ce265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44" office:value-type="float" office:value="3" calcext:value-type="float">
            <text:p>3</text:p>
          </table:table-cell>
          <table:table-cell table:style-name="ce264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43" office:value-type="float" office:value="2" calcext:value-type="float">
            <text:p>2</text:p>
          </table:table-cell>
          <table:table-cell table:style-name="ce264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4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30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43" office:value-type="float" office:value="2" calcext:value-type="float">
            <text:p>2</text:p>
          </table:table-cell>
          <table:table-cell table:style-name="ce2653" office:value-type="string" calcext:value-type="string">
            <text:p><text:span text:style-name="T109">🟩 </text:span>Hadászat</text:p>
          </table:table-cell>
          <table:table-cell table:number-columns-repeated="13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43" office:value-type="float" office:value="2" calcext:value-type="float">
            <text:p>2</text:p>
          </table:table-cell>
          <table:table-cell table:style-name="ce2653" office:value-type="string" calcext:value-type="string">
            <text:p><text:span text:style-name="T109">🟩 </text:span>Hadászat</text:p>
          </table:table-cell>
          <table:table-cell table:number-columns-repeated="13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43" office:value-type="float" office:value="2" calcext:value-type="float">
            <text:p>2</text:p>
          </table:table-cell>
          <table:table-cell table:style-name="ce2653" office:value-type="string" calcext:value-type="string">
            <text:p><text:span text:style-name="T109">🟩 </text:span>Hadászat</text:p>
          </table:table-cell>
          <table:table-cell table:number-columns-repeated="13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43" office:value-type="float" office:value="2" calcext:value-type="float">
            <text:p>2</text:p>
          </table:table-cell>
          <table:table-cell table:style-name="ce2653" office:value-type="string" calcext:value-type="string">
            <text:p><text:span text:style-name="T109">🟩 </text:span>Hadászat</text:p>
          </table:table-cell>
          <table:table-cell table:number-columns-repeated="13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43" office:value-type="float" office:value="2" calcext:value-type="float">
            <text:p>2</text:p>
          </table:table-cell>
          <table:table-cell table:style-name="ce2653" office:value-type="string" calcext:value-type="string">
            <text:p><text:span text:style-name="T109">🟩 </text:span>Hadászat</text:p>
          </table:table-cell>
          <table:table-cell table:number-columns-repeated="13"/>
        </table:table-row>
        <table:table-row table:style-name="ro1">
          <table:table-cell table:style-name="ce262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43" office:value-type="float" office:value="2" calcext:value-type="float">
            <text:p>2</text:p>
          </table:table-cell>
          <table:table-cell table:style-name="ce2653" office:value-type="string" calcext:value-type="string">
            <text:p><text:span text:style-name="T109">🟩 </text:span>Hadászat</text:p>
          </table:table-cell>
          <table:table-cell table:number-columns-repeated="13"/>
        </table:table-row>
        <table:table-row table:style-name="ro2">
          <table:table-cell table:style-name="ce262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2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31" office:value-type="string" calcext:value-type="string">
            <text:p><text:span text:style-name="T74">➖➖ Harci mágia</text:span><text:span text:style-name="T75"> </text:span><text:span text:style-name="T79">➖➖</text:span></text:p>
          </table:table-cell>
          <table:table-cell table:style-name="ce2623"/>
          <table:table-cell table:number-columns-repeated="14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43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64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31" office:value-type="string" calcext:value-type="string">
            <text:p><text:span text:style-name="T74">➖➖ Misztikus képességek</text:span><text:span text:style-name="T75"> </text:span><text:span text:style-name="T79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31" office:value-type="string" calcext:value-type="string">
            <text:p><text:span text:style-name="T74">➖➖ Lényismeretek</text:span><text:span text:style-name="T75"> </text:span><text:span text:style-name="T79">➖➖</text:span></text:p>
          </table:table-cell>
          <table:table-cell table:number-columns-repeated="15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2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42"/>
        <table:table-column table:style-name="co100" table:default-cell-style-name="ce94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68" office:value-type="string" calcext:value-type="string">
            <text:p>Karakter pontok (KP) elosztása </text:p>
          </table:table-cell>
          <table:table-cell table:style-name="ce2668"/>
          <table:table-cell table:style-name="ce942" table:number-columns-repeated="16382"/>
        </table:table-row>
        <table:table-row table:style-name="ro25">
          <table:table-cell/>
          <table:table-cell table:style-name="ce266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42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669"/>
          <table:table-cell table:style-name="ce942" table:number-columns-repeated="16382"/>
        </table:table-row>
        <table:table-row table:style-name="ro26">
          <table:table-cell/>
          <table:table-cell table:style-name="ce2669" office:value-type="string" calcext:value-type="string">
            <text:p>→Egy primer képzettség értéke legfeljebb (Tapasztalati Szint) lehet</text:p>
            <text:p><text:span text:style-name="T6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42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669"/>
          <table:table-cell table:style-name="ce942" table:number-columns-repeated="16382"/>
        </table:table-row>
        <table:table-row table:style-name="ro27">
          <table:table-cell/>
          <table:table-cell table:style-name="ce266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42" table:number-columns-repeated="16382"/>
        </table:table-row>
        <table:table-row table:style-name="ro2">
          <table:table-cell/>
          <table:table-cell table:style-name="ce2669"/>
          <table:table-cell table:style-name="ce942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669"/>
          <table:table-cell table:style-name="ce942" table:number-columns-repeated="16382"/>
        </table:table-row>
        <table:table-row table:style-name="ro26">
          <table:table-cell/>
          <table:table-cell table:style-name="ce266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42" table:number-columns-repeated="16382"/>
        </table:table-row>
        <table:table-row table:style-name="ro2">
          <table:table-cell/>
          <table:table-cell table:style-name="ce2669"/>
          <table:table-cell table:style-name="ce942" table:number-columns-repeated="16382"/>
        </table:table-row>
        <table:table-row table:style-name="ro25">
          <table:table-cell table:style-name="ce2668" office:value-type="string" calcext:value-type="string">
            <text:p>Mágikus tradíció, Arkánumok (Primer képzettség)</text:p>
            <text:p/>
          </table:table-cell>
          <table:table-cell/>
          <table:table-cell table:style-name="ce942" table:number-columns-repeated="16382"/>
        </table:table-row>
        <table:table-row table:style-name="ro28">
          <table:table-cell/>
          <table:table-cell table:style-name="ce266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42" table:number-columns-repeated="16382"/>
        </table:table-row>
        <table:table-row table:style-name="ro25">
          <table:table-cell table:style-name="ce2669" office:value-type="string" calcext:value-type="string">
            <text:p>Pszí</text:p>
            <text:p/>
          </table:table-cell>
          <table:table-cell/>
          <table:table-cell table:style-name="ce942" table:number-columns-repeated="16382"/>
        </table:table-row>
        <table:table-row table:style-name="ro1">
          <table:table-cell/>
          <table:table-cell table:style-name="ce2669" office:value-type="string" calcext:value-type="string">
            <text:p>→Pszí alkalmazés: Primer képzettség, ez a „pi4rroni” diszciplínák alkalmazásának ismerete</text:p>
          </table:table-cell>
          <table:table-cell table:style-name="ce942" table:number-columns-repeated="16382"/>
        </table:table-row>
        <table:table-row table:style-name="ro2">
          <table:table-cell table:number-columns-repeated="2"/>
          <table:table-cell table:style-name="ce942" table:number-columns-repeated="16382"/>
        </table:table-row>
        <table:table-row table:style-name="ro29">
          <table:table-cell table:number-columns-repeated="2"/>
          <table:table-cell table:style-name="ce94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42" table:number-columns-repeated="16382"/>
        </table:table-row>
        <table:table-row table:style-name="ro28">
          <table:table-cell/>
          <table:table-cell table:style-name="ce266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42" table:number-columns-repeated="16382"/>
        </table:table-row>
        <table:table-row table:style-name="ro2" table:number-rows-repeated="1048557">
          <table:table-cell table:number-columns-repeated="2"/>
          <table:table-cell table:style-name="ce942" table:number-columns-repeated="16382"/>
        </table:table-row>
        <table:table-row table:style-name="ro2">
          <table:table-cell table:number-columns-repeated="2"/>
          <table:table-cell table:style-name="ce942" table:number-columns-repeated="16382"/>
        </table:table-row>
      </table:table>
      <table:table table:name="changelog" table:style-name="ta5" table:print="false">
        <table:table-column table:style-name="co101" table:default-cell-style-name="ce558"/>
        <table:table-row table:style-name="ro1">
          <table:table-cell table:style-name="ce2670" office:value-type="string" calcext:value-type="string">
            <text:p>V8.9.8</text:p>
          </table:table-cell>
        </table:table-row>
        <table:table-row table:style-name="ro1">
          <table:table-cell table:style-name="ce267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7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7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7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7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7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7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0" office:value-type="string" calcext:value-type="string">
            <text:p>V8.9.7</text:p>
          </table:table-cell>
        </table:table-row>
        <table:table-row table:style-name="ro1">
          <table:table-cell table:style-name="ce267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71" office:value-type="string" calcext:value-type="string">
            <text:p>* Harcos elme leírása változott</text:p>
          </table:table-cell>
        </table:table-row>
        <table:table-row table:style-name="ro1">
          <table:table-cell table:style-name="ce267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0" office:value-type="string" calcext:value-type="string">
            <text:p>V8.9.6 – k20 innentől</text:p>
          </table:table-cell>
        </table:table-row>
        <table:table-row table:style-name="ro1">
          <table:table-cell table:style-name="ce267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7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7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7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7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0" office:value-type="string" calcext:value-type="string">
            <text:p>V8.9.5 – k100 utolsó</text:p>
          </table:table-cell>
        </table:table-row>
        <table:table-row table:style-name="ro1">
          <table:table-cell table:style-name="ce267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71" office:value-type="string" calcext:value-type="string">
            <text:p>* Karma Hátterek bővültek</text:p>
          </table:table-cell>
        </table:table-row>
        <table:table-row table:style-name="ro1">
          <table:table-cell table:style-name="ce267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72" office:value-type="string" calcext:value-type="string">
            <text:p><text:span text:style-name="T62">* Távharc VÉ kalkulátor</text:span> táblázat javítva (Osztó érték kiolvasása)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0" office:value-type="string" calcext:value-type="string">
            <text:p>V8.9.4</text:p>
          </table:table-cell>
        </table:table-row>
        <table:table-row table:style-name="ro1">
          <table:table-cell table:style-name="ce267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7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7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7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7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7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7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7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7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0" office:value-type="string" calcext:value-type="string">
            <text:p>V8.9.3</text:p>
          </table:table-cell>
        </table:table-row>
        <table:table-row table:style-name="ro1">
          <table:table-cell table:style-name="ce267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7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7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70"/>
        </table:table-row>
        <table:table-row table:style-name="ro1">
          <table:table-cell table:style-name="ce2670" office:value-type="string" calcext:value-type="string">
            <text:p>V8.9.2</text:p>
          </table:table-cell>
        </table:table-row>
        <table:table-row table:style-name="ro1">
          <table:table-cell table:style-name="ce267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7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7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7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7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0" office:value-type="string" calcext:value-type="string">
            <text:p>V8.9.1</text:p>
          </table:table-cell>
        </table:table-row>
        <table:table-row table:style-name="ro1">
          <table:table-cell table:style-name="ce267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0" office:value-type="string" calcext:value-type="string">
            <text:p>V8.9.0</text:p>
          </table:table-cell>
        </table:table-row>
        <table:table-row table:style-name="ro1">
          <table:table-cell table:style-name="ce267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7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7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7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71" office:value-type="string" calcext:value-type="string">
            <text:p>* Pajzshasználat 3.fok: +5 VÉ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0" office:value-type="string" calcext:value-type="string">
            <text:p>V8.8.9</text:p>
          </table:table-cell>
        </table:table-row>
        <table:table-row table:style-name="ro1">
          <table:table-cell table:style-name="ce2671" office:value-type="string" calcext:value-type="string">
            <text:p>* Ostorharc harcmodor bekerült</text:p>
          </table:table-cell>
        </table:table-row>
        <table:table-row table:style-name="ro1">
          <table:table-cell table:style-name="ce267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7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0" office:value-type="string" calcext:value-type="string">
            <text:p>V8.8.8</text:p>
          </table:table-cell>
        </table:table-row>
        <table:table-row table:style-name="ro1">
          <table:table-cell table:style-name="ce267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7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7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7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0" office:value-type="string" calcext:value-type="string">
            <text:p>V8.8.7</text:p>
          </table:table-cell>
        </table:table-row>
        <table:table-row table:style-name="ro1">
          <table:table-cell table:style-name="ce267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7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7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7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7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7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0" office:value-type="string" calcext:value-type="string">
            <text:p>V8.8.6</text:p>
          </table:table-cell>
        </table:table-row>
        <table:table-row table:style-name="ro1">
          <table:table-cell table:style-name="ce2671" office:value-type="string" calcext:value-type="string">
            <text:p>* Vezető fortélyok bekerültek</text:p>
          </table:table-cell>
        </table:table-row>
        <table:table-row table:style-name="ro1">
          <table:table-cell table:style-name="ce267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7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7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8.5</text:p>
          </table:table-cell>
        </table:table-row>
        <table:table-row table:style-name="ro1">
          <table:table-cell table:style-name="ce267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7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7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7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8.4</text:p>
          </table:table-cell>
        </table:table-row>
        <table:table-row table:style-name="ro1">
          <table:table-cell table:style-name="ce2671" office:value-type="string" calcext:value-type="string">
            <text:p>* Új: Alakzatharc képzettség</text:p>
          </table:table-cell>
        </table:table-row>
        <table:table-row table:style-name="ro1">
          <table:table-cell table:style-name="ce2671" office:value-type="string" calcext:value-type="string">
            <text:p>* Új: Alakzat: támadó fortély</text:p>
          </table:table-cell>
        </table:table-row>
        <table:table-row table:style-name="ro1">
          <table:table-cell table:style-name="ce2671" office:value-type="string" calcext:value-type="string">
            <text:p>* Új: Alakzat: védekező fortély</text:p>
          </table:table-cell>
        </table:table-row>
        <table:table-row table:style-name="ro1">
          <table:table-cell table:style-name="ce2671" office:value-type="string" calcext:value-type="string">
            <text:p>* Új: Parancsnok fortély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8.3</text:p>
          </table:table-cell>
        </table:table-row>
        <table:table-row table:style-name="ro1">
          <table:table-cell table:style-name="ce267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7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71" office:value-type="string" calcext:value-type="string">
            <text:p>* Új: Harckeret növelés fortély</text:p>
          </table:table-cell>
        </table:table-row>
        <table:table-row table:style-name="ro1">
          <table:table-cell table:style-name="ce2671" office:value-type="string" calcext:value-type="string">
            <text:p>* Új: Koordinátor fortély</text:p>
          </table:table-cell>
        </table:table-row>
        <table:table-row table:style-name="ro1">
          <table:table-cell table:style-name="ce2671" office:value-type="string" calcext:value-type="string">
            <text:p>* Új: Daráló fortély</text:p>
          </table:table-cell>
        </table:table-row>
        <table:table-row table:style-name="ro1">
          <table:table-cell table:style-name="ce2671" office:value-type="string" calcext:value-type="string">
            <text:p>* Taktika: Falanx megszűnt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7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8.1</text:p>
          </table:table-cell>
        </table:table-row>
        <table:table-row table:style-name="ro1">
          <table:table-cell table:style-name="ce267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7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71" office:value-type="string" calcext:value-type="string">
            <text:p>* Új: Elpusztíthatatlan fortély</text:p>
          </table:table-cell>
        </table:table-row>
        <table:table-row table:style-name="ro1">
          <table:table-cell table:style-name="ce2671" office:value-type="string" calcext:value-type="string">
            <text:p>* Új: Gladiátor bestiái fortély</text:p>
          </table:table-cell>
        </table:table-row>
        <table:table-row table:style-name="ro1">
          <table:table-cell table:style-name="ce267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7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7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8.0</text:p>
          </table:table-cell>
        </table:table-row>
        <table:table-row table:style-name="ro1">
          <table:table-cell table:style-name="ce267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7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71" office:value-type="string" calcext:value-type="string">
            <text:p><text:span text:style-name="T62">* Új fortély: Ősi kultkúrkör </text:span><text:span text:style-name="T124">🔁</text:span></text:p>
          </table:table-cell>
        </table:table-row>
        <table:table-row table:style-name="ro1">
          <table:table-cell table:style-name="ce2671" office:value-type="string" calcext:value-type="string">
            <text:p>* Szilánk pontértéknek cella</text:p>
          </table:table-cell>
        </table:table-row>
        <table:table-row table:style-name="ro1">
          <table:table-cell table:style-name="ce2671" office:value-type="string" calcext:value-type="string">
            <text:p>* Felszerelés keret képlet 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7.9</text:p>
          </table:table-cell>
        </table:table-row>
        <table:table-row table:style-name="ro1">
          <table:table-cell table:style-name="ce267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7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7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7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7.8</text:p>
          </table:table-cell>
        </table:table-row>
        <table:table-row table:style-name="ro1">
          <table:table-cell table:style-name="ce267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7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71" office:value-type="string" calcext:value-type="string">
            <text:p><text:span text:style-name="T62">* SzF_Hátterek fül visszanevezve: „</text:span>Speciális”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7.7</text:p>
          </table:table-cell>
        </table:table-row>
        <table:table-row table:style-name="ro1">
          <table:table-cell table:style-name="ce2671" office:value-type="string" calcext:value-type="string">
            <text:p>* Új Szabad Fortély: Kihallgatás</text:p>
          </table:table-cell>
        </table:table-row>
        <table:table-row table:style-name="ro1">
          <table:table-cell table:style-name="ce267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7.6</text:p>
          </table:table-cell>
        </table:table-row>
        <table:table-row table:style-name="ro1">
          <table:table-cell table:style-name="ce267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7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7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71" office:value-type="string" calcext:value-type="string">
            <text:p>* Kínzás képzettség megszünt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7.5</text:p>
          </table:table-cell>
        </table:table-row>
        <table:table-row table:style-name="ro1">
          <table:table-cell table:style-name="ce267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7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7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73"/>
        </table:table-row>
        <table:table-row table:style-name="ro1">
          <table:table-cell table:style-name="ce2673" office:value-type="string" calcext:value-type="string">
            <text:p>V8.7.4</text:p>
          </table:table-cell>
        </table:table-row>
        <table:table-row table:style-name="ro1">
          <table:table-cell table:style-name="ce267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7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7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7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74" office:value-type="string" calcext:value-type="string">
            <text:p>* <text:span text:style-name="T125">Számtan</text:span> képzettség új neve: Kvantikum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7.3</text:p>
          </table:table-cell>
        </table:table-row>
        <table:table-row table:style-name="ro1">
          <table:table-cell table:style-name="ce267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7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7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7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7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7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7.2</text:p>
          </table:table-cell>
        </table:table-row>
        <table:table-row table:style-name="ro1">
          <table:table-cell table:style-name="ce267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7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7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7.1</text:p>
          </table:table-cell>
        </table:table-row>
        <table:table-row table:style-name="ro1">
          <table:table-cell table:style-name="ce267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7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7.0</text:p>
          </table:table-cell>
        </table:table-row>
        <table:table-row table:style-name="ro1">
          <table:table-cell table:style-name="ce267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7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7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7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7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6.9</text:p>
          </table:table-cell>
        </table:table-row>
        <table:table-row table:style-name="ro1">
          <table:table-cell table:style-name="ce267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7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7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7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6.8</text:p>
          </table:table-cell>
        </table:table-row>
        <table:table-row table:style-name="ro1">
          <table:table-cell table:style-name="ce267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7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7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7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7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7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6.7</text:p>
          </table:table-cell>
        </table:table-row>
        <table:table-row table:style-name="ro1">
          <table:table-cell table:style-name="ce267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7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7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71" office:value-type="string" calcext:value-type="string">
            <text:p>* Tradíció lista frissítve</text:p>
          </table:table-cell>
        </table:table-row>
        <table:table-row table:style-name="ro1">
          <table:table-cell table:style-name="ce267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6.6</text:p>
          </table:table-cell>
        </table:table-row>
        <table:table-row table:style-name="ro1">
          <table:table-cell table:style-name="ce26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6.5</text:p>
          </table:table-cell>
        </table:table-row>
        <table:table-row table:style-name="ro1">
          <table:table-cell table:style-name="ce267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7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6.4</text:p>
          </table:table-cell>
        </table:table-row>
        <table:table-row table:style-name="ro1">
          <table:table-cell table:style-name="ce2671" office:value-type="string" calcext:value-type="string">
            <text:p>* KP Alap megszűnt</text:p>
          </table:table-cell>
        </table:table-row>
        <table:table-row table:style-name="ro1">
          <table:table-cell table:style-name="ce2671" office:value-type="string" calcext:value-type="string">
            <text:p>* KP / Szint: 50 + Intelligencia</text:p>
          </table:table-cell>
        </table:table-row>
        <table:table-row table:style-name="ro1">
          <table:table-cell table:style-name="ce267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71" office:value-type="string" calcext:value-type="string">
            <text:p>* Új Leíró Hátterek</text:p>
          </table:table-cell>
        </table:table-row>
        <table:table-row table:style-name="ro1">
          <table:table-cell table:style-name="ce26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6.3</text:p>
          </table:table-cell>
        </table:table-row>
        <table:table-row table:style-name="ro1">
          <table:table-cell table:style-name="ce2671" office:value-type="string" calcext:value-type="string">
            <text:p>* Helyismeret db számláló</text:p>
          </table:table-cell>
        </table:table-row>
        <table:table-row table:style-name="ro1">
          <table:table-cell table:style-name="ce267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71" office:value-type="string" calcext:value-type="string">
            <text:p>* Hadvezetés átnevezve: Hadászat</text:p>
          </table:table-cell>
        </table:table-row>
        <table:table-row table:style-name="ro1">
          <table:table-cell table:style-name="ce267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71" office:value-type="string" calcext:value-type="string">
            <text:p>* Leíró Hátterek bekerültek</text:p>
          </table:table-cell>
        </table:table-row>
        <table:table-row table:style-name="ro1">
          <table:table-cell table:style-name="ce2671" office:value-type="string" calcext:value-type="string">
            <text:p>* Vadember fortély bekerült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6.2</text:p>
          </table:table-cell>
        </table:table-row>
        <table:table-row table:style-name="ro1">
          <table:table-cell table:style-name="ce267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7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7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7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6.1</text:p>
          </table:table-cell>
        </table:table-row>
        <table:table-row table:style-name="ro1">
          <table:table-cell table:style-name="ce267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7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7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7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7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71" office:value-type="string" calcext:value-type="string">
            <text:p>* rengeteg apró javítás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6.0</text:p>
          </table:table-cell>
        </table:table-row>
        <table:table-row table:style-name="ro1">
          <table:table-cell table:style-name="ce26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71" office:value-type="string" calcext:value-type="string">
            <text:p>* Data fül teljes átrendezése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5.1</text:p>
          </table:table-cell>
        </table:table-row>
        <table:table-row table:style-name="ro1">
          <table:table-cell table:style-name="ce267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7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7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5.0 – 1K</text:p>
          </table:table-cell>
        </table:table-row>
        <table:table-row table:style-name="ro1">
          <table:table-cell table:style-name="ce267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7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7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7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71" office:value-type="string" calcext:value-type="string">
            <text:p>* SFÉ számítása automatikus</text:p>
          </table:table-cell>
        </table:table-row>
        <table:table-row table:style-name="ro1">
          <table:table-cell table:style-name="ce267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7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7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7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7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3.2</text:p>
          </table:table-cell>
        </table:table-row>
        <table:table-row table:style-name="ro1">
          <table:table-cell table:style-name="ce267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7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71"/>
        </table:table-row>
        <table:table-row table:style-name="ro1">
          <table:table-cell table:style-name="ce2673" office:value-type="string" calcext:value-type="string">
            <text:p>V8.3.1</text:p>
          </table:table-cell>
        </table:table-row>
        <table:table-row table:style-name="ro1">
          <table:table-cell table:style-name="ce267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7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7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7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71" office:value-type="string" calcext:value-type="string">
            <text:p>* Hamisítás képzettség bekötve</text:p>
          </table:table-cell>
        </table:table-row>
        <table:table-row table:style-name="ro30">
          <table:table-cell table:style-name="ce2671" office:value-type="string" calcext:value-type="string">
            <text:p>* Szakma lista</text:p>
          </table:table-cell>
        </table:table-row>
        <table:table-row table:style-name="ro30">
          <table:table-cell table:style-name="ce26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71"/>
        </table:table-row>
        <table:table-row table:style-name="ro30">
          <table:table-cell table:style-name="ce2673" office:value-type="string" calcext:value-type="string">
            <text:p>V8.3.0</text:p>
          </table:table-cell>
        </table:table-row>
        <table:table-row table:style-name="ro49">
          <table:table-cell table:style-name="ce2671" office:value-type="string" calcext:value-type="string">
            <text:p>* Történelemismeret: Átfogó</text:p>
          </table:table-cell>
        </table:table-row>
        <table:table-row table:style-name="ro49">
          <table:table-cell table:style-name="ce2671" office:value-type="string" calcext:value-type="string">
            <text:p>* Műveltség: Átlagos (új)</text:p>
          </table:table-cell>
        </table:table-row>
        <table:table-row table:style-name="ro49">
          <table:table-cell table:style-name="ce2671" office:value-type="string" calcext:value-type="string">
            <text:p>* Irodalom-ismeret megszűnt</text:p>
          </table:table-cell>
        </table:table-row>
        <table:table-row table:style-name="ro49">
          <table:table-cell table:style-name="ce2671" office:value-type="string" calcext:value-type="string">
            <text:p>* SP táblázat bekerült a Harcértékek fülre</text:p>
          </table:table-cell>
        </table:table-row>
        <table:table-row table:style-name="ro49">
          <table:table-cell table:style-name="ce2671" office:value-type="string" calcext:value-type="string">
            <text:p>* Könnyű képzettségek megszűntek</text:p>
          </table:table-cell>
        </table:table-row>
        <table:table-row table:style-name="ro49">
          <table:table-cell table:style-name="ce2671" office:value-type="string" calcext:value-type="string">
            <text:p>* Nyelvismeret (ingyenes) táblázat bekerült - választhatóak legördülő menüből</text:p>
          </table:table-cell>
        </table:table-row>
        <table:table-row table:style-name="ro49">
          <table:table-cell table:style-name="ce2671" office:value-type="string" calcext:value-type="string">
            <text:p>* Nyelvek választhatóak legördülő menüből</text:p>
          </table:table-cell>
        </table:table-row>
        <table:table-row table:style-name="ro49">
          <table:table-cell table:style-name="ce2671" office:value-type="string" calcext:value-type="string">
            <text:p>* Fortélylista fülre nyelvek, hátterek listája</text:p>
          </table:table-cell>
        </table:table-row>
        <table:table-row table:style-name="ro49">
          <table:table-cell table:style-name="ce26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9">
          <table:table-cell table:style-name="ce26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71"/>
        </table:table-row>
        <table:table-row table:style-name="ro2">
          <table:table-cell table:style-name="ce2673" office:value-type="string" calcext:value-type="string">
            <text:p>V8.2.6</text:p>
          </table:table-cell>
        </table:table-row>
        <table:table-row table:style-name="ro2">
          <table:table-cell table:style-name="ce26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71" office:value-type="string" calcext:value-type="string">
            <text:p>* Helyismeret Bónusz háttér lett</text:p>
          </table:table-cell>
        </table:table-row>
        <table:table-row table:style-name="ro2">
          <table:table-cell table:style-name="ce26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71"/>
        </table:table-row>
        <table:table-row table:style-name="ro49">
          <table:table-cell table:style-name="ce2673" office:value-type="string" calcext:value-type="string">
            <text:p>V8.2.4</text:p>
          </table:table-cell>
        </table:table-row>
        <table:table-row table:style-name="ro49">
          <table:table-cell table:style-name="ce2671" office:value-type="string" calcext:value-type="string">
            <text:p>* Fülek átnevezése, színezése</text:p>
          </table:table-cell>
        </table:table-row>
        <table:table-row table:style-name="ro49">
          <table:table-cell table:style-name="ce26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71"/>
        </table:table-row>
        <table:table-row table:style-name="ro49">
          <table:table-cell table:style-name="ce2673" office:value-type="string" calcext:value-type="string">
            <text:p>V8.2.3</text:p>
          </table:table-cell>
        </table:table-row>
        <table:table-row table:style-name="ro49">
          <table:table-cell table:style-name="ce2671" office:value-type="string" calcext:value-type="string">
            <text:p>* Szekunder fortélyok legördülő listából választhatóak</text:p>
          </table:table-cell>
        </table:table-row>
        <table:table-row table:style-name="ro49">
          <table:table-cell table:style-name="ce2671" office:value-type="string" calcext:value-type="string">
            <text:p>* Új fül: Fortélyok</text:p>
          </table:table-cell>
        </table:table-row>
        <table:table-row table:style-name="ro2">
          <table:table-cell table:style-name="ce2673"/>
        </table:table-row>
        <table:table-row table:style-name="ro49">
          <table:table-cell table:style-name="ce2673" office:value-type="string" calcext:value-type="string">
            <text:p>V8.2.2</text:p>
          </table:table-cell>
        </table:table-row>
        <table:table-row table:style-name="ro49">
          <table:table-cell table:style-name="ce2671" office:value-type="string" calcext:value-type="string">
            <text:p>* Új betűtípus: Avenir</text:p>
          </table:table-cell>
        </table:table-row>
        <table:table-row table:style-name="ro2">
          <table:table-cell table:style-name="ce26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71"/>
        </table:table-row>
        <table:table-row table:style-name="ro2">
          <table:table-cell table:style-name="ce2673" office:value-type="string" calcext:value-type="string">
            <text:p>V8.2.0</text:p>
          </table:table-cell>
        </table:table-row>
        <table:table-row table:style-name="ro2">
          <table:table-cell table:style-name="ce2671" office:value-type="string" calcext:value-type="string">
            <text:p>* Vértviselet bekerült a fix fortélyok közé</text:p>
          </table:table-cell>
        </table:table-row>
        <table:table-row table:style-name="ro49">
          <table:table-cell table:style-name="ce2671" office:value-type="string" calcext:value-type="string">
            <text:p>* Erőbónusz ismét beszámolva a fegyverek értékeibe</text:p>
          </table:table-cell>
        </table:table-row>
        <table:table-row table:style-name="ro49">
          <table:table-cell table:style-name="ce2671" office:value-type="string" calcext:value-type="string">
            <text:p>* ÉP táblázat: automatikus kiszürkítés ÉP számától függően</text:p>
          </table:table-cell>
        </table:table-row>
        <table:table-row table:style-name="ro49">
          <table:table-cell table:style-name="ce2671" office:value-type="string" calcext:value-type="string">
            <text:p>* Kétkezes harc táblázat</text:p>
          </table:table-cell>
        </table:table-row>
        <table:table-row table:style-name="ro49">
          <table:table-cell table:style-name="ce2671" office:value-type="string" calcext:value-type="string">
            <text:p>* Páncélok, vértek táblázat</text:p>
          </table:table-cell>
        </table:table-row>
        <table:table-row table:style-name="ro2">
          <table:table-cell table:style-name="ce2671"/>
        </table:table-row>
        <table:table-row table:style-name="ro49">
          <table:table-cell table:style-name="ce2673" office:value-type="string" calcext:value-type="string">
            <text:p>V8.1.1</text:p>
          </table:table-cell>
        </table:table-row>
        <table:table-row table:style-name="ro49">
          <table:table-cell table:style-name="ce2671" office:value-type="string" calcext:value-type="string">
            <text:p>* Max szint: 21</text:p>
          </table:table-cell>
        </table:table-row>
        <table:table-row table:style-name="ro49">
          <table:table-cell table:style-name="ce2671" office:value-type="string" calcext:value-type="string">
            <text:p>* KP Alap: 150</text:p>
          </table:table-cell>
        </table:table-row>
        <table:table-row table:style-name="ro49">
          <table:table-cell table:style-name="ce2671" office:value-type="string" calcext:value-type="string">
            <text:p>* KP/Szint: 100 + (2x Intelligencia)</text:p>
          </table:table-cell>
        </table:table-row>
        <table:table-row table:style-name="ro49">
          <table:table-cell table:style-name="ce26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71"/>
        </table:table-row>
        <table:table-row table:style-name="ro2">
          <table:table-cell table:style-name="ce2673" office:value-type="string" calcext:value-type="string">
            <text:p>V8.1.0</text:p>
          </table:table-cell>
        </table:table-row>
        <table:table-row table:style-name="ro2">
          <table:table-cell table:style-name="ce26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71" office:value-type="string" calcext:value-type="string">
            <text:p>* Hátterek átkerült a „Tartalék” lapra</text:p>
          </table:table-cell>
        </table:table-row>
        <table:table-row table:style-name="ro49">
          <table:table-cell table:style-name="ce2671" office:value-type="string" calcext:value-type="string">
            <text:p>* Fegyverek táblázatban a fegyver kommenteket is beszúrja</text:p>
          </table:table-cell>
        </table:table-row>
        <table:table-row table:style-name="ro49">
          <table:table-cell table:style-name="ce2671" office:value-type="string" calcext:value-type="string">
            <text:p>* Távolsági fegyvereknél: hatótáv; + fegyver komment</text:p>
          </table:table-cell>
        </table:table-row>
        <table:table-row table:style-name="ro49">
          <table:table-cell table:style-name="ce2671" office:value-type="string" calcext:value-type="string">
            <text:p>* Elsődleges nyelv és másodlagos nyelv (Pyarroni és második helyett).</text:p>
          </table:table-cell>
        </table:table-row>
        <table:table-row table:style-name="ro49">
          <table:table-cell table:style-name="ce2671" office:value-type="string" calcext:value-type="string">
            <text:p>* Az 1.nyelvre: +6 bónusz; 2.nyelvre: +3 bónusz.</text:p>
          </table:table-cell>
        </table:table-row>
        <table:table-row table:style-name="ro49">
          <table:table-cell table:style-name="ce26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9">
          <table:table-cell table:style-name="ce2671" office:value-type="string" calcext:value-type="string">
            <text:p>* Plusz egy sor az Életerő táblázatba</text:p>
          </table:table-cell>
        </table:table-row>
        <table:table-row table:style-name="ro49">
          <table:table-cell table:style-name="ce26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71"/>
        </table:table-row>
        <table:table-row table:style-name="ro2">
          <table:table-cell table:style-name="ce2673" office:value-type="string" calcext:value-type="string">
            <text:p>V8.0.5</text:p>
          </table:table-cell>
        </table:table-row>
        <table:table-row table:style-name="ro2">
          <table:table-cell table:style-name="ce26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71" office:value-type="string" calcext:value-type="string">
            <text:p>* KP maradt warning formázás</text:p>
          </table:table-cell>
        </table:table-row>
        <table:table-row table:style-name="ro2">
          <table:table-cell table:style-name="ce26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71"/>
        </table:table-row>
        <table:table-row table:style-name="ro2">
          <table:table-cell table:style-name="ce2673" office:value-type="string" calcext:value-type="string">
            <text:p>V8.0.1</text:p>
          </table:table-cell>
        </table:table-row>
        <table:table-row table:style-name="ro2">
          <table:table-cell table:style-name="ce26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71"/>
        </table:table-row>
        <table:table-row table:style-name="ro2">
          <table:table-cell table:style-name="ce2673" office:value-type="string" calcext:value-type="string">
            <text:p>V8.0.0</text:p>
          </table:table-cell>
        </table:table-row>
        <table:table-row table:style-name="ro2">
          <table:table-cell table:style-name="ce26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71" office:value-type="string" calcext:value-type="string">
            <text:p>* Szekunder képzettségek maximuma: (szint x <text:span text:style-name="T116">6</text:span>)</text:p>
          </table:table-cell>
        </table:table-row>
        <table:table-row table:style-name="ro2">
          <table:table-cell table:style-name="ce26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71"/>
        </table:table-row>
        <table:table-row table:style-name="ro2">
          <table:table-cell table:style-name="ce2673" office:value-type="string" calcext:value-type="string">
            <text:p>V7.9.3</text:p>
          </table:table-cell>
        </table:table-row>
        <table:table-row table:style-name="ro2">
          <table:table-cell table:style-name="ce2671" office:value-type="string" calcext:value-type="string">
            <text:p>* Új érték: Aura (3.fül)</text:p>
          </table:table-cell>
        </table:table-row>
        <table:table-row table:style-name="ro2">
          <table:table-cell table:style-name="ce26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71"/>
        </table:table-row>
        <table:table-row table:style-name="ro2">
          <table:table-cell table:style-name="ce2673" office:value-type="string" calcext:value-type="string">
            <text:p>V7.9.2</text:p>
          </table:table-cell>
        </table:table-row>
        <table:table-row table:style-name="ro49">
          <table:table-cell table:style-name="ce26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71"/>
        </table:table-row>
        <table:table-row table:style-name="ro49">
          <table:table-cell table:style-name="ce2673" office:value-type="string" calcext:value-type="string">
            <text:p>V7.9.1</text:p>
          </table:table-cell>
        </table:table-row>
        <table:table-row table:style-name="ro49">
          <table:table-cell table:style-name="ce2671" office:value-type="string" calcext:value-type="string">
            <text:p>* Új Primer képzettségek: Akrobatika, Lopakodás/rejtőzés, Aurafejlesztés</text:p>
          </table:table-cell>
        </table:table-row>
        <table:table-row table:style-name="ro49">
          <table:table-cell table:style-name="ce26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71"/>
        </table:table-row>
        <table:table-row table:style-name="ro2">
          <table:table-cell table:style-name="ce2673" office:value-type="string" calcext:value-type="string">
            <text:p>V7.9</text:p>
          </table:table-cell>
        </table:table-row>
        <table:table-row table:style-name="ro2">
          <table:table-cell table:style-name="ce267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75" office:value-type="string" calcext:value-type="string">
            <text:p>* Háttér táblázatok összevonva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7.8</text:p>
          </table:table-cell>
        </table:table-row>
        <table:table-row table:style-name="ro2">
          <table:table-cell table:style-name="ce267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7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7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75"/>
        </table:table-row>
        <table:table-row table:style-name="ro2">
          <table:table-cell table:style-name="ce2676" office:value-type="string" calcext:value-type="string">
            <text:p>V7.7.1</text:p>
          </table:table-cell>
        </table:table-row>
        <table:table-row table:style-name="ro2">
          <table:table-cell table:style-name="ce267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7.7</text:p>
          </table:table-cell>
        </table:table-row>
        <table:table-row table:style-name="ro2">
          <table:table-cell table:style-name="ce267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7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7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7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75"/>
        </table:table-row>
        <table:table-row table:style-name="ro2">
          <table:table-cell table:style-name="ce2676" office:value-type="string" calcext:value-type="string">
            <text:p>V7.6.1</text:p>
          </table:table-cell>
        </table:table-row>
        <table:table-row table:style-name="ro2">
          <table:table-cell table:style-name="ce267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7.6</text:p>
          </table:table-cell>
        </table:table-row>
        <table:table-row table:style-name="ro2">
          <table:table-cell table:style-name="ce267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7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7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7.5</text:p>
          </table:table-cell>
        </table:table-row>
        <table:table-row table:style-name="ro2">
          <table:table-cell table:style-name="ce267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7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7.4</text:p>
          </table:table-cell>
        </table:table-row>
        <table:table-row table:style-name="ro2">
          <table:table-cell table:style-name="ce267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7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80"/>
        </table:table-row>
        <table:table-row table:style-name="ro2">
          <table:table-cell table:style-name="ce2676" office:value-type="string" calcext:value-type="string">
            <text:p>V7.3</text:p>
          </table:table-cell>
        </table:table-row>
        <table:table-row table:style-name="ro2">
          <table:table-cell table:style-name="ce267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7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7.2</text:p>
          </table:table-cell>
        </table:table-row>
        <table:table-row table:style-name="ro2">
          <table:table-cell table:style-name="ce267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75"/>
        </table:table-row>
        <table:table-row table:style-name="ro2">
          <table:table-cell table:style-name="ce2676" office:value-type="string" calcext:value-type="string">
            <text:p>V7.1</text:p>
          </table:table-cell>
        </table:table-row>
        <table:table-row table:style-name="ro2">
          <table:table-cell table:style-name="ce2675" office:value-type="string" calcext:value-type="string">
            <text:p>* Buzogány harcértékek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7.0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7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6.9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Változás]:</text:span><text:span text:style-name="T48"> Kiegészítő KP / Szint: (</text:span><text:span text:style-name="T126">20</text:span><text:span text:style-name="T48">+Emlékezet)</text:span>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6.8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Új]</text:span>: Erőbónusz beszámít: (Erő/2) <text:span text:style-name="T127">→ </text:span><text:span text:style-name="T128">lefelé</text:span><text:span text:style-name="T127"> kerekítve</text:span>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75" office:value-type="string" calcext:value-type="string">
            <text:p>                   <text:span text:style-name="T127">→</text:span> A harci és misztikus képzettségek szintje legfeljebb (szint+3) lehet</text:p>
          </table:table-cell>
        </table:table-row>
        <table:table-row table:style-name="ro1">
          <table:table-cell table:style-name="ce2675" office:value-type="string" calcext:value-type="string">
            <text:p>                   <text:span text:style-name="T127">→</text:span> A többi képzettség értéke pedig legfeljebb (szint+8) lehet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75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6.7</text:p>
          </table:table-cell>
        </table:table-row>
        <table:table-row table:style-name="ro2">
          <table:table-cell table:style-name="ce267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8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7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7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7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7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6.6</text:p>
          </table:table-cell>
        </table:table-row>
        <table:table-row table:style-name="ro2">
          <table:table-cell table:style-name="ce2675" office:value-type="string" calcext:value-type="string">
            <text:p>* Akrobatika bekerült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6.5</text:p>
          </table:table-cell>
        </table:table-row>
        <table:table-row table:style-name="ro2">
          <table:table-cell table:style-name="ce267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7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7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75"/>
        </table:table-row>
        <table:table-row table:style-name="ro2">
          <table:table-cell table:style-name="ce2676" office:value-type="string" calcext:value-type="string">
            <text:p>V6.4</text:p>
          </table:table-cell>
        </table:table-row>
        <table:table-row table:style-name="ro2">
          <table:table-cell table:style-name="ce267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7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7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7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7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7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7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6.3</text:p>
          </table:table-cell>
        </table:table-row>
        <table:table-row table:style-name="ro2">
          <table:table-cell table:style-name="ce267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7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7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7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7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7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7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75"/>
        </table:table-row>
        <table:table-row table:style-name="ro2">
          <table:table-cell table:style-name="ce2676" office:value-type="string" calcext:value-type="string">
            <text:p>V6.2</text:p>
          </table:table-cell>
        </table:table-row>
        <table:table-row table:style-name="ro2">
          <table:table-cell table:style-name="ce267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7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75" office:value-type="string" calcext:value-type="string">
            <text:p>* Licenc szöveg módosult kicsit</text:p>
          </table:table-cell>
        </table:table-row>
        <table:table-row table:style-name="ro2">
          <table:table-cell table:style-name="ce267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7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7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7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7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75" office:value-type="string" calcext:value-type="string">
            <text:p>* Mágia tradíciókhoz infobox</text:p>
          </table:table-cell>
        </table:table-row>
        <table:table-row table:style-name="ro2">
          <table:table-cell table:style-name="ce267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7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7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6.1</text:p>
          </table:table-cell>
        </table:table-row>
        <table:table-row table:style-name="ro2">
          <table:table-cell table:style-name="ce267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75"/>
        </table:table-row>
        <table:table-row table:style-name="ro2">
          <table:table-cell table:style-name="ce2676" office:value-type="string" calcext:value-type="string">
            <text:p>V6.0</text:p>
          </table:table-cell>
        </table:table-row>
        <table:table-row table:style-name="ro2">
          <table:table-cell table:style-name="ce267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7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7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5.9</text:p>
          </table:table-cell>
        </table:table-row>
        <table:table-row table:style-name="ro2">
          <table:table-cell table:style-name="ce2675" office:value-type="string" calcext:value-type="string">
            <text:p>* Kis javítások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5.8</text:p>
          </table:table-cell>
        </table:table-row>
        <table:table-row table:style-name="ro2">
          <table:table-cell table:style-name="ce2675" office:value-type="string" calcext:value-type="string">
            <text:p>* CC licenc bekerült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5.7</text:p>
          </table:table-cell>
        </table:table-row>
        <table:table-row table:style-name="ro2">
          <table:table-cell table:style-name="ce267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7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7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7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7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5.6</text:p>
          </table:table-cell>
        </table:table-row>
        <table:table-row table:style-name="ro2">
          <table:table-cell table:style-name="ce267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7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75"/>
        </table:table-row>
        <table:table-row table:style-name="ro2">
          <table:table-cell table:style-name="ce2676" office:value-type="string" calcext:value-type="string">
            <text:p>V5.5</text:p>
          </table:table-cell>
        </table:table-row>
        <table:table-row table:style-name="ro2">
          <table:table-cell table:style-name="ce268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67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7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8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7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8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7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8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7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9"> </text:span><text:span text:style-name="T130">→</text:span><text:span text:style-name="T12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ülső</text:span></text:p>
          </table:table-cell>
        </table:table-row>
        <table:table-row table:style-name="ro2">
          <table:table-cell table:style-name="ce2675"/>
        </table:table-row>
        <table:table-row table:style-name="ro2">
          <table:table-cell table:style-name="ce2676" office:value-type="string" calcext:value-type="string">
            <text:p>V5.4</text:p>
          </table:table-cell>
        </table:table-row>
        <table:table-row table:style-name="ro2">
          <table:table-cell table:style-name="ce267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75" office:value-type="string" calcext:value-type="string">
            <text:p>* 1HM=5KP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5.3</text:p>
          </table:table-cell>
        </table:table-row>
        <table:table-row table:style-name="ro2">
          <table:table-cell table:style-name="ce2678" office:value-type="string" calcext:value-type="string">
            <text:p>* Szabályok lapon Pszí javítása</text:p>
          </table:table-cell>
        </table:table-row>
        <table:table-row table:style-name="ro2">
          <table:table-cell table:style-name="ce267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5.2</text:p>
          </table:table-cell>
        </table:table-row>
        <table:table-row table:style-name="ro2">
          <table:table-cell table:style-name="ce267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7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7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7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7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7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5.1</text:p>
          </table:table-cell>
        </table:table-row>
        <table:table-row table:style-name="ro2">
          <table:table-cell table:style-name="ce2678" office:value-type="string" calcext:value-type="string">
            <text:p>* Könnyű KP oszlop javítása</text:p>
          </table:table-cell>
        </table:table-row>
        <table:table-row table:style-name="ro2">
          <table:table-cell table:style-name="ce267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7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5.0</text:p>
          </table:table-cell>
        </table:table-row>
        <table:table-row table:style-name="ro2">
          <table:table-cell table:style-name="ce2678" office:value-type="string" calcext:value-type="string">
            <text:p>* Cellaellenőrzések javítása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4.9</text:p>
          </table:table-cell>
        </table:table-row>
        <table:table-row table:style-name="ro32">
          <table:table-cell table:style-name="ce267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78" office:value-type="string" calcext:value-type="string">
            <text:p>* CHM egyszerűbb neve: CM</text:p>
          </table:table-cell>
        </table:table-row>
        <table:table-row table:style-name="ro2">
          <table:table-cell table:style-name="ce267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7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7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7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7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7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78"/>
        </table:table-row>
        <table:table-row table:style-name="ro2">
          <table:table-cell table:style-name="ce2676" office:value-type="string" calcext:value-type="string">
            <text:p>V4.8</text:p>
          </table:table-cell>
        </table:table-row>
        <table:table-row table:style-name="ro2">
          <table:table-cell table:style-name="ce267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4.7</text:p>
          </table:table-cell>
        </table:table-row>
        <table:table-row table:style-name="ro2">
          <table:table-cell table:style-name="ce2678" office:value-type="string" calcext:value-type="string">
            <text:p>* Mana korlát eltörlése</text:p>
          </table:table-cell>
        </table:table-row>
        <table:table-row table:style-name="ro2">
          <table:table-cell table:style-name="ce2678" office:value-type="string" calcext:value-type="string">
            <text:p>* Mágia tradíciók: 50KP</text:p>
          </table:table-cell>
        </table:table-row>
        <table:table-row table:style-name="ro2">
          <table:table-cell table:style-name="ce2678" office:value-type="string" calcext:value-type="string">
            <text:p>* KÉ-be ismét beszámít a TSZ</text:p>
          </table:table-cell>
        </table:table-row>
        <table:table-row table:style-name="ro2">
          <table:table-cell table:style-name="ce267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7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78" office:value-type="string" calcext:value-type="string">
            <text:p>* KP/szint: 80KP (eddig 70 volt)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4.6</text:p>
          </table:table-cell>
        </table:table-row>
        <table:table-row table:style-name="ro2">
          <table:table-cell table:style-name="ce267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4.5</text:p>
          </table:table-cell>
        </table:table-row>
        <table:table-row table:style-name="ro2">
          <table:table-cell table:style-name="ce267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4.4</text:p>
          </table:table-cell>
        </table:table-row>
        <table:table-row table:style-name="ro2">
          <table:table-cell table:style-name="ce267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4.3</text:p>
          </table:table-cell>
        </table:table-row>
        <table:table-row table:style-name="ro2">
          <table:table-cell table:style-name="ce267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78"/>
        </table:table-row>
        <table:table-row table:style-name="ro2">
          <table:table-cell table:style-name="ce2676" office:value-type="string" calcext:value-type="string">
            <text:p>V4.2</text:p>
          </table:table-cell>
        </table:table-row>
        <table:table-row table:style-name="ro2">
          <table:table-cell table:style-name="ce267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7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7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7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7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7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4.1</text:p>
          </table:table-cell>
        </table:table-row>
        <table:table-row table:style-name="ro2">
          <table:table-cell table:style-name="ce267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4.0</text:p>
          </table:table-cell>
        </table:table-row>
        <table:table-row table:style-name="ro2">
          <table:table-cell table:style-name="ce267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78" office:value-type="string" calcext:value-type="string">
            <text:p>* Belharc harcmodor törölve</text:p>
          </table:table-cell>
        </table:table-row>
        <table:table-row table:style-name="ro2">
          <table:table-cell table:style-name="ce2678" office:value-type="string" calcext:value-type="string">
            <text:p>* Fortély cellák átalakítása</text:p>
          </table:table-cell>
        </table:table-row>
        <table:table-row table:style-name="ro2">
          <table:table-cell table:style-name="ce2678"/>
        </table:table-row>
        <table:table-row table:style-name="ro2">
          <table:table-cell table:style-name="ce2676" office:value-type="string" calcext:value-type="string">
            <text:p>V3.9</text:p>
          </table:table-cell>
        </table:table-row>
        <table:table-row table:style-name="ro2">
          <table:table-cell table:style-name="ce2678" office:value-type="string" calcext:value-type="string">
            <text:p>* KP/Szint = 70 + Intelligencia</text:p>
          </table:table-cell>
        </table:table-row>
        <table:table-row table:style-name="ro2">
          <table:table-cell table:style-name="ce267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78"/>
        </table:table-row>
        <table:table-row table:style-name="ro2">
          <table:table-cell table:style-name="ce2676" office:value-type="string" calcext:value-type="string">
            <text:p>V3.8</text:p>
          </table:table-cell>
        </table:table-row>
        <table:table-row table:style-name="ro2">
          <table:table-cell table:style-name="ce267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78"/>
        </table:table-row>
        <table:table-row table:style-name="ro2">
          <table:table-cell table:style-name="ce2676" office:value-type="string" calcext:value-type="string">
            <text:p>V3.7</text:p>
          </table:table-cell>
        </table:table-row>
        <table:table-row table:style-name="ro2">
          <table:table-cell table:style-name="ce2678" office:value-type="string" calcext:value-type="string">
            <text:p>* Max egyfajta HM hiba jav</text:p>
          </table:table-cell>
        </table:table-row>
        <table:table-row table:style-name="ro2">
          <table:table-cell table:style-name="ce2678"/>
        </table:table-row>
        <table:table-row table:style-name="ro2">
          <table:table-cell table:style-name="ce2676" office:value-type="string" calcext:value-type="string">
            <text:p>V3.6</text:p>
          </table:table-cell>
        </table:table-row>
        <table:table-row table:style-name="ro2">
          <table:table-cell table:style-name="ce267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76"/>
        </table:table-row>
        <table:table-row table:style-name="ro2">
          <table:table-cell table:style-name="ce2676" office:value-type="string" calcext:value-type="string">
            <text:p>V3.5</text:p>
          </table:table-cell>
        </table:table-row>
        <table:table-row table:style-name="ro2">
          <table:table-cell table:style-name="ce2683" office:value-type="string" calcext:value-type="string">
            <text:p>* 1ψP = 2KP</text:p>
          </table:table-cell>
        </table:table-row>
        <table:table-row table:style-name="ro2">
          <table:table-cell table:style-name="ce2683" office:value-type="string" calcext:value-type="string">
            <text:p>* 1 MP = 3KP</text:p>
          </table:table-cell>
        </table:table-row>
        <table:table-row table:style-name="ro2">
          <table:table-cell table:style-name="ce2683"/>
        </table:table-row>
        <table:table-row table:style-name="ro2">
          <table:table-cell table:style-name="ce2676" office:value-type="string" calcext:value-type="string">
            <text:p>V3.4</text:p>
          </table:table-cell>
        </table:table-row>
        <table:table-row table:style-name="ro2">
          <table:table-cell table:style-name="ce2678" office:value-type="string" calcext:value-type="string">
            <text:p>* Apró javítások</text:p>
          </table:table-cell>
        </table:table-row>
        <table:table-row table:style-name="ro2">
          <table:table-cell table:style-name="ce267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83"/>
        </table:table-row>
        <table:table-row table:style-name="ro2">
          <table:table-cell table:style-name="ce2676" office:value-type="string" calcext:value-type="string">
            <text:p>V3.3</text:p>
          </table:table-cell>
        </table:table-row>
        <table:table-row table:style-name="ro2">
          <table:table-cell table:style-name="ce268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8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83" office:value-type="string" calcext:value-type="string">
            <text:p>* 1 CHM = 4KP</text:p>
          </table:table-cell>
        </table:table-row>
        <table:table-row table:style-name="ro2">
          <table:table-cell table:style-name="ce268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83" office:value-type="string" calcext:value-type="string">
            <text:p>* 5HM-&gt;3HM másra</text:p>
          </table:table-cell>
        </table:table-row>
        <table:table-row table:style-name="ro2">
          <table:table-cell table:style-name="ce2683" office:value-type="string" calcext:value-type="string">
            <text:p>* 4HM-&gt;2HM másra</text:p>
          </table:table-cell>
        </table:table-row>
        <table:table-row table:style-name="ro2">
          <table:table-cell table:style-name="ce2683" office:value-type="string" calcext:value-type="string">
            <text:p>* 3HM-&gt;1HM másra</text:p>
          </table:table-cell>
        </table:table-row>
        <table:table-row table:style-name="ro2">
          <table:table-cell table:style-name="ce2683"/>
        </table:table-row>
        <table:table-row table:style-name="ro2">
          <table:table-cell table:style-name="ce2676" office:value-type="string" calcext:value-type="string">
            <text:p>V3.1</text:p>
          </table:table-cell>
        </table:table-row>
        <table:table-row table:style-name="ro2">
          <table:table-cell table:style-name="ce268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83"/>
        </table:table-row>
        <table:table-row table:style-name="ro2">
          <table:table-cell table:style-name="ce2676" office:value-type="string" calcext:value-type="string">
            <text:p>V2.8, V2.9</text:p>
          </table:table-cell>
        </table:table-row>
        <table:table-row table:style-name="ro2">
          <table:table-cell table:style-name="ce268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83"/>
        </table:table-row>
        <table:table-row table:style-name="ro2">
          <table:table-cell table:style-name="ce2676" office:value-type="string" calcext:value-type="string">
            <text:p>V2.7</text:p>
          </table:table-cell>
        </table:table-row>
        <table:table-row table:style-name="ro2">
          <table:table-cell table:style-name="ce268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83" office:value-type="string" calcext:value-type="string">
            <text:p>* Életerő táblázat bekerült</text:p>
          </table:table-cell>
        </table:table-row>
        <table:table-row table:style-name="ro2">
          <table:table-cell table:style-name="ce2683" office:value-type="string" calcext:value-type="string">
            <text:p>* Pajzsok, vértek, SFÉ táblázat</text:p>
          </table:table-cell>
        </table:table-row>
        <table:table-row table:style-name="ro2">
          <table:table-cell table:style-name="ce268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8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83"/>
        </table:table-row>
        <table:table-row table:style-name="ro2">
          <table:table-cell table:style-name="ce2676" office:value-type="string" calcext:value-type="string">
            <text:p>V2.6</text:p>
          </table:table-cell>
        </table:table-row>
        <table:table-row table:style-name="ro2">
          <table:table-cell table:style-name="ce267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83" office:value-type="string" calcext:value-type="string">
            <text:p>sehol a nyomtatási képből</text:p>
          </table:table-cell>
        </table:table-row>
        <table:table-row table:style-name="ro2">
          <table:table-cell table:style-name="ce2676" office:value-type="string" calcext:value-type="string">
            <text:p>v2.5</text:p>
          </table:table-cell>
        </table:table-row>
        <table:table-row table:style-name="ro2">
          <table:table-cell table:style-name="ce267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7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76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8" table:default-cell-style-name="ce2623"/>
        <table:table-column table:style-name="co139" table:default-cell-style-name="ce2059"/>
        <table:table-column table:style-name="co51" table:default-cell-style-name="ce2623"/>
        <table:table-column table:style-name="co140" table:default-cell-style-name="ce2623"/>
        <table:table-column table:style-name="co141" table:default-cell-style-name="ce2623"/>
        <table:table-column table:style-name="co51" table:default-cell-style-name="ce2623"/>
        <table:table-column table:style-name="co142" table:default-cell-style-name="ce2623"/>
        <table:table-column table:style-name="co143" table:default-cell-style-name="ce2623"/>
        <table:table-column table:style-name="co144" table:default-cell-style-name="ce2623"/>
        <table:table-column table:style-name="co145" table:default-cell-style-name="ce2623"/>
        <table:table-column table:style-name="co146" table:default-cell-style-name="ce2623"/>
        <table:table-column table:style-name="co147" table:default-cell-style-name="ce2623"/>
        <table:table-column table:style-name="co148" table:default-cell-style-name="ce2623"/>
        <table:table-column table:style-name="co149" table:default-cell-style-name="ce2623"/>
        <table:table-column table:style-name="co150" table:default-cell-style-name="ce2623"/>
        <table:table-column table:style-name="co151" table:default-cell-style-name="ce2623"/>
        <table:table-column table:style-name="co152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number-columns-repeated="2" table:default-cell-style-name="ce988"/>
        <table:table-column table:style-name="co155" table:default-cell-style-name="Default"/>
        <table:table-column table:style-name="co41" table:number-columns-repeated="2" table:default-cell-style-name="Default"/>
        <table:table-column table:style-name="co76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74"/>
          <table:covered-table-cell table:style-name="ce2784"/>
          <table:covered-table-cell table:number-columns-repeated="6" table:style-name="ce2774"/>
          <table:covered-table-cell table:number-columns-repeated="3" table:style-name="ce2818"/>
          <table:covered-table-cell table:style-name="ce277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74"/>
          <table:table-cell table:style-name="ce2784"/>
          <table:table-cell table:style-name="ce2774" table:number-columns-repeated="2"/>
          <table:table-cell table:style-name="ce2171"/>
          <table:table-cell table:style-name="ce2774" table:number-columns-repeated="3"/>
          <table:table-cell table:style-name="ce2818" table:number-columns-repeated="3"/>
          <table:table-cell table:style-name="ce2774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87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49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50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96" office:value-type="string" calcext:value-type="string">
            <text:p>Szint</text:p>
          </table:table-cell>
          <table:table-cell table:style-name="ce2796" office:value-type="string" calcext:value-type="string" table:number-columns-spanned="2" table:number-rows-spanned="1">
            <text:p>KP</text:p>
          </table:table-cell>
          <table:covered-table-cell table:style-name="ce279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49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634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49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77" office:value-type="string" calcext:value-type="string">
            <text:p>V1</text:p>
          </table:table-cell>
          <table:table-cell table:style-name="ce977" office:value-type="string" calcext:value-type="string">
            <text:p>Z2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634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23" table:number-columns-repeated="5"/>
          <table:table-cell table:number-columns-repeated="2"/>
          <table:table-cell table:style-name="ce706" table:number-columns-repeated="4"/>
          <table:table-cell/>
          <table:table-cell table:style-name="ce977" office:value-type="string" calcext:value-type="string">
            <text:p>V2</text:p>
          </table:table-cell>
          <table:table-cell table:style-name="ce977" office:value-type="string" calcext:value-type="string">
            <text:p>Z2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634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49"/>
          <table:table-cell table:number-columns-repeated="2"/>
          <table:table-cell table:style-name="ce706" table:number-columns-repeated="4"/>
          <table:table-cell/>
          <table:table-cell table:style-name="ce977" office:value-type="string" calcext:value-type="string">
            <text:p>V1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style-name="ce977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634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61" office:value-type="string" calcext:value-type="string">
            <text:p>Fok</text:p>
          </table:table-cell>
          <table:table-cell table:style-name="ce276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77" office:value-type="string" calcext:value-type="string">
            <text:p>Z2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style-name="ce977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634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6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87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77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634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87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634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49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634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49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9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634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80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634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725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80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634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61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8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634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80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634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80" table:content-validation-name="val5"/>
          <table:table-cell table:style-name="ce988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634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80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634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80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04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81" table:number-columns-repeated="3"/>
          <table:table-cell table:style-name="ce2880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1081"/>
          <table:table-cell table:style-name="ce2880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61" table:content-validation-name="val221" office:value-type="string" calcext:value-type="string">
            <text:p>Fok</text:p>
          </table:table-cell>
          <table:table-cell table:style-name="ce2761" table:content-validation-name="val221" office:value-type="string" calcext:value-type="string">
            <text:p>Bónusz</text:p>
          </table:table-cell>
          <table:table-cell table:style-name="ce1177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1177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42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49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1177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77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77" table:content-validation-name="val5"/>
          <table:table-cell table:style-name="ce1177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6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77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704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87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77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77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04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77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77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2704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77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77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77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87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77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77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45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34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88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77" office:value-type="float" office:value="2" calcext:value-type="float">
            <text:p>2</text:p>
          </table:table-cell>
          <table:table-cell table:style-name="ce2568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4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81" table:content-validation-name="val5"/>
          <table:table-cell table:style-name="ce276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8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6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6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6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634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6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77" office:value-type="float" office:value="3" calcext:value-type="float">
            <text:p>3</text:p>
          </table:table-cell>
          <table:table-cell table:style-name="ce2568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16" table:content-validation-name="val5"/>
          <table:table-cell table:style-name="ce2750" table:content-validation-name="val5" table:number-columns-repeated="2"/>
          <table:table-cell table:style-name="ce2634" table:content-validation-name="val5"/>
          <table:table-cell table:style-name="ce2788" table:content-validation-name="val5"/>
          <table:table-cell table:style-name="ce2634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81" table:content-validation-name="val5"/>
          <table:covered-table-cell table:style-name="ce1177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6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66" table:content-validation-name="val5"/>
          <table:table-cell table:style-name="ce2766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88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66" table:content-validation-name="val5" office:value-type="string" calcext:value-type="string">
            <text:p>Szúró</text:p>
          </table:table-cell>
          <table:table-cell table:style-name="ce2766" table:content-validation-name="val5" office:value-type="string" calcext:value-type="string">
            <text:p>Vágó</text:p>
          </table:table-cell>
          <table:table-cell table:style-name="ce2766" table:content-validation-name="val5" office:value-type="string" calcext:value-type="string">
            <text:p>Zúzó</text:p>
          </table:table-cell>
          <table:table-cell table:style-name="ce2766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88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2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72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88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2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72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88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2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72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88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2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72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88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2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72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88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2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72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88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2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72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88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88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66" table:content-validation-name="val5" office:value-type="string" calcext:value-type="string">
            <text:p>SFÉ</text:p>
          </table:table-cell>
          <table:table-cell table:style-name="ce276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66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773" table:content-validation-name="val220" office:value-type="string" calcext:value-type="string">
            <text:p>TÉ</text:p>
          </table:table-cell>
          <table:table-cell table:style-name="ce2782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757" table:content-validation-name="val220" table:formula="of:=VLOOKUP([.$C81];harcmodorok;2)" office:value-type="float" office:value="-9" calcext:value-type="float">
            <text:p>-9</text:p>
          </table:table-cell>
          <table:table-cell table:style-name="ce2757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757" table:content-validation-name="val220" table:formula="of:=VLOOKUP([.$C82];harcmodorok;2)" office:value-type="float" office:value="3" calcext:value-type="float">
            <text:p>3</text:p>
          </table:table-cell>
          <table:table-cell table:style-name="ce2757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757" table:content-validation-name="val220" table:formula="of:=VLOOKUP([.$C83];harcmodorok;2)" office:value-type="float" office:value="6" calcext:value-type="float">
            <text:p>6</text:p>
          </table:table-cell>
          <table:table-cell table:style-name="ce2757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05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757" table:content-validation-name="val220" table:formula="of:=VLOOKUP([.$C84];harcmodorok;2)" office:value-type="float" office:value="9" calcext:value-type="float">
            <text:p>9</text:p>
          </table:table-cell>
          <table:table-cell table:style-name="ce2757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2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73" table:content-validation-name="val103" office:value-type="string" calcext:value-type="string">
            <text:p>TÉ</text:p>
          </table:table-cell>
          <table:table-cell table:style-name="ce2782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57" office:value-type="float" office:value="0" calcext:value-type="float">
            <text:p>0</text:p>
          </table:table-cell>
          <table:table-cell table:number-columns-repeated="2" table:style-name="ce2757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57" office:value-type="float" office:value="6" calcext:value-type="float">
            <text:p>6</text:p>
          </table:table-cell>
          <table:table-cell table:number-columns-repeated="2" table:style-name="ce2757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57" office:value-type="float" office:value="9" calcext:value-type="float">
            <text:p>9</text:p>
          </table:table-cell>
          <table:table-cell table:number-columns-repeated="2" table:style-name="ce2757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98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5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5"/>
          <table:table-cell table:style-name="Default"/>
          <table:table-cell table:style-name="ce905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5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5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5"/>
          <table:table-cell/>
          <table:table-cell table:style-name="ce905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5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88"/>
          <table:table-cell table:style-name="ce263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716"/>
          <table:table-cell table:style-name="ce2750" table:number-columns-repeated="2"/>
          <table:table-cell table:style-name="ce2634"/>
          <table:table-cell table:style-name="ce2788"/>
          <table:table-cell table:style-name="ce263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716"/>
          <table:table-cell table:style-name="ce2750" table:number-columns-repeated="2"/>
          <table:table-cell table:style-name="ce2634"/>
          <table:table-cell table:style-name="ce2788"/>
          <table:table-cell table:style-name="ce263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716"/>
          <table:table-cell table:style-name="ce2750" table:number-columns-repeated="2"/>
          <table:table-cell table:style-name="ce2634"/>
          <table:table-cell table:style-name="ce2788"/>
          <table:table-cell table:style-name="ce2634" table:number-columns-repeated="6"/>
          <table:table-cell table:style-name="ce1739"/>
          <table:table-cell table:style-name="ce2764" table:number-columns-repeated="2"/>
          <table:table-cell table:style-name="ce2634"/>
          <table:table-cell table:number-columns-repeated="240"/>
        </table:table-row>
        <table:table-row table:style-name="ro2">
          <table:table-cell table:style-name="ce1638"/>
          <table:table-cell table:style-name="ce2716"/>
          <table:table-cell table:style-name="ce2750" table:number-columns-repeated="2"/>
          <table:table-cell table:style-name="ce2634"/>
          <table:table-cell table:number-columns-repeated="4"/>
          <table:table-cell table:style-name="ce2634" table:number-columns-repeated="3"/>
          <table:table-cell table:style-name="ce1739"/>
          <table:table-cell table:style-name="ce2764" table:number-columns-repeated="2"/>
          <table:table-cell table:style-name="ce263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634" table:number-columns-repeated="3"/>
          <table:table-cell table:style-name="ce1739"/>
          <table:table-cell table:style-name="ce2764" table:number-columns-repeated="2"/>
          <table:table-cell table:style-name="ce2634"/>
          <table:table-cell table:number-columns-repeated="240"/>
        </table:table-row>
        <table:table-row table:style-name="ro2">
          <table:table-cell table:number-columns-repeated="9"/>
          <table:table-cell table:style-name="ce2634" table:number-columns-repeated="3"/>
          <table:table-cell/>
          <table:table-cell table:style-name="ce2764" table:number-columns-repeated="2"/>
          <table:table-cell table:style-name="ce2634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634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4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6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10:23:14.006010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0T10:27:42.127976000</dc:date>
    <meta:editing-cycles>1235</meta:editing-cycles>
    <meta:editing-duration>P10DT13H30M12S</meta:editing-duration>
    <meta:document-statistic meta:table-count="11" meta:cell-count="47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